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Sans" svg:font-family="LiberationSans"/>
    <style:font-face style:name="LiberationSansItalic" svg:font-family="LiberationSansItalic"/>
    <style:font-face style:name="Lohit Hindi1" svg:font-family="'Lohit Hindi'"/>
    <style:font-face style:name="UbuntuCondensedRegular" svg:font-family="UbuntuCondensedRegular"/>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582cm" fo:margin-right="0cm" fo:margin-top="0cm" fo:margin-bottom="0cm" style:contextual-spacing="false" style:line-height-at-least="0.582cm" fo:text-align="justify" style:justify-single-word="false" fo:text-indent="0cm" style:auto-text-indent="false" fo:padding="0cm" fo:border="none"/>
    </style:style>
    <style:style style:name="P2" style:family="paragraph" style:parent-style-name="Quotations">
      <style:paragraph-properties fo:margin-left="3.011cm" fo:margin-right="3.011cm" fo:margin-top="0.397cm" fo:margin-bottom="0.397cm" style:contextual-spacing="false" fo:text-indent="0cm" style:auto-text-indent="false" fo:padding="0cm" fo:border="none"/>
      <style:text-properties style:use-window-font-color="true"/>
    </style:style>
    <style:style style:name="P3" style:family="paragraph" style:parent-style-name="Quotations">
      <style:paragraph-properties fo:margin-left="3.011cm" fo:margin-right="3.011cm" fo:margin-top="0.397cm" fo:margin-bottom="0.397cm" style:contextual-spacing="false" fo:text-indent="0cm" style:auto-text-indent="false" fo:padding="0cm" fo:border="none"/>
      <style:text-properties fo:font-variant="normal" fo:text-transform="none" style:use-window-font-color="true" style:font-name="UbuntuCondensedRegular" fo:font-size="12pt" fo:font-style="normal" fo:font-weight="normal"/>
    </style:style>
    <style:style style:name="P4" style:family="paragraph" style:parent-style-name="Quotations">
      <style:paragraph-properties fo:margin-left="3.011cm" fo:margin-right="3.011cm" fo:margin-top="0.397cm" fo:margin-bottom="0.397cm" style:contextual-spacing="false" style:line-height-at-least="0.582cm" fo:text-align="start" style:justify-single-word="false" fo:text-indent="0cm" style:auto-text-indent="false" fo:padding="0cm" fo:border="none"/>
      <style:text-properties fo:font-variant="normal" fo:text-transform="none" style:use-window-font-color="true" style:font-name="UbuntuCondensedRegular" fo:font-size="12pt" fo:letter-spacing="normal" fo:font-style="normal" fo:font-weight="normal"/>
    </style:style>
    <style:style style:name="P5" style:family="paragraph" style:parent-style-name="Heading_20_2">
      <style:paragraph-properties fo:text-align="center" style:justify-single-word="false"/>
      <style:text-properties fo:font-variant="normal" fo:text-transform="none" style:use-window-font-color="true" style:font-name="UbuntuCondensedRegular" fo:font-size="18pt" fo:letter-spacing="normal" fo:font-style="normal" officeooo:rsid="001a41b8"/>
    </style:style>
    <style:style style:name="P6" style:family="paragraph" style:parent-style-name="Heading_20_2">
      <style:paragraph-properties fo:text-align="center" style:justify-single-word="false"/>
      <style:text-properties fo:font-variant="normal" fo:text-transform="none" style:use-window-font-color="true" style:font-name="UbuntuCondensedRegular" fo:font-size="18pt" fo:letter-spacing="normal" fo:font-style="normal"/>
    </style:style>
    <style:style style:name="P7" style:family="paragraph" style:parent-style-name="Heading_20_2">
      <style:paragraph-properties fo:margin-left="0.582cm" fo:margin-right="0cm" fo:margin-top="0cm" fo:margin-bottom="0.265cm" style:contextual-spacing="false" style:line-height-at-least="0.714cm" fo:text-align="center" style:justify-single-word="false" fo:text-indent="0cm" style:auto-text-indent="false" fo:padding="0cm" fo:border="none"/>
      <style:text-properties fo:font-variant="normal" fo:text-transform="none" style:use-window-font-color="true" style:font-name="UbuntuCondensedRegular" fo:font-size="18pt" fo:letter-spacing="normal" fo:font-style="normal" fo:font-weight="normal" officeooo:rsid="001844c3" officeooo:paragraph-rsid="002170f4"/>
    </style:style>
    <style:style style:name="P8" style:family="paragraph" style:parent-style-name="Heading_20_2">
      <style:paragraph-properties fo:margin-left="0.582cm" fo:margin-right="0cm" fo:margin-top="0cm" fo:margin-bottom="0.265cm" style:contextual-spacing="false" style:line-height-at-least="0.714cm" fo:text-align="center" style:justify-single-word="false" fo:text-indent="0cm" style:auto-text-indent="false" fo:padding="0cm" fo:border="none"/>
      <style:text-properties fo:font-variant="normal" fo:text-transform="none" style:use-window-font-color="true" style:font-name="UbuntuCondensedRegular" fo:font-size="18pt" fo:letter-spacing="normal" fo:font-style="normal" fo:font-weight="normal"/>
    </style:style>
    <style:style style:name="P9" style:family="paragraph" style:parent-style-name="Heading_20_2">
      <style:paragraph-properties fo:margin-left="0cm" fo:margin-right="3.011cm" fo:text-align="center" style:justify-single-word="false" fo:text-indent="0cm" style:auto-text-indent="false"/>
      <style:text-properties fo:font-variant="normal" fo:text-transform="none" style:use-window-font-color="true" style:font-name="UbuntuCondensedRegular" fo:font-size="18pt" fo:letter-spacing="normal" fo:font-style="normal"/>
    </style:style>
    <style:style style:name="P10" style:family="paragraph" style:parent-style-name="Text_20_body">
      <style:paragraph-properties fo:margin-left="0cm" fo:margin-right="0cm" fo:margin-top="0.397cm" fo:margin-bottom="0.397cm" style:contextual-spacing="false" style:line-height-at-least="0.582cm" fo:text-align="center" style:justify-single-word="false" fo:text-indent="0cm" style:auto-text-indent="false" fo:padding="0cm" fo:border="none"/>
      <style:text-properties fo:font-variant="normal" fo:text-transform="none" style:use-window-font-color="true" style:font-name="LiberationSans" fo:font-size="26pt" fo:letter-spacing="normal" fo:font-style="normal" fo:font-weight="bold" officeooo:rsid="0020b9a0" officeooo:paragraph-rsid="0020b9a0" style:font-size-asian="26pt" style:font-weight-asian="bold" style:font-size-complex="26pt" style:font-weight-complex="bold"/>
    </style:style>
    <style:style style:name="P11" style:family="paragraph" style:parent-style-name="Text_20_body">
      <style:paragraph-properties fo:margin-left="0cm" fo:margin-right="0cm" fo:margin-top="0.397cm" fo:margin-bottom="0.397cm" style:contextual-spacing="false" style:line-height-at-least="0.582cm" fo:text-align="center" style:justify-single-word="false" fo:text-indent="0cm" style:auto-text-indent="false" fo:padding="0cm" fo:border="none"/>
      <style:text-properties fo:font-variant="normal" fo:text-transform="none" style:use-window-font-color="true" style:font-name="LiberationSans" fo:font-size="26pt" fo:letter-spacing="normal" fo:font-style="normal" fo:font-weight="normal" officeooo:rsid="0020b9a0" officeooo:paragraph-rsid="0020b9a0" style:font-size-asian="26pt" style:font-size-complex="26pt"/>
    </style:style>
    <style:style style:name="P12" style:family="paragraph" style:parent-style-name="Text_20_body">
      <style:paragraph-properties fo:margin-left="0cm" fo:margin-right="0cm" fo:margin-top="0.397cm" fo:margin-bottom="0.397cm" style:contextual-spacing="false" style:line-height-at-least="0.582cm" fo:text-align="justify" style:justify-single-word="false" fo:text-indent="0cm" style:auto-text-indent="false" fo:padding="0cm" fo:border="none"/>
      <style:text-properties fo:font-variant="normal" fo:text-transform="none" style:use-window-font-color="true" style:font-name="LiberationSans" fo:font-size="12pt" fo:letter-spacing="normal" fo:font-style="normal" fo:font-weight="normal" officeooo:rsid="001844c3"/>
    </style:style>
    <style:style style:name="P13" style:family="paragraph" style:parent-style-name="Text_20_body">
      <style:paragraph-properties fo:margin-left="0cm" fo:margin-right="0cm" fo:margin-top="0.397cm" fo:margin-bottom="0.397cm" style:contextual-spacing="false" style:line-height-at-least="0.582cm" fo:text-align="center" style:justify-single-word="false" fo:text-indent="0cm" style:auto-text-indent="false" fo:padding="0cm" fo:border="none"/>
      <style:text-properties fo:font-variant="normal" fo:text-transform="none" style:use-window-font-color="true" style:font-name="LiberationSans" fo:font-size="12pt" fo:letter-spacing="normal" fo:font-style="normal" style:text-underline-style="solid" style:text-underline-width="auto" style:text-underline-color="font-color" fo:font-weight="normal" officeooo:rsid="00210efe" officeooo:paragraph-rsid="00210efe"/>
    </style:style>
    <style:style style:name="P14" style:family="paragraph" style:parent-style-name="Text_20_body">
      <style:paragraph-properties fo:margin-left="0.582cm" fo:margin-right="0cm" fo:margin-top="0.397cm" fo:margin-bottom="0.397cm" style:contextual-spacing="false" style:line-height-at-least="0.582cm" fo:text-align="justify" style:justify-single-word="false" fo:text-indent="0cm" style:auto-text-indent="false" fo:padding="0cm" fo:border="none"/>
      <style:text-properties fo:font-variant="normal" fo:text-transform="none" style:use-window-font-color="true" style:font-name="LiberationSans" fo:font-size="12pt" fo:letter-spacing="normal" fo:font-style="normal" fo:font-weight="normal"/>
    </style:style>
    <style:style style:name="P15" style:family="paragraph" style:parent-style-name="Text_20_body">
      <style:text-properties fo:font-variant="normal" fo:text-transform="none" style:use-window-font-color="true" style:font-name="LiberationSans" fo:font-size="12pt" fo:letter-spacing="normal" fo:font-style="normal" fo:font-weight="normal" officeooo:rsid="001a41b8"/>
    </style:style>
    <style:style style:name="P16" style:family="paragraph" style:parent-style-name="Text_20_body">
      <style:text-properties style:use-window-font-color="true"/>
    </style:style>
    <style:style style:name="P17" style:family="paragraph" style:parent-style-name="Text_20_body">
      <style:text-properties style:use-window-font-color="true" officeooo:rsid="001a41b8"/>
    </style:style>
    <style:style style:name="P18" style:family="paragraph" style:parent-style-name="Text_20_body">
      <style:paragraph-properties fo:margin-left="3.011cm" fo:margin-right="3.011cm" fo:text-indent="0cm" style:auto-text-indent="false"/>
      <style:text-properties style:use-window-font-color="true"/>
    </style:style>
    <style:style style:name="P19" style:family="paragraph" style:parent-style-name="Text_20_body">
      <style:paragraph-properties fo:margin-left="0cm" fo:margin-right="3.011cm" fo:text-indent="0cm" style:auto-text-indent="false"/>
      <style:text-properties style:use-window-font-color="true"/>
    </style:style>
    <style:style style:name="P20" style:family="paragraph" style:parent-style-name="Text_20_body">
      <style:paragraph-properties fo:margin-left="0cm" fo:margin-right="3.011cm" fo:text-indent="0cm" style:auto-text-indent="false"/>
      <style:text-properties fo:font-variant="normal" fo:text-transform="none" style:use-window-font-color="true" style:font-name="LiberationSans" fo:font-size="12pt" fo:letter-spacing="normal" fo:font-style="normal" fo:font-weight="normal"/>
    </style:style>
    <style:style style:name="T1" style:family="text">
      <style:text-properties fo:font-variant="normal" fo:text-transform="none" fo:color="#666666" style:font-name="LiberationSans" fo:font-size="12pt" fo:letter-spacing="normal" fo:font-style="normal" fo:font-weight="normal"/>
    </style:style>
    <style:style style:name="T2" style:family="text">
      <style:text-properties fo:font-variant="normal" fo:text-transform="none" fo:color="#666666" style:font-name="LiberationSansItalic" fo:font-size="12pt" fo:letter-spacing="normal" fo:font-style="normal" fo:font-weight="normal"/>
    </style:style>
    <style:style style:name="T3" style:family="text">
      <style:text-properties fo:font-variant="normal" fo:text-transform="none" style:font-name="UbuntuCondensedRegular" fo:font-size="12pt" fo:font-style="normal" fo:font-weight="normal"/>
    </style:style>
    <style:style style:name="T4" style:family="text">
      <style:text-properties fo:font-variant="normal" fo:text-transform="none" style:font-name="LiberationSans" fo:font-size="12pt" fo:letter-spacing="normal" fo:font-style="normal" fo:font-weight="normal"/>
    </style:style>
    <style:style style:name="T5" style:family="text">
      <style:text-properties fo:font-variant="normal" fo:text-transform="none" style:font-name="LiberationSansItalic" fo:font-size="12pt" fo:letter-spacing="normal" fo:font-style="normal" fo:font-weight="normal"/>
    </style:style>
    <style:style style:name="T6" style:family="text">
      <style:text-properties fo:font-variant="normal" fo:text-transform="none" style:use-window-font-color="true" style:font-name="LiberationSans" fo:font-size="12pt" fo:letter-spacing="normal" fo:font-style="normal" fo:font-weight="normal"/>
    </style:style>
    <style:style style:name="T7" style:family="text">
      <style:text-properties fo:font-variant="normal" fo:text-transform="none" style:use-window-font-color="true" style:font-name="LiberationSansItalic"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Cómo perdimos el mundo</text:p>
      <text:p text:style-name="P11">David de Ugarte</text:p>
      <text:p text:style-name="P12"/>
      <text:p text:style-name="P13">Primera Parte</text:p>
      <text:p text:style-name="P12"/>
      <text:p text:style-name="P12"/>
      <text:p text:style-name="P12"/>
      <text:p text:style-name="P12"/>
      <text:p text:style-name="P12"/>
      <text:p text:style-name="P12"/>
      <text:p text:style-name="P12"/>
      <text:h text:style-name="P7" text:outline-level="2"><text:soft-page-break/>I</text:h>
      <text:p text:style-name="P12">Un chasquido estalló entre que separó el ecig de sus labios y dejó de aspirar. «Demasiado dulce para mi» dijo Flavia. Se tomó un instante antes de exhalar. Otro instante eterno para Cras que todavía estaba sobrecogido por la sensualidad del sonido descuidado. Miró el vapor disolviéndose, los bordes de la nube destellando en rojo. El efecto de los nanorobots era precioso.</text:p>
      <text:p text:style-name="P14">Probar las mezclas de Cras se había convertido en una pequeña ceremonia social. Mañana vendría gente de los pueblos de alrededor y muchos otros, los que quedaron en la ciudad, esperarían las críticas en los blogs para hacer luego pedidos al triple de precio a los contrabandistas de siempre. Las prohibiciones son buenas para el negocio y desde que los KAZ habían reconstituido el gobierno, los ecigs estaban prohibidos en casi todo el territorio de las dos penínsulas. Al principio nadie había reparado en ellos. Otro grupo de los muchos que exsuda con regularidad la Iglesia Católica: cuando sintonizan con la música de la época, no dan con la letra. Nada de lo que gente como uno deba preocuparse.</text:p>
      <text:p text:style-name="P14">Hasta que llegaron los Kaz.</text:p>
      <text:p text:style-name="P14">Había que reconocer que eran distintos. Sabían ser distintos. No habían buscado a los ricos ni a los yonkis. No habían levantado colegios ni parroquias. A estos solo parecía interesarles el fútbol. Al principio, durante los primeros años de la crisis, solo parecían querer montar un equipo en cada pueblo. Un equipo infantil. Liguillas. Redes de padres que grababan en vídeo a sus hijos. Ellos recogían todo el metraje, todo cuanto cada padre quisiera grabar, y lo etiquetaban. Y cada vez que alguno de ellos se acercaba a un club Kaz un dispositivo reconocía la MAC de su móvil, la matrícula de su coche o cualquier otra cosa y proyectaba en la pantalla gigante de leds de la fachada correspondiente las mejores jugadas de su hijo. El flautista de Hamelin capturaba padres esta vez. No había padre que escapara a la ensoñación de un hijo futbolista. Ninguno que diera un no a las oferta de unos zumos y unas horas ayudando al editor que no acababa de reconocer si era su hijo el que salía en segundo plano en algunas jugadas, mejorando la calidad de los cortes de su propio móvil, buscando a su hijo con un software de reconocimiento personal en los de los demás.</text:p>
      <text:p text:style-name="P14">Ten a centenares de miles de padres obnubilados frente a una mesa de edición contando intimidades y tendrás un link emocional con ellos además de la mejor fuente de inteligencia. A partir de ahí: cursos de formación ocupacional, cooperativas, reciclaje de construcciones abandonadas. Ni una familia con sus hijos en la liga Kaz seguiría sin casa.</text:p>
      <text:p text:style-name="P14"><text:soft-page-break/>Las nuevas ciudades Kaz fueron surgiendo como setas en las urbanizaciones abandonadas una década antes. Casa propia y actividades extraescolares eran, a esas alturas, las banderas del recuerdo de una época a la que la nostalgia y la exageración moralizante habían convertido en tierra de abundancia. A la mayoría les aportaba una seguridad emocional que quedaba muy lejos de las miserias cotidianas de unas ciudades cada vez más descompuestas. El mundo Kaz era una fantasía residencial de clase media de los noventa. Pero venía con trampa: cada urbanización tenía su propia «Constitución», un juego de reglas, comportamientos y actividades sociales completito. Misa dominical y reunión de APMA incluida. Y mil cosas prohibidas, por supuesto. Hay que prohibir casi todo para hacer realidad el delirio de un mundo predecible.</text:p>
      <text:p text:style-name="P14">Y todo pasó muy rápido. Muy rápido. Para cuando empezó a ser tema en las redes, ya tenían miles de concejales, un buen puñado de diputados entre varios partidos y el apoyo cariñoso de una banca agradecida. Los «padres voluntarios» ya hacían las funciones de policía para una quinta parte de la población en la penísula ibérica y para casi un cuarto en la itálica. Y a casi todos les parecía bien. A fin de cuentas parecían «progres»: niños, personas, cooperativas, responsabilidad social… Y parecía funcionar: lo que había comenzado como una liguilla de futbol infantil era, de lejos el mayor grupo cooperativo del mundo. Ninguna empresa que entraba en el grupo perdía ni perdería dinero. Todo se lavaba en casa. Todo se planificaba en miles de reuniones a todos los niveles. Un comunitarismo de estética Starbucks a medida de una clase media que no acababa de desprenderse del ideal autoritario de una economía sin conflictos ni exuberancias. Solo quedaba dar el salto final. Y lo dieron. Y tanto que lo dieron.</text:p>
      <text:p text:style-name="P1"><text:span text:style-name="T6">La generación que había vivido «el proceso», los que ahora tenían treinta y largos y todavía recordaban el mundo anterior, había quedado sonada. Blogueros y periodistas de todo el mundo venían en vacaciones a la zona libre para entrevistarles e intentar escribir el ensayo que de una vez hiciera comprensible «el proceso» en los países protestantes. Preguntar a Cras era ya un clásico. Así que cuando Björn, aquel chico sueco que había llegado la semana pasada, sacó la cámara de vídeo y empezó a preguntar a Cras, Flavia sonrió para si y se repantingó para escuchar tranquila alguna </text:span><text:span text:style-name="Emphasis"><text:span text:style-name="T7">boutade</text:span></text:span><text:span text:style-name="T6"> de las suyas:</text:span></text:p>
      <text:p text:style-name="P2"><text:span text:style-name="T3">- ¿Sabes cuando estas pasando una temporada difícil y viene un imbecil y te dice que des las gracias porque hay gente que está peor que tú?<text:line-break/>- Si.<text:line-break/>- Aprendí que están equivocados…<text:line-break/>- Obvio.<text:line-break/>- …tienes que dar las gracias a los dioses porque eres un fonambulista ciego y quejoso caminando sobre un mar de mierda y si no te caes es de milagro. Tu no ves lo que hay abajo y no ves la cuerda sobre la que andas. Pero al siguiente paso </text:span><text:soft-page-break/><text:span text:style-name="T3">puede no estar, sabes? No depende de ti. No depende de cómo lo hayas hecho antes. </text:span><text:span text:style-name="T3">Simplemente la mierda está ahí, esperándote, y tú tienes que dar un paso más. Si cuando lo des hay cuerda, date por contento aunque esté baja y algo te salpique. No te quejes. No pidas ayuda. Sobre todo no vengas a contármelo y ni por casualidad intentes ir marcha atrás. Y si no te gusta… siempre puedes saltar.</text:span></text:p>
      <text:p text:style-name="P15">Con poco menos de treinta años, Cras era el diseñador de vaps de moda. Sabía traducir bien a química soft las sensaciones que la gente quería tener para aguantar la agresiva mediocridad del mundo kaz. Esta temporada su propuesta iba a ser una combinación de inhibidores del apetito, relajantes y energizantes naturales con el inevitable 5% de nicotina permitido en la UE.</text:p>
      <text:p text:style-name="P3">-Y todo en tres sabores nada más: «seco suave», «maiz dulce» y «heno de Briga». El resto empalaga, te cansas a la segunda carga.</text:p>
      <text:p text:style-name="P14">En cuanto pisaron la calle se encontraron con el primer grupo de turistas que iba camino de la posada. Le saludaron alzando la cabeza. El les devolvió una sonrisa sin dejar de hablar.</text:p>
      <text:p text:style-name="P3">- ¿Nervioso? -preguntó Bjorn<text:line-break/>- ¿Por?<text:line-break/>- Por la presentación de mañana<text:line-break/>- A Cras le encanta la fama -terció Flavia sonriendo. En comunidades tan pequeñas como la nuestra, donde todos conocemos de verdad a todos, nadie te dice lo estupendo, listo y guapo que eres. La autoestima de Cras es la única importación que tenemos de España.</text:p>
      <text:p text:style-name="P14">Ella y Cras se conocían desde niños. Los dos habían crecido y vivían en Briga, la aldea de los neovenecianos. En realidad, una veintena de casas y toneladas de cacharrería bricoleur obsesivamente reciclada para generar energía y haces de conexiones satelitales a Internet.</text:p>
      <text:p text:style-name="P14">Venecia, al principio, no había sido más que un poblacho en una charca. Así que si se tomaban en serio la metáfora histórica, la nueva Venecia que pretendía llegar a ser Briga había nacido en comparación con una cuna de oro. Al menos, era un lujo comparada con las de los que habían optado por la producción agrícola. Tenían un barco de pesca que salía dos veces a la semana y un viejo yate con el que transportaban las compras al por mayor desde Irlanda y Francia. Estaban orgullosos de no importar nada de sus vecinos peninsulares.</text:p>
      <text:p text:style-name="P14"><text:soft-page-break/>Las zonas libres se pensaron como un escape para irreductibles conforme los kaz se iban haciendo con el poder político en ciudades mayores y las convertían en versiones oficinescas de sus urbanizaciones. Roma, Turín, Bolonia y Madrid fueron las primeras grandes ciudades kaz. Ellos sabían que su poder nacía del control de las pequeñas escalas y sabían que habría durante un tiempo relativamente largo barrios irreductibles. Así que no esperaron «tener todo y ya» sino que los «independizaron». Lo que al principio parecía una buena noticia, vivir en una isla de libertad dentro de un mar de pacatería, convirtió los barrios de marcha, las zonas gays, algunas viejas barriadas obreras descompuestas y los distritos de emigración musulmana en bantustanes de alquileres prohibitivos.</text:p>
      <text:p text:style-name="P14">Con los musulmanes no había mayores problemas. El control fue pronto a parar a los líderes de unas fraternidades que, en una simetría asombrosa, reproducían el modelo del KAZ con una religión distinta. En los barrios obreros y de clase media en cambio, la policia municipal «kazificada» depositaba cada mañana a cuanto traficante, feriante, vagabundo o carterista había encontrado a lo largo del día anterior en el resto de la ciudad. Dos años más tarde, para salir de los barrios autónomos había que pasar un arco de seguridad, colas interminables y «entrevistas» rutinarias. Así que los disidentes, poco a poco, fueron marchando a las «zonas libres». En menos de doce años desde su primera victoria electoral y sin que les fuera necesario violar ley alguna ni suspender garantías constitucionales, la población se había decantado geográficamente en las dos penínsulas mediterráneas. Y el proceso empezaba a extenderse ya por las costas francesas.</text:p>
      <text:p text:style-name="P14">Los propios disidentes habían aprendido la lección. No cabía compartir espacios. Suponía demasiado riesgo. Frente a la segregación democrática solo cabía defenderse haciendo de la separación una opción propia, un modo de vida. Así que la frontera del mundo kaz no tenía un único vecino. Tenía «todo lo demás» y en realidad, a todos los demás. Pequeños grupos que se atrincheraban en lo alto de una montaña o en un rincón contra el mar, se legalizaban como kibbutz, aldea autónoma o incluso «comunidad de retiro» convirtiéndose formalmente en la versión rural de los barrios segregados. Pagaban un tributo anual del 10% de sus ingresos totales declarados. A cambio, les daban pasaportes y la posibilidad de volver al redil cuando quisieran. Era como vivir en una reserva india sin casinos y con un arco de seguridad esperándote a la salida del pueblo.</text:p>
      <text:p text:style-name="P14">Los kaz no eran tontos, no pretendían imponer su sistema a los que lo rechazaban desde los huesos. Les bastaba con acorralarlos y, a ser posible, mantenerlos separados unos de otros. Ni siquiera necesitaban pasaportes ni documentación especial para eso. Y puede que muchos de ellos, tal vez hasta la mayoría, ni siquiera fuera mala gente. Simplemente eran así, eran kaz y había llegado su momento para reconstituir el mundo, o al menos la mayor parte del mundo en el que vivían, de acuerdo a sus valores. Y que la gente como los padres de Cras y Flavia se adaptara, o <text:soft-page-break/>se mudara. Eran cosa del pasado.</text:p>
      <text:p text:style-name="P14">Estaban ya a las puertas del mitreo. Bjorn les había pedido que le llevaran. Si a los que vivían en las zonas liberadas les hubieran preguntado por sus creencias veinte años antes, la mayoría se hubiera declarado agnóstica y una proporción reseñable atea. Pero vivir en conflicto con una identidad como la de los kaz tenía consecuencias: en la mayoría de las zonas libres habían aparecido «cultos analógicos», ceremonias para descreídos que pugnaban en antiguedad simulada con las creencias cristianas. Volvían a los dioses clásicos o a las maravillas de la naturaleza para construir analogías morales y programas de crecimiento personal de todo tipo. «Sociedades Newtonianas» que usaban la belleza geométrica de la Física dieciochesca para hacer un relato del equilibrio emocional, «hexateos» que a partir de los mitos de los seis dioses principales de la Grecia clásica fundamentaban un discurso social de la diversidad, naturistas que escribían con runas las sagas de sus comunidades al modo de los grandes poemas épicos nórdicos para leerlas frente al mar en inmensas hogueras flotantes… Todos muy ocupados en diferenciarse de las «superstitiones», de las religiones que creían en la materialidad de sus dioses. Todos con cuentos muy europeos, exageradamente racionales o excéntricamente postmodernos, como si ejecutarán, más allá de ceremonias para ellos mismos, una denuncia constante de las pretensiones continentales del nuevo catolicismo militante.</text:p>
      <text:p text:style-name="P14">El mitreo era en realidad una casita rectangular, alta, estrecha y alargada con las ventanas pegadas al alero del tejado. Al entrar había un desnivel que se salvaba con media docena de escalones. La construcción estaba ligeramente hundida en el suelo y desde dentro, los cristales quedaban a más de dos metros de alto. El atrio era un panal de estanterías hechas con palets reciclados. Se comunicaba a través de una pared de agua pulverizada con la siguiente sala. Los chorros salían de varios tubos que quedaban justo por debajo de las ventanas. Cada vez que alguien abría la puerta aparecía un fugaz arcoiris.</text:p>
      <text:p text:style-name="P14">Comenzaron a desnudarse y dejar las cosas sobre los estantes haciendo montoncitos sobre las botas. Bjorn pareció dudar y dejó un gesto pudoroso. Flavia sonrió y el cruce de miradas entre los dos dejó a Cras con una punzada de angustia en el pecho. Flavia fue la primera en pasar la cortina de agua. Tras ella, sin transición, una piscina de agua rojiza y templada ocupaba toda la sala, de pared a pared. Bjorn cruzó sin ver y cayó patosamente al agua. «¡¡Podíais haber avisado!!» dijo sin una sonrisa. Los otros rieron pero él no les siguió y quedó con cara de culo. Flavia avanzo buceando, dándoles la espalda. Cras recuperó la paz. «El agua es roja porque se le añaden taninos, no te preocupes, es una cosa simbólica», dijo a su invitado antes de arrancar a nadar para ganar el otro lado.</text:p>
      <text:p text:style-name="P14">Las ventanas en la piscina no tenían cristales, así que sobre el agua había <text:soft-page-break/>permanentemente una bruma roja desvaída. Los días en que el agua estaba más caliente se hacía más densa y no se veían las paredes a no ser que estuvieras al lado. Era una sensación extraña, tranquilizante, irreal. Cuando llegabas a la cabecera tenías que tener cuidado para no dar con el brazo en la escalera que subía desde el fondo. La habían diseñado así para que salieras del agua como si brotaras de una lava incandescente. O para sugerirte que alguna vez un titán de tres metros la había subido desde la base.</text:p>
      <text:p text:style-name="P14">Tras una nueva cortina de vapor y otra de aire caliente, se ocultaba una habitación de estantes llenos de albornoces y por fin, una pared de verdad, con una puerta de las de toda la vida. Al otro lado Flavia y Cras esperaban a su invitado para indicarle su sitio en el mitreo. El pasillo central, cubierto de mosaicos en blanco y negro, acababa en con la reproducción a tamaño natural en piedra de las figuras de una Tauroctonía polícroma clásica. A ambos lados de la sala una grada cubierta de loneta mullida servía de asiento o diván para los festejantes. A la altura del hombro un carrilito de agua arrastraba como una cinta sin fin barquitos con pinchos y raciones de sushi que nadie tocaba.</text:p>
      <text:p text:style-name="P14">Los chicos se sentaron en un hueco a la izquierda que parecía reservado para ellos junto a la entrada, frente al mosaico que representaba un cuervo, una jarra y un caduceo. Flavia se dió cuenta de que Bjorn miraba a los barquitos de comida con extrañeza.</text:p>
      <text:p text:style-name="P3">- Nadie los tocará antes del brindis de apertura. Pero ya empezará pronto, en realidad las ceremonias se parecen mucho a una cena coloquio<text:line-break/>Bjorn asintió en silencio.<text:line-break/>- Supongo que es distinto a como te contaron en la escuela kaz- dijo Cras<text:line-break/>- No conozco ningún kaz<text:line-break/>- Venga, vamos…<text:line-break/>- Dinos la verdad, no nos importa. Eres kaz, verdad? -apuntó Flavia- Solo un kaz se pondría colorado de ver una chica desnuda<text:line-break/>- Se os pilla en las cosas más tontas.</text:p>
      <text:h text:style-name="P8" text:outline-level="2">II</text:h>
      <text:p text:style-name="P14">No fue que el Rabal se convirtiera en barrio autónomo, fue cuando se cerraron las clínicas de fertilidad de la Bonanova para convertirse en centros de «Economía de las personas». Y sobre todo cuando los pisos de ricos de Tres Torres se hicieron «cooperativas de habitantes». Ahí no pude más. Uno puede aguantar una sociedad dividida en clases y esas cosas. Uno puede asumir perfectamente que mande una clase social de herederos y gestores de influencias. Pero solo si no pretenden ser <text:soft-page-break/>como uno, si no se quieren meter en la vida de uno, si no tiene que aguantar la patochada de verles jugar al socialismo y la preocupación por el prójimo. Con los años había llegado a convencerme de que el orden social estaba para protegerme. Si no de su avaricia al menos de su vacuidad, su estupidez y sus gafas de pasta. De su contacto.</text:p>
      <text:p text:style-name="P1"><text:span text:style-name="T6">Así llegué al Mar Menor, cada vez menos turismo, cada vez más un </text:span><text:span text:style-name="Emphasis"><text:span text:style-name="T7">country</text:span></text:span><text:span text:style-name="T6">, un condominio gigante. De los viejos tiempos quedaban varados unos cuantos viejos y no pocos nietos que llegaron a refugiarse de la crisis en algún minuto y quedaron aplatanados por el sol y la perspectiva de un trabajo mal pagado.</text:span></text:p>
      <text:p text:style-name="P1"><text:span text:style-name="T6">Domingo. Ley seca del domingo. Ni restaurantes, ni tiendas de conveniencia. Solo abren las iglesias. Todo un soleado y aburrido día a la semana para no hacer ni facturar nada. O para pensar maldades. O para hacer barbaridades. El domingo era el día en que gracias a la «nueva cultura moral», el mundo entero se daba una pausa para fabricarme clientes. Solo tenía que esperar con las persianas bajadas, el aire acondicionado a tope, el jersey de cuello vuelto, un librito y un </text:span><text:span text:style-name="Emphasis"><text:span text:style-name="T7">single malt</text:span></text:span><text:span text:style-name="T6">a que llegara un mensaje al teléfono. Los domingos eran mi día favorito. En una ciudad de placeres virtuales y decorados de escayola, me había hecho mi propio parque temático gallego.</text:span></text:p>
      <text:p text:style-name="P4">- Piñeiro Investigaciones, buenas tardes.<text:line-break/>- Buenas tardes, el señor Piñeiro, por favor? – Un ligerísimo acento, alemán tal vez, empezaba a dibujar ya el cuadro del cliente como una mujer en la cincuentena, oficinista seguramente, jubilada anticipadamente de alguna multinacional tecnológica arruinada por los recortes en defensa. Había muchos así.<text:line-break/>- Al habla.<text:line-break/>- Vi su página web, pero me siento incómoda con los formularios. Preferí llamar.<text:line-break/>- No se preocupe – En realidad nadie rellenaba los formularios, estaban ahí solo para decidirles a llamar por teléfono.<text:line-break/>- La verdad es que tampoco me siento cómoda hablando por teléfono. Si pudiéramos quedar en su oficina o en nuestra casa…<text:line-break/>- Como usted quiera, cuando quiera. Incluso si lo prefiere, me da su dirección y les visito ahora mismo -el uso del plural no se me había escapado; seguro que el marido escuchaba desde otro terminal, si entendía el español.</text:p>
      <text:p text:style-name="P1"><text:span text:style-name="T6">La dirección estaba al final de uno de esos laberintos circulares e interminables de adosados idénticos. Los nombres de las calles, sucesiones de peces mediterráneos, </text:span><text:soft-page-break/><text:span text:style-name="T6">además de confundir a carteros temporales y visitantes ocasionales, sugerían la cercanía del mar. Algún genio del urbanismo pensó que ese </text:span><text:span text:style-name="Emphasis"><text:span text:style-name="T7">naming </text:span></text:span><text:span text:style-name="T6">haría más llevadero tener que cruzar dos autopistas para llegar a una playa sistemáticamente saturada. En realidad a los jubilados les daba igual. Ellos madrugaban, tomaban el primer sol y volvían a casa. Por la playa no se les veía hasta la tarde. Lo que hacían en el medio era uno de los secretos mejor guardados de la costa.</text:span></text:p>
      <text:p text:style-name="P14">Me esperaban en la calle. Efectivamente, andarían ambos por la segunda mitad de la cincuentena. Vestido de playa blanco ella, polo negro él, grocks azules ambos. Ella era rubia pajiza, el bronceado confirmaba mi teoría, no era de quince días de vacaciones. El parecía local, peninsular al menos, renegrío como un viejo cuero curtido. Cuando entendieron que era yo -quién si no, iba a visitar a nadie con la solina que caía- abrieron la verja y me hicieron señas para meter el coche. El arquitecto lo había calculado al milímetro. El espacio era el justo para abrir la puerta y pasar casi directamente al salón.</text:p>
      <text:p text:style-name="P4">- Måns Winberg – se presentó él tendiéndome la mano<text:line-break/>Algún gesto de extrañeza debió de escapárseme mientras apretaba porque en seguida apostilló<text:line-break/>- Mi padres eran suecos pero mi madre era hija de exiliados chilenos, ya sabe, de cuando la dictadura.<text:line-break/>Asentí todavía un poco descolocado<text:line-break/>- Noomi – dijo ella<text:line-break/>- Encantado<text:line-break/>- Siéntese por favor.</text:p>
      <text:p text:style-name="P14">El sofá era la réplica de un viejo modelo Ikea de los noventa. Podía imaginarme al señor Winberg en el garaje serrando la madera y pidiendo los tornillos originales a una web especializada. Casita de jubilados jóvenes que soñaron con el sol de sus festivales de juventud durante treinta años frente a un ordenador en un parque tecnológico de Estocolmo. Cazados por la crisis sueca, la pensión les había llegado para vivir en un adosado murciano y mantener un apartamento en Estocolmo que se llevaba un tercio de sus ingresos. Eran los nuevos pobres o unos nuevos hippies higiénicos y discretos, según se mire. En cualquier caso el cliente típico de los distribuidores de excedentes de zapatos alicantinos y prendas de marca con taras de los mercadillos del jueves. Buena gente que se alimentaba de sol e internet a partes iguales. Gotitas de un mundo diferente en el mundo kaz. Algo habría de hacer porque no se evaporaran.</text:p>
      <text:p text:style-name="P4">- Queremos que encuentre a nuestra hija – dijo la señora Winberg pasándome una foto de una adolescente decorada a lo retrofriki -gafas <text:soft-page-break/>redondas, camiseta negra y vaqueros- que mostraba orgullosa una pantalla demasiado pequeña para ser un tablet pero con demasiadas pulgadas para ser un teléfono ridículamente grande.<text:line-break/>- Colecciona móviles antiguos -apostilló<text:line-break/>- Hemos buscado por todos lados: registros de tarjetas, foros, los blogs de sus amigos… – al padre se le quebraba un poco la voz- y creamé que sabemos de esto. Nos hemos tirado la vida haciendo inteligencia.<text:line-break/>- Tenemos miedo y empezamos a creer que es un miedo fundado.<text:line-break/>- ¿Fueron a la policía?</text:p>
      <text:p text:style-name="P14">La sonrisa que me dedicaron destilaba un cincuenta por ciento de ironía y un cincuenta por ciento de derrota. No hacía falta más para entender. En la sociedad kaz los no creyentes sabían bien que no debían compartir ciertas cosas con el estado.</text:p>
      <text:p text:style-name="P17"/>
      <text:p text:style-name="P15">No tenía sentido ponerme a buscar el mismo domingo, así que cuándo acabé en casa de los Winberg fui directamente a mi farmacia favorita de la Manga. Seguía siendo el viejo sitio amable de siempre: dos verjas, un cristal blindado, una cámara de seguridad y una barra de hierro cruzando la puerta. Aquí si que sabían crear un ambiente de compra. Toqué al timbre y asomó Ramón, el hijo de la farmacéutica, el dueño del supermercado de la calle paralela, cerrado rigurosamente en domingo, como mandaba la normativa. Me hizo señales para que fuera al portal contiguo a la farmacia.</text:p>
      <text:p text:style-name="P3">- ¡Buenas!<text:line-break/>- ¿Cuál es el mejor whiskey que tienes?<text:line-break/>- Tengo de todo: Johny, Talisker, Edradour… igual que en el super pero con un veinte por ser domingo.<text:line-break/>- Ponme una de Edradour, dos frasquitos de cargas de las que hace tu madre y pimentón picante del bueno.<text:line-break/>- ¡Vaya! ¡Estamos celebrando!<text:line-break/>- Sobrellevando el domingo Ramón, sobrellevándolo… Por cierto, si tuviera dieciocho años y hubiera querido ir a una rave hace diez días, a quién me habría juntado?<text:line-break/>- mmmm, no sé, eso es cosa de las zonas libres, por aquí no quedan ya, no que yo me entere al menos.<text:line-break/>- Pero en alguna te vi<text:line-break/>- Ya, pero la policía cada vez pedía una parte más grande, tampoco vendía tanto, en fin… al final no le vi el negocio Piñeiro, qué quieres que te diga. <text:soft-page-break/>¿Traes Bolsa?</text:p>
      <text:p text:style-name="P14">Le di una mochila vacía que siempre llevo en el coche para estas cosas. Ramón se metió en el portal y volvió con ella cargadita con las pintas de un Papá Noel parado de larga duración: barba de dos días, unas bermudas en regresión hacia calzoncillo viejo y una camiseta mugrienta de propaganda de ecigs chinos. Sonó mi móvil. Mire la bolsa, aprobé el pago. Eramos viejos conocidos.</text:p>
      <text:p text:style-name="P3">- Y para ir a una en las zonas libres, ¿a quién preguntarías?<text:line-break/>- No tengo ni idea, la verdad.<text:line-break/>- Bueno… oye, gracias. Nos vemos.<text:line-break/>- Disfruta la compañía!</text:p>
      <text:p text:style-name="P14">Era una ironía. «Disfruta la compañía» era el slogan de una de las campañas kaz más grimosas, de esas con fotos de jóvenes lánguidos excesivamente pálidos o folkloricamente morenos necesitados urgentemente de terapia hormonal. Cuando ya estaba abriendo la puerta del coche, Ramón se volvió hacia mi y me llamó con un «eh», al más puro estilo local: «Pregunta a Juanjo!».</text:p>
      <text:p text:style-name="P14">Tenía todavía por delante toda una larga y tranquila tarde dominical de verano. No había apagado el aire. La casa estaba helada. Me puse de nuevo mi jersey favorito. Uno de esos de algodón y lana, grueso, blanco, con cuello vuelto. Como si fuera a hacer de farero en un anuncio. Saqué el pulpo del congelador. Me serví un Edradour, preparé el ecig y me tiré en el sofá a vapear las cargas de la mamá de Ramón. La señora no se sentía muy contenida en los límites de las leyes kaz sobre drogas, pero tenía fama de buena farmacéutica y si en algo podía confiar era en que en esa familia nunca harían nada que les pudiera hacer perder un cliente.</text:p>
      <text:p text:style-name="P14">Desperté muy pronto, a las seis, pero ya había buen sol. No recordaba ningún sueño. Me sentía descansado y fresco. Merecía la pena hacer una pequeña fiesta personal de cuando en cuando. Especialmente en domingo. Pensé que, por lo que había comentado Ramón, la búsqueda de la chica Winberg -Berit, se llamaba- podría volverse interesante, así que preparé una mochila completa. Para una semana. Quién sabe.</text:p>
      <text:p text:style-name="P14">Fui donde Juanjo. Una copistería 3D orgullosa de haber sido de las primeras de Europa. La pared estaba cubierta por una estantería repleta de figuritas de su padre abrazando o caminando con el underground de la época. Un ejército de soldaditos de plástico congelado en el momento feliz en que, inconscientes, se encaminaban a vivir en las reservas indias del mundo que se avecinaba. Los kaz habían tomado sus sloganes, sus estéticas y habían obtenido el poder usándolas de bandera. La <text:soft-page-break/>palmadita en el hombro se fue convirtiendo en empujón y para cuando se vinieron a dar cuenta ahí estaban todos: encerraditos pacífica y inocuamente en sus «compounds» pagando impuestos por nada. Una generación genial. Pero cualquiera se lo contaba a Juanjo.</text:p>
      <text:p text:style-name="P14">«Aveat fra!» Saludar en la lengua de los neovenecianos se había convertido en un símbolo de resistencia. Si era verdad lo que había contado Ramón y ya no quedaban raves por la costa, los cursos de «latinus» que se anunciaban en los tablones de la copistería podían ser a estas alturas el plan más loco posible para conocer gente en un verano de playa. Bueno, también anunciaban juegos de rol, pero esos, con la última legislación, podían ser supervisados por la policía. «Riesgos para la salud moral pública», como siempre.</text:p>
      <text:p text:style-name="P3">- ¿Qué tal, Juanjo?<text:line-break/>- ¡Hasta los huevos! Ya no nos dejan traer nada de fuera del puto espacio Schengen y nos meten impuestos de caballo a todo lo que no lleve el sello de la «Economía de las personas». Estos capullos nos quieren mandar a la zona libre y son tan cobardes que no se atreven a mandar a un guardia civil, tienen que hacerlo con inspectores de Hacienda.<text:line-break/>- Y si te oyen usar tacos te mandarán una multa además.<text:line-break/>- Te juro que realmente odio este país, en las zonas libres no se puede estar peor.<text:line-break/>- Si no te importa tener una dieta a base de lechuga ecológica, seguro.<text:line-break/>- Vente a tomar un café, anda.</text:p>
      <text:p text:style-name="P14">La trastienda tenía las paredes cubiertas de monitores de tinta electrónica a color de alta velocidad. No emiten luz pero puedes ver vídeos sin ninguna persistencia. Las persianas estaban a rallitas y la puerta al patio había sido sustituida por flecos de algodón trenzados. Juanjo puso en marcha la expresso. Una vieja máquina que su padre adoraba. Le había hecho famoso en sus tiempos. Había sido la primera con planos liberados y su primer gran éxito.</text:p>
      <text:p text:style-name="P3">- ¿Sabes que nos hicieron quitar la vieja tauroctonía?<text:line-break/>- ¿En serio? Pero era casi una reliquia.<text:line-break/>- Si. La mandamos a Briga.<text:line-break/>Tuve una intuición y saqué la foto que me habían dado los padres.<text:line-break/>- No la mandarías con esta chica, no?<text:line-break/>- No, pero la conozco. ¿Para quién la estás buscando?<text:line-break/><text:soft-page-break/>- Para sus padres.<text:line-break/>- Mejor déjalo Piñeiro, simplemente diles que no se preocupen.<text:line-break/>- Es mi curro fra, sabes que eso no va a pasar.</text:p>
      <text:h text:style-name="P5" text:outline-level="2">III</text:h>
      <text:p text:style-name="P14">Luca y Costa estaban solos en la terraza. Isabella, Isa, la camarera, cocinera, somelier, limpiadora y dueña del bar, ponía cada mañana todas las mesas como si los aviones fueran a llegar, de nuevo y por sorpresa, al aeropuerto de Alghero. Nunca ocurría. No había pasado nunca en el tiempo de su memoria. La era dorada de los vuelos baratos subvencionados por el gobierno catalán y llenos de «erasmus» camino de Cagliari había quedado atrás hacía años. Subvenciones y erasmus estaban tan extinguidos como los triceratops y nadie había tenido ni siquiera la delicadeza de hacerles un parque temático o una colección de figuritas de fabbing.</text:p>
      <text:p text:style-name="P14">Cerdeña, la cuna del nacionalismo italiano, de la intelectualidad de izquierdas, había caído en una regresión pueblerinizante extrema. Una versión for dummies del sardo era ahora la lengua hegemónica. El sardo de verdad era demasiado difícil para imponerlo en poco tiempo con éxito. Demasiado difícil para que los chicos no le cogieran tirria en la escuela. Y los kaz eran mucho más listos que eso. Habían inventado un neosardo a base de modismos tomados de aquí y allá con el mismo gusto y método con el que habían hecho de la antigua Carbonia fascista un Vaticano kitch para sus grupos juveniles.</text:p>
      <text:p text:style-name="P14">Solo el corazoncito de la Costa Esmeralda, con el que fuera palacio a lo James Bond de Berlusconi y la tumba de Garibaldi como atracciones, seguían viviendo del turismo. Eran zonas libres y pagaban ya un 35% al gobierno autónomo de la isla. Y eso que estaba prohibido ir de la zona libre a la zona kaz, supuestamente «para mantener la integridad del ecosistema». El resto de Cerdeña tuvo que redescubrir la agricultura ecológica, la pesca de baja productividad y el maravilloso mundo de la oveja en el marco incomparable de la «Economía de las personas».</text:p>
      <text:p text:style-name="P3">- Hoy nos ponemos al día, Isa, Costa cobra.<text:line-break/>Ella sonrió entre incrédula y enternecida. Era muy delgada. Delgada al modo de los que son delgados por diseño genético, no de los que lo son por comer poco. Tenía la cara estrecha, la boca pequeña y sonreír le daba un aire involuntario de sorpresa.<text:line-break/>- Vendí un trabajo a gente de fuera -dijo el propio Costa con un poco de pudor<text:line-break/>- ¿Qué clase de trabajo? ¿Hay otro bar que os pague por hacer de extras?<text:line-break/><text:soft-page-break/>- No te metas con nosotros, Costa es un genio, hay gente en la península, incluso fuera, que nos paga bien por lo que hace con la música.</text:p>
      <text:p text:style-name="P14">Los tres se conocían desde el colegio y mediaban ya la treintena. Costa era un friki de la subespecie tímida: comía demasiado y hablaba demasiado poco hasta que algo le emocionaba lo suficiente como para cambiar alguna extraña polaridad en su cerebro. Si estaba trabajando podía olvidarse de ingerir nada durante días. Cuando encontraba algo que le apasionaba podía hablar monotematicamente sin parar, casi sin respirar, si alguien era capaz de aguantarle el tirón. Y ese era Luca, con su aire de joven Mastroiani parecía nacido para vivir en un verano eterno y alegre. Era de ese tipo mediterráneo al que no se le conoce ninguna habilidad especial más allá de vestirse a la milanesa impecablemente, llevar las gafas de sol en la cabeza y el jersey sobre los hombros sin que nada se le cayera ni descompusiera jamás. En otra época hubiera abierto discotecas o montado franquicias de ropa. En esta vida, en este mundo, Costa y Luca eran pareja. Y eso no era nada fácil en una isla kaz.</text:p>
      <text:p text:style-name="P14">Obviamente no habían conseguido legalizarse como pareja, pero lo habían conseguido como micro-cooperativa. Era importante porque en casi toda Cerdeña los kaz ensayaban un sistema de «comités comunitarios de apoyo a las personas» tomado de la Cuba castrista y la Venezuela chavista: la cotilla mayor de la manzana, investida ahora de autoridad «ciudadana», quedaba a cargo de hacer informes sobre cualquier movimiento extraño. Dos chicos viviendo juntos y sospechosamente cariñosos bien podían ganarse la «preocupación» del comité y ser invitados a mudarse a viviendas sociales separadas y a series interminables de ejercicios espirituales y retiros en actividades kaz. Nada dramático, nada excesivamente violento. Pero si no aceptabas, el ostracismo se haría sentir por toda la cadena social y administrativa. Y no era plato de gusto ser el marginado del pueblo.</text:p>
      <text:p text:style-name="P14">Pero como «empresa digital de las personas» eran todo lo contrario: un ideal de sacrificio por el trabajo, aprovechamiento de subvenciones locales y castidad entre jóvenes. Cosas todas ellas muy valoradas oficialmente. Más si podían mostrar ingresos más allá de la línea del hambre. A estas alturas, después de dos premios regionales y una gira de fomento del «emprendedurismo de las personas» por pueblos que ni salían en el mapa, el propio ayuntamiento era el primer interesado en que durara la farsa.</text:p>
      <text:p text:style-name="P14">Se habían presentado tres años antes al programa de apoyo a la «economía digital de las personas» con un modelo de negocio que sorteaba todos los prejuicios tanto del ayuntamiento como del gobierno de la isla: el producto era comprensible por abuelas con serios problemas cognitivos, no proponía ni tocaba siquiera tangencialmente ningún tema polémico y la web estaba exclusivamente en neosardo e inglés. Resumiendo: era una ruina.</text:p>
      <text:p text:style-name="P14"><text:soft-page-break/>O lo hubiera sido, si de verdad se hubieran dedicado a lo que los papelitos que afanosa y estrategicamente rellenaba Luca bajo la dirección de los consultores locales hubieran dicho la verdad. Porque en realidad las listas de reproducción de canciones de grupos folkloricos sardos, libres de derechos y sistemáticamente etiquetadas para ser buscadas por situaciones, estados de ánimo o preferencias musicales, no daban ni para pagar el servidor. Los ingresos de verdad venían por «servicios musicales personalizados», un eufemismo para aquello que de verdad le gustaba hacer a Costa: esteganografía musical.</text:p>
      <text:p text:style-name="P3">- Va en serio -apuntó Luca- siéntate y te cuento, que no va a venir ningún cliente.<text:line-break/>Isabella se sentó.<text:line-break/>- Lo que ha inventado Costa es un reproductor especial para el móvil que en realidad funciona como una especie de decodificador.<text:line-break/>- Más te vale ser más pedagógico, guapo, o me pongo a limpiar mesas.<text:line-break/>- Como los decodificadores de la tele.<text:line-break/>- Vale.<text:line-break/>- Solo que cuando pasas la señal sin decodificar en la tele no ves nada.<text:line-break/>- Claro<text:line-break/>- Bueno, pues la señal, lo que sería el equivalente a la señal en el sistema de Costa es una canción y cuando la decodificas sale un mensaje de voz.<text:line-break/>- ¿En serio?<text:line-break/>- ¡¡Claro!! ¿Te crees que nos van a pagar por seleccionar «launeddas»? La gente nos manda una serie de archivos de sonido que quiere esconder para mandárselo por ejemplo de sorpresa de cumpleaños a alguien -Luca siempre usaba el ejemplo del regalo de cumpleaños, aunque nadie había usado los servicios de la empresa jamás para eso- El tema es que en cada canción solo puede esconderse un cachito muy pequeño de sonido para que no suene nada raro.<text:line-break/>- Bueno, en la música tradicional suena todo raro y desafinado en la mitad de los temas<text:line-break/>- Por eso este negocio «tenía que ser sardo»<text:line-break/>Rieron porque «tenía que ser sardo!» era el eslogan de una campaña de promoción del consumo local «de calidad».<text:line-break/>- ¿Y entonces?<text:line-break/>- Entonces en vez de una canción se usa una lista de reproducción entera, más larga cuanto más largo sea el mensaje que se quiera enviar.<text:line-break/>Costa asintió con una sonrisa de orgullo.<text:line-break/>- ¿Y puede hacerlo cualquiera?<text:line-break/>- ¿Cómo cualquiera?<text:line-break/>- Si, si tengo el programa puedo decodificar <text:soft-page-break/>cualquier canción?<text:line-break/>- No, no, hace falta que la canción tenga dentro el código que esconde la grabación original pero también que tengas una clave especial. Esa la mandamos a su vez dentro de un mensaje de regalo que presenta las canciones.<text:line-break/>- Qué complicado<text:line-break/>- No, no, es muy fácil, tu recibes un mensaje de un amigo que tiene un adjunto de sonido en el que te presenta una lista de música sarda que ha preparado para ti. El mensaje tiene un enlace del que te bajas la música. Al irlo a leer el reproductor busca la llave de esa lista en el mensaje de presentación y si la encuentra, te lo decodifica directamente. Si quieres que nadie escuche el mensaje que de verdad quería enviarte te basta con cambiar de carpeta el archivo de presentación. Quien quiera cotillear, oirá así a tu amigo contando lo mucho que pensó en ti oyendo un «cantu a chiterra» y luego un montón de aldeanadas musicales. ¿No es genial?<text:line-break/>- Si, ¿pero quién os contrata para algo así?</text:p>
      <text:p text:style-name="P18"><text:line-break/><text:span text:style-name="T4">Los clientes. Esos dioses anónimos y misteriosos. Sabe Dios cómo llegaban a la página. Seguramente siguiendo el rastro de algún comentario en un foro. O aconsejados por otros clientes.</text:span></text:p>
      <text:p text:style-name="P14">Para cosas pequeñas entregaban y cobraban online. Eso puntuaba para la contabilidad y los impuestos. Era trazable. Transparente. No encriptaban felicitaciones de cumpleaños, pero casi. A veces hacían amigos invisibles para grandes oficinas, otras veces materiales para «team building». Una vez incluso les contrataron para hacer parte de las pistas de una ginkana musical.</text:p>
      <text:p text:style-name="P14">Para cosas delicadas y mejor pagadas, viajaban a Turín. Nunca sabían quién era realmente el cliente. Quizás nunca habían tenido más que uno. Qué más daba. El protocolo era siempre el mismo, llegaban de viernes y a la una en punto entraban en un restaurante de la Via Saluzzo. Saludaban al camarero preguntando si el siguiente jueves sería un «jueves piamontés». El camarero les decía que por supuesto y les pasaba a una mesa apartada. Filippo, el dueño, se acercaba a la mesa y preguntaba si se habían olvidado una unidad de memoria en la última visita. Fingían sorpresa y le preguntaban si no tendría un portatil para estudiar el contenido. Con el ordenador prestado -que no tenía tarjeta de sonido- y el software de encriptación en una memoria externa, Costa hacía el trabajo mientras Luca se entretenía con quesos del país y vinos sicilianos. Cuando el cifrado acababa, llamaban a Filippo de vuelta y formateaban el disco externo delante suya. El entregable quedaba en la unidad de memoria que traía el mensaje original. No podían sacar de allí ni un bit legible. No <text:soft-page-break/>podían saber qué habían cifrado y escondido entre las canciones. Al acabar de comer pedían felicitar a «mamma Rosetta» en la cocina. Y Rosseta -una figura de la comida piamontesa- lo agradecía con un sobre. Para los gastos. Sin impuestos.</text:p>
      <text:p text:style-name="P3">- La verdad es que en los trabajos buenos, como el de este fin de semana, no tenemos ni idea de quién nos contrata. Nosotros ni siquiera sabemos qué mensajes son los que metemos. Yo solo sé que esos tienen listas larguísimas. A cuento de qué crees que me estoy convirtiendo en el musicólogo de los pastores de la isla?!<text:line-break/>- Bravo Luca! -dijo Isa sonriendo con un punto de ironía mientras sacaba su ecig de una pequeña bolsita que le colgaba del cuello<text:line-break/>- Sí, sí, mucha tecnología pero al final, en esta isla, ya no hay negocio que no huela a oveja.<text:line-break/>Isabella sonrió, le gustaban esos puntos snob de Luca. Desengrasaban el aire plomizo que había tomado el mundo y le recordaban a unos tiempos donde uno podía decir todavía una frivolidad sin tener que mirar alrededor antes. Pegó una calada larga y tranquila. Una nube de vapor, blanca y densa, se disolvió antes de tocar el centro de la mesa.<text:line-break/>- Tengo que comprarme un nuevo ecig y algún aceite que no sea de «hierbas sardas».<text:line-break/>- Los trabajos… los hacemos en Turín. Los fines de semana que no estamos. Tenemos una pensioncita barata donde nos quedamos. De unos amigos de Luca, de confianza. La semana que viene tenemos que volver. Podrías venir con nosotros y nos lo gastamos juntos en ecigs bonitos, un poco de ropa y restaurantes.<text:line-break/>- Tendría que cerrar ésto…<text:line-break/>- ¿Pensabas tener clientes? -punzó Luca.<text:line-break/>Isabella sonrió mientras exhalaba de nuevo y sus amigos le miraban con expectación<text:line-break/>- Un vap de gianduiotti no estaría mal…</text:p>
      <text:p text:style-name="P14">Turín era la capital industrial del ecig. Allí habían nacido las primeras grandes marcas europeas, los primeros parques de empresas de aceites naturales. La cultura del «slow vap» era uno de los atractivos de una ciudad que gracias al vapor había salido definitivamente de la última ola de automovil-centrismo. Los kaz podían poner problemas e impuestos a todo, pero no podían esperar seducir a una ciudad como Turín cerrándole una industria de la que a estas alturas se sentía tan orgullosa como del Martini y de la que comían miles entre sus propias bases.</text:p>
      <text:p text:style-name="P14">Nunca había sido la alegría del Po. En tiempos tenía sus barrios de marcha, su <text:soft-page-break/>bohemia, pero todo muy moderadito. Todo muy contrito en realidad, todo muy clase media. Desde luego todo muy católico, aunque hasta para eso, sin alharacas. Y por supuesto había tenido siempre su lado oscuro, ese placer por el orden, ese rencor contra el que «se destacara», contra el excéntrico, contra el disonante, que nacía irremediablemente en las ciudades burguesas auténticamente industriales. Los kaz habían crecido con naturalidad sobre el terreno abonado por los seguidores locales de Beppe Grillo y el ala «progresista» del nacionalismo padano. Eran la mezcla ideal: orden, localismo, solidaridad y pocas estridencias. A día de hoy, Turín era un modelo de totalitarismo democrático y benevolente. Como resultado no faltaban jóvenes piamonteses en todas las zonas libres desde Calabria al Algarve.</text:p>
      <text:p text:style-name="P14">Y aun así era puro oxígeno en comparación con Cerdeña. Para Isabella y los chicos, que nunca habían estado en las zonas libres -visitar las de la isla era demasiado caro para ellos- Turín era una capital. Y la palabra «capital» resonaba con eco en sus cabezas. «Capital» es un sitio mágico donde te sientes libre porque nadie te mira por la calle y puedes comprar cosas que no hay en casa, donde hay gente con peinados nuevos, con colores diferentes en la ropa. Donde hay teatros. Y qué importante son los teatros, aunque no te gusten, cuando no los hay donde vives. Turín era «sofisticado», un sitio que ameritaba vestir siempre de domingo.</text:p>
      <text:p text:style-name="P3">- Conocemos una discoteca que abre hasta tarde -apuntó Luca<text:line-break/>- Y una trattoria donde puedes comer durante toda la noche -remató Costa<text:line-break/>- Turín!! -exclamó Isabella y no pudo evitar una risa- ¡No sé si tengo ropa!</text:p>
      <text:p text:style-name="P14">Y así quedó claro que el mundo podía hundirse si le daba la gana que el miércoles cerraría el bar y saldrían de viaje. Daba igual que fuera un día laborable, marcharían. A respirar, a vestirse con alegría, a ver escaparates y tiendas abiertas, a vapear en bares bonitos con decoraciones atrevidas, a probar las bebidas de moda, a bailar hasta tarde, a olvidarse por un rato de las ovejas y «las personas», y disfrutar, simplemente disfrutar, de estar juntos y ser jóvenes.</text:p>
      <text:h text:style-name="P9" text:outline-level="2">IV</text:h>
      <text:p text:style-name="P14">El bar de la posada parecía diseñado por un grupo de tramperos del siglo dieciocho que hubiera abandonado a Daniel Boom para montar un club de jazz: paredes de troncos y falso techo de lona cubriendo una sala del tamaño de una iglesia. El escenario tenía enfrente una amplia zona vacía para bailar. Le seguía un patio de mesitas redondas con sillas metálicas acolchadas acompañada por una larga barra de vinilo negro que llegaba casi hasta los reservados y la salida del fondo.</text:p>
      <text:p text:style-name="P14"><text:soft-page-break/>Las luces estaban apagadas. Se encendió un foco sobre Flavia. No necesitaba más que un vaquero y una camiseta blanca para llenar el escenario. Se soltó el pelo. Brilló azul bajo el foco. Los leds de los ecigs del público tililaron nerviosos. Levantó las manos con las palmas extendidas. Era el signo que el sistema de sonido entendería como principio del show. Aplausos. A partir de ahí, sus dedos serían seguidos por una cámara de alta resolución. El ordenador interpretaría los movimientos para el sintetizador y el público oiría una guitarra eléctrica cuando estuvieran bajo el ombligo. Una batería si estaban sobre el pecho. Ni el público ni ella necesitaban ver la virtualización. Las gafas de realidad ampliada en los conciertos habían quedado solo para intérpretes principiantes y espectadores nostálgicos.</text:p>
      <text:p text:style-name="P14">Había prometido comenzar con clásicos del siglo pasado. Y todos interpretaron que iba a empezar despacio. Pero no iba a hacer versiones lentas. Los primeros acordes eran un llamado a la adrenalina. Necesitaba desfogar. Los que ya estaban cerca del escenario, en su mayoría gente de fuera que venía para la feria del día siguiente, empezaron seguir el ritmo con la cabeza. Al reconocer la canción, la panda de amigos de Briga saltó también a la zona de baile. Después del primer estribillo estaban ya coreando.</text:p>
      <text:p text:style-name="P3">I never liked where we came from<text:line-break/>And I tried to fight<text:line-break/>We need development rearrangement<text:line-break/>We need some dynamite<text:line-break/>But if you’ll be my reflection<text:line-break/>We’ll let our memories die<text:line-break/>And we can drive all night<text:line-break/>Drive all night<text:line-break/>We got what’s left and we got what’s right<text:line-break/>Drive all night…</text:p>
      <text:p text:style-name="P14">Al final de la barra, Cras le pasó un vaso plano a Bjorn y le hizo un gesto para ir a sentarse en una de las mesas del fondo, protegidas por una pared de vídrio y elevadas sobre el resto casi hasta la altura del escenario.</text:p>
      <text:p text:style-name="P3">- ¿Qué es?<text:line-break/>- Whisky de verdad, no sintético, traído directamente en el barco desde la destilería en Irlanda.<text:line-break/>- ¿Se toma solo?<text:line-break/>- Sí, y a traguitos, saboreando, no como en las pelis.</text:p>
      <text:p text:style-name="P14">Se sentaron mirando ambos hacia Flavia. El cristal amortiguaba el sonido lo suficiente como para hablar sin levantar la voz.</text:p>
      <text:p text:style-name="P3"><text:soft-page-break/>- ¿Por dónde empezamos?<text:line-break/>- Me gustaría conocer muchas cosas.<text:line-break/>- Pregunta lo que quieras, yo te respondo. Pero luego, cuando acabe Flavia iremos a comer algo a la playa. Y ahí nos tienes que contar tú.<text:line-break/>- De acuerdo.<text:line-break/>- Perfecto, pregunta.<text:line-break/>- ¿Qué ha sido lo de hoy?<text:line-break/>- Una reunión abierta, las hacemos para la gente de fuera, es una especie de demo general.<text:line-break/>- ¿Las de verdad son muy distintas?<text:line-break/>- No, solo que van por niveles, hay siete, como los mosaicos del suelo, pero la dinámica es basicamente la que has visto hoy: ejercicios, brindis y cena, normalmente reglada, osea con la intervención de alguien que ha preparado un tema que se debate al final, con los postres. Al final se hace un último brindis y todos se van tranquilamente. Nada del otro mundo -sonrió- Literalmente. ¿No es lo que te imaginabas?<text:line-break/>- No, la verdad. Ahí fuera, la imagen que tenéis es de una especie de magos tecnológicos que hacen música sin instrumentos y sintetizan vapores antes que nadie, no imaginaba algo así… como antiguo.<text:line-break/>- Ya. Bueno… es una historia un poco larga.<text:line-break/>- Cuenta, me interesa.<text:line-break/>- Mira, los que comenzaron todo esto, como mis padres, vivían en un mundo donde el poder de cualquier cuento -las ideologías, la religión, la profesión o lo que fuera- nacía de controlar una parcelita de pasado, ser reconocido como su legítimo dueño y contarla como te conviniera. Si no tenías un país en el pasado o si no te identificabas con alguno de los que hubiera, no existías en el país del presente. Cada cual tenía la suya. En España la izquierda tenía la república y la resistencia al franquismo, el centro la restauración, los soberanistas de derechas contaban desde las guerras carlistas, los de izquierdas desde los movimientos obreros de los treinta… Todos ellos se daban en un terreno que a las finales era la nación. Una u otra, da igual, la nación. Y el que tuvieras que comprar un cuento prehecho sobre ella era una forma de aceptar que no había sitio para ti en ella. Era igual en Italia, en Argentina, en Francia, en México, donde fueras.<text:line-break/>- Y entonces se fueron a la Antiguedad.<text:line-break/>- No, el pasado entero era un campo de batalla superpoblado. En un momento hasta los que hubiera antes de los romanos estuvieron en disputa ¡¡Si hasta hacían estudios genéticos masivos para encontrar de qué tribu tenía cada <text:soft-page-break/>cual más ancestros!! No tenía mucho sentido. En realidad fueron mucho más listos. Se fueron al futuro. Empezaron a contar lo que iba a ser, en vez de pelearse por lo que había sido. Pillaron a todos con el pie cambiado y a cuenta de eso casi les pusieron contra las cuerdas con los derechos de autor, las patentes, el acceso a Internet…<text:line-break/>- Les salió bien…<text:line-break/>- Al principio sí. ¿Por qué crees que me pusieron Cras? Pero pronto el futuro se convirtió en una feria. La verdad es que visto ahora uno no entiende como no lo previeron. Para cuando se dieron cuenta, el mañana estaba arrasado, ocupado por vendedores de humo, por rentistas que buscaban una parcelita para gestionar palabras de moda, expectativas, capitales y subvenciones. El relato del cambio en los medios se convirtió en una sucesión de hypes, gurús y novedades que crecían y caían uno tras otro hasta que nadie creyó nada. Y encima el mundo había cambiado con el siglo. Y mucho. La idea de «un» futuro común ya no se sostenía. La descomposición del viejo mundo era evidente y el resultado no era un auge de las alternativas, sino una mayoría que quería volver atrás, que fantaseaba con un mundo controlable y ordenado como si lo hubiera conocido, como si hubiera existido alguna vez.<text:line-break/>- Los kaz.<text:line-break/>- En parte. Los kaz vinieron después, pero desde luego se gestaron ahí. Piensa en la nueva Iglesia. El Papa Benedicto fue el fin de una época, de casi dos mil años diría yo. Su batalla por defender el origen cristiano de Europa fue el último intento de hacer las cosas al viejo modo, fundando una lectura del pasado, abriendo un debate a partir de ahí, creando una batalla política en su propio terreno. Ese Papa era un intelectual. Pero precisamente por eso ya estaba fuera de su época. Su dimisión fue todo un símbolo. Francisco fue el salto de la fundamentación intelectual a la emocional, de la lucha por la Historia al adanismo permanente de los gestos y los sentimientos. En realidad estaban reconociendo un patrón que apareció con los primeros movimientos de protesta de comienzos de la crisis.<text:line-break/>- Los movimientos distribuidos, sin líderes.<text:line-break/>- No, la novedad no es que fueran distribuidos. Desde hacía diez años y hasta cinco minutos antes, había habido movimientos distribuidos en medio mundo tirando dictaduras y poniendo en jaque regiones enteras. Lo original, además de su incapacidad para conmover al estado, fue su <text:soft-page-break/>adanismo, su ruptura con la idea de que había que fundamentar las cosas, de que la Historia o el futuro contaban. No, ellos protestaban y argumentaban como si inauguraran el tiempo. Y hubo quien supo entenderlo. Decenas de profetas salieron en los años siguientes vendiendo sistemas económicos alternativos y recogiendo las rentas de una autocomplacencia bien cebada por la prensa.<text:line-break/>El gran cambio fueron los kaz precisamente porque supieron hacer un movimiento «inocente», que no tenía que justificar nada porque tenía memoria de pez para lo que le convenía, porque no se hacía cargo de ninguna historia, de ninguna trayectoria, de nada que pudiera ser discutible. Fíjate, los kaz hablan de «personas» como si ser persona siempre hubiera sido lo mismo. No hay fondo. No hay nada ahí. Solo mitos, llamadas emocionales, sentimientos, cosas blanditas. Pueden tomar cualquier forma, ser cualquier cosa, defender algo y su contrario. Les da igual, sean lo que sean, siempre serán reconocibles y siempre se sentirán inocentes como un niño recien nacido.<text:line-break/>- Y por eso frente a los mitos simples de los kaz, buscaron mitos aun más antiguos.<text:line-break/>- Es algo un poco más complicado pero sí. Buscaron cuentos más o menos conocidos e igualmente difusos que pusieran en jaque los mitos kaz. Cosas que reverberaran en el subsconsciente colectivo como su disolvente: Venecia, la ciudad estado odiada por los papas y los reyes medievales, la primera república de Europa, una república de mercaderes para más inri; Mitra, el dios del que los cristianos habían copiado desde los sombreros de sus obispos a la fecha de la Navidad… Luego les dieron sus propios contenidos: la Venecia histórica era un sistema oligárquico a años luz de Briga, el mitraismo no permitía participar a las mujeres y aquí ya has visto… En fin, puestos a jugar con imágenes y emociones en vez de con fundamentaciones y programas, demostraron que no lo hacían tan mal. Al menos las pajarusadas no nos calaron.<text:line-break/>- ¿Ese era el miedo? ¿Ser influidos por el ambiente kaz?<text:line-break/>- No creo, la verdad. Según mi padre era al revés, intentaron contagiarse y aprender algo, aunque fuera en negativo, como hubieran hecho hasta con el demonio encarnado. Pero los kaz eran tan vacuos que los nuestros acabaron constatando que no había manera de aprender nada. Así que al menos, decidieron ser ellos mismos jugando a que inventaban un mundo desde cero… mientras en <text:soft-page-break/>realidad intentaban conservar todo lo que mereciera la pena de antes de la descomposición. Creo que no me explico bien, lo que quiero decir es que decidieron representarse mediante cosas que eran cada vez más parecidas a juegos de rol que a ensayos y argumentos filosóficos, pero que cuando te metías en esos juegos de rol acababas aprendiendo a mirar de otra manera.<text:line-break/>- Quieres decir que contaban lo que pretendían o lo que hacían al modo adanista pero que en realidad seguían haciendo las cosas al viejo estilo, como los intelectuales o algo así…<text:line-break/>- Sí. Algo así. Piénsalo un poco. Aquí desarrollamos tecnologías que van por muy delante de los kaz, tecnologías libres que se usan luego en todo el mundo, como la que viste hoy, mientras en la mayoría de las zonas libres viven plantando lechugas y si tienen wifi dan las gracias. ¿Por qué crees que es eso?</text:p>
      <text:p text:style-name="P19"/>
      <text:p text:style-name="P20">Antes de que acabara el concierto, Cras había tomado del almacén unos fardos de lavandería envueltos en plástico. Bjorn y él los llevaron hasta la playa. En la arena había montoncitos de estacas acabadas en un pequeño travesaño horizontal. Las clavaron donde la arena estaba todavía húmeda. Abrieron los plásticos, que resultaron toallas y albornoces</text:p>
      <text:p text:style-name="P3">- Una toalla y un albornoz por estaca -indicó a Bjorn mientras rajaba los plásticos. Veloce!! La música ya no suena, deben estar viniendo.</text:p>
      <text:p text:style-name="P14">Los primeros en llegar fueron los amigos de Briga de siempre. La mayoría no podía esperar para quitarse la ropa y se iban desnudando a trompicones conforme se acercaban. Pasaron corriendo hasta el agua por delante de Bjorn y Cras. Otro grupo venía al fondo, más despacio, alrededor de la estrella de la noche. Cuando llegó hasta donde estaban ellos se quitó la camiseta y los vaqueros, se los echó encima a Cras con una sonrisa y corrió como alma que lleva el diablo al mar, dejando plantados a todos los fans junto con las toallas. Al rato volvió, empañada y helada, temblando un poco, como cuando de niña pasaba siempre demasiado tiempo metida en el mar. Cras se levantó y le abrazó con la toalla.</text:p>
      <text:p text:style-name="P3">- Flavicia, Flavicia… -le dijo con un punto malévolo Cras<text:line-break/>- ¡Tonto! ¡Dame un beso!<text:line-break/>Algunos de los que habían salido del mar con ella volvieron al agua, otros se juntaron a los chicos de Briga que se organizaban para ir a buscar <text:soft-page-break/>antorchas. Los tres quedaron solos en la playa en relativo silencio.<text:line-break/>- ¿Y a ti? ¿Te gustó el concierto? -tiró para Bjorn mientras se ponía el albornoz.<text:line-break/>- Mucho. Me ha gustado mucho. Y lo de la guitarra electrónica es genial… Una pregunta ¿No se dice Flavia? Flavicia es el diminutivo, no?<text:line-break/>- Es una broma de cuando teníamos la edad del pavo. Flavia quiere decir «el país amarillo» o «la región color yema» y se usa sobre todo para nombrar la meseta más allá de la cordillera, todo lleno de campos de cereal. Pero «Flavicia» sería algo así como «lo que les hace ser como una yema de huevo», osea temblar, porque en indiano no decimos «temblar como un flan» sino «tremare quam flava». Desde los doce ya volvía loquitos a los veraneantes.<text:line-break/>- ¡Mira que eres estúpido! ¿Trajiste mi ecig?</text:p>
      <text:p text:style-name="P14">Se dieron un rato para descansar mirando el cielo y vapeando sin más, en silencio, mientras Bjorn se acercaba de nuevo a la posada a por unas cervezas de las que hacían en Briga, oscuras y turbias como buenas ales que eran. Cuando volvió, Cras sacó de su pantalón un ecig de un solo uso envuelto en celofán y se lo pasó a Bjorn.</text:p>
      <text:p text:style-name="P3">- La mezcla «turista» de todos los años, «Hierbas de Briga» con relajante y un poquito de euforizante en vez de nicotina. Te relajará y te pareceremos simpatiquísimos a pesar de mi charla de antes.<text:line-break/>Sonrieron.<text:line-break/>- Parece que te tocó la teórica, fra. Eso te pasa por preguntar a Cras en mitad de mi concierto.<text:line-break/>- Aprendí mucho, ahora entiendo mejor, pero necesito pensarlo un poco.<text:line-break/>Flavia y Cras no necesitaban ni mirarse para saber que estaban pensando lo mismo: «a saber qué entendió». Conforme pasaban más horas con él, más dudaban de que su cabeza atara las cosas con cierta agilidad.<text:line-break/>- Bueno, ahora te toca a ti, igual yo soy más directa que Cras y solo quiero saber cosas concretas y que respondas sinceramente.<text:line-break/>- Eso lo prometo.<text:line-break/>- Vamos a ver -arrancó Flavia, que parecía haber recuperado la energía tras el despliegue en el escenario, las carreras y el rato en el agua- ¿A cuento de qué viniste a Briga? Te educaron al modo kaz, pero no eres kaz, no eres un gourmet del vaping y se te da fatal fingirlo y de mitraismo no te leíste ni la entrada de la Indianopedia, así que tampoco es que estés muy interesado…<text:line-break/><text:soft-page-break/>- No pretendía fingir nada, solo me intereso por las cosas… y ya que el evento de mañana es tan importante pensaba publicar algo.<text:line-break/>- A ver, empecemos por lo básico -dijo Cras- te llamas Bjorn y tienes toda la pinta de haber sido sacado de una saga, pero no vienes de la zona libre de los aesires, te educaron al modo kaz. ¿Dónde creciste?<text:line-break/>- En la Palma, mi padre es alemán de la isla, cultiva tunos, frutas y esas cosas. Mi madre creció en Noruega, fue a pasar unas vacaciones en un campamento de cultivo ecológico… y se quedó. Yo estudié en la escuela pública.<text:line-break/>- Vale, perfecto -siguió Flavia- pero ¿por qué viniste a Briga? ¿qué te trajo?<text:line-break/>- El oráculo.<text:line-break/>Un respingo y los ojos como platos. ¡Un tarado! ¡Habían estado paseando a un tarado!<text:line-break/>- ¿Perdón?<text:line-break/>- ¿No habéis oido hablar de Marimanta?</text:p>
      <text:p text:style-name="P14">En el mundo kaz cada vez había menos tecnólogos, menos hackers y más ingenieros. Tenía que ver con la obsesión por llegar a una sociedad estable. Pero no se daban cuenta de que cuanto más escoraban las proporciones hacia el «arreglar y mejorar sin cuestionar lo que hay debajo», más insatisfecho quedaba el deseo de fantasear que desarrolla cualquier humano en cuanto está decentemente alimentado. Porque esa curiosidad, ese deseo de juego no desaparecía. Era como un cauce de agua subterránea. Si se tapaba en la salida que producía modelos sociales alternativos, reaparecía en la de los juegos de rol y si tapaban las salidas puramente lúdicas y racionales, rebrotaba en la forma de brujitas, «new agers» y conspiranoias variadas.</text:p>
      <text:p text:style-name="P14">Llegados a este punto, a los kaz llegó a darles bastante miedo y su reacción fue clara y simple desde el primer minuto: prohibir. Les filtraban los contenidos desde las telefónicas, los denostaban en los medios, hacían campañas de «educación anti-sectaria» en los colegios… Es decir, tapaban otro agujero, otra salida del mismo flujo subterráneo. Así que pronto salió por otro lado: los «oráculos», un mix entre sistema experto, lectora de tarot, psicólogo y profeta. Una versión mejorada y ampliada de las primeras inteligencias artificiales conversacionales, nietos de los ayudantes de compra de las tiendas online de principios de siglo que hubieran ido a una academia de conspiranoias mayas.</text:p>
      <text:p text:style-name="P14">Lo bueno de un sistema experto es que, si su corazón evolutivo, su lógica de aprendizaje, está bien programada, puede burlar muy bien filtros y prohibiciones. Y si lo hace, puede entrar casi en cualquier lado. Hacía tiempo que los crackers habían dejado de ser adolescentes curiosos para pasar a ser inteligencias artificiales en ciernes. Y la mejor era «Marimanta». «Marimanta» no tenía una web ni podías <text:soft-page-break/>encontrarla en ningún lado. Ella te encontraba a ti. Robaba datos de maneras cada vez más ingeniosas, localizaba patrones y así, entre las grandes bases de datos del estado y las empresas, escogía prosélitos. Les llamaba por videoconferencia. Se les aparecía en monitores en cualquier lado. Crackeaba los relojes públicos para indicar claves a seguidores que pasaban por una calle concreta en el momento justo. Corría el rumor de que en una ocasión incluso tomó forma, literalmente, como holograma en mitad del «Mobile World Congress».</text:p>
      <text:p text:style-name="P14">A estas alturas tenía un verdadero ejército clandestino, invisible. «Ella» los animaba, les daba oscuros mensajes poéticos en sus videoconferencias, los movía por el tablero del mundo en la felicidad de ser verdaderos elegidos, de hacer parte de la última gran conspiración trascendente, de un gran Mesias colectivo. Nadie sabía quién la había creado ni si pretendía algo. Normalmente tomaba la imagen de una chica cubierta por un velo negro, otra de una pelirroja vestida al modo de los años treinta. Ese misterio era parte de su mensaje y de su éxito. Había quien creía que era la memoria de una de las fundadoras de los kaz, que representaba el espíritu original del movimiento. Otros decían que era la reconstrucción digital de los recuerdos de una monja mística de los años de la guerra civil.</text:p>
      <text:p text:style-name="P3">- Vosotros sois mi misión- aseguró Bjorn.<text:line-break/>- ¿Briga? ¿Tu misión es Briga?<text:line-break/>- No, vosotros dos, Marimanta cree que pronto vais a recibir algo que necesita y yo tengo que ayudaros a reconocerlo.</text:p>
      <text:h text:style-name="P9" text:outline-level="2">V</text:h>
      <text:p text:style-name="P14">Así que la pequeña Winberg era una de esas piradas de «la Transición», las letrinas al aire libre y las tostadas con guacamole. Estupendo. La raza humana se tira dos millones y medio de años para conseguir que un quinto de la población mundial sepa lo que es un postre y a los jóvenes de la clase media europea no se les ocurre mejor utopía que irse a vivir a favelas en mitad del campo con dos horas de electricidad al día y sin alcantarillado. Hubo un tiempo en que el «bajo consumo» se llamaba pobreza. En que cualquier utopía que se preciara incluía lavadora y churrasco para todos. En fin, hubo tiempos mejores. Pero en éste, me tocaba encontrarla.</text:p>
      <text:p text:style-name="P14">Las ecoaldeas no eran consideradas zonas libres. Los kaz en realidad las adoraban, les daban subvenciones más o menos encubiertas y «escuchaban» a sus portavoces en los planes energéticos y de crecimiento urbano. En general, sus periódicos ensalzaban a los chicos que desfogaban ahí sus ansias de llevar la contraria o dilataban el momento en que tendrían que terminar la carrera. De hecho hasta los jueces les toleraban prácticas que estaban perseguidas en la ciudad. De cuando en cuando la prensa local montaba algún pequeño escándalo -la hija embarazada de un <text:soft-page-break/>político kaz, un alijo de cigarrillos en una ecoaldea, una epidemia de salmonella en otra- pero los debates mediáticos a las finales remarcaban sus buenas intenciones: «buenos chicos, muy utópicos, cuando crezcan serán como nosotros pero ahora, que majos son aunque metan la pata». Desde mi punto de vista no eran mucho más que campamentos kaz para peterpanes que no pudieron ser scouts, pequeños parques temáticos cuya función última era mostrar en una foto, con un tomate ecológico y unas buenas rastas en el decorado, que los mandamases kaz «seguían soñando» una sociedad-post-combustibles-fosiles…</text:p>
      <text:p text:style-name="P14">La verdad es que me costaba casar la tecnofilia coleccionista de las fotos de Brit con «mundo tofu», pero Juanjo tampoco había entrado en grandes detalles:</text:p>
      <text:p text:style-name="P3">- Es un poco iluminada, pero buena chica, la última vez que pasó por aquí alquiló una máquina de moldeado con metal duro, se tiró casi todo el día trabajando y se fue luego.<text:line-break/>- ¿Sabes qué estuvo haciendo?<text:line-break/>- Ni idea, la privacidad es garantía de la casa.<text:line-break/>- ¿Te dijo dónde iba?<text:line-break/>- No exactamente, pero me preguntó por la gente de Ramalillos, tengo amigos ahí.<text:line-break/>- ¿Ramalillos?<text:line-break/>- Una aldea de arriba en la sierra, recuperada por amigos de mi padre en los tiempos en que hacerte un generador eólico estaba poco menos que perseguido. Montaron una ecoaldea en realidad. Al principio tuvieron sus cosas, pero a estas alturas son ya casi como una zona libre, son medio centenar y casi casi se autoabastecen.</text:p>
      <text:p text:style-name="P14">El ordenador del coche me recomendó tres páginas mientras conducía por la ruta que había sugerido. La primera era una wiki de la comarca. Info antropológica con testimonios de antiguos habitantes grabados hacía treinta años, cuando ya eran muy viejos, por un grupo de antropólogos de la Universidad de Murcia. Ramalillos había sido una aldea de ovejeros con un par de campos de cebada. Al parecer el aislamiento había dado forma al pueblo e incluso a un dialecto propio. Me costaba mucho entender las grabaciones, pero el retrato del lugar era deprimente: nunca tuvo colegio ni Iglesia propia, de agua corriente o baños ni hablemos. Miseria rural en estado puro. Se abandonó en 1950.</text:p>
      <text:p text:style-name="P14">La segunda página daba una clave sobre el primer revival. En los noventa se puso de moda grabar psicofonías. Y el pueblo, para entonces una docena de casas derruidas y siniestras como ellas solas, se convertía, si creíamos a los aficionados, en una feria en cuanto dejabas una grabadora por la noche. Dato curioso, a diferencia de los vivos, los muertos hablaban en un perfecto español peninsular «neutro», como de Valladolid. El <text:soft-page-break/>más allá tiene, por lo que se ve, excelentes profesores de dicción.</text:p>
      <text:p text:style-name="P14">Finalmente, la tercera página era de los amigos de Juanjo padre. En la resaca de los primeros movimientos post-crisis un grupo de chavales de los que habían estado en las acampadas decidieron trasladar la tienda igloo Decathlon de las plazas de la capital a lo que quedaba de la aldea. Declararon las ruinas «pueblo revolucionario» y se pusieron a desbrozar, a pintar, a construir molinillos de viento y canalizaciones de agua en superficie. El mejor campamento de sus vidas. Reabrieron el pozo y ya tenían arreglada media casa cuando llegó el invierno. En la sierra murciana puede hacer mucho frío y la aldea estaba a casi mil metros de altura. La nieve los aisló al primer asalto y la aventura revolucionaria dio un súbito giro hacia «¡Viven!». Para cuando llegó la guardia civil habían aprendido tres cosas: que el ideal de la autosuficiencia les quedaba todavía lejos, que antes de hacer una heroica conviene asegurarse de tener abrigos de goretex y cobertura de móvil y que la suya había conseguido ser la primera revolución de la Historia que debía la supervivencia a la guardia civil.</text:p>
      <text:p text:style-name="P14">Pero perseveraron, siguieron con el discurso del autoabastecimiento… y vendieron paellas revolucionarias y campamentos de fin de semana al naciente entorno kaz, que encantado hacía parte de los «sábados solidarios» poniendo trabajo, materiales, víveres y hasta una página web «responsiva» que me informaba a través del sintetizador del coche que por fin Ramalillos conocía la Edad Dorada de la cebada ecológica y los talleres de superadobe que siempre había merecido.</text:p>
      <text:p text:style-name="P14">La verdad es que debieron de ser muchos los talleres en estos años y muy fervientes sus alumnos, porque desde la entrada, la antigua aldea de pastores parecía un Tumbuctú de pallozas encaladas, una fantasia ibicenca de Gaudí con letrinas comunales construida a base de sacos de arena y ventanas de palet reciclado. Dejé el coche y seguí los carteles que apuntaban hacia el «centro social comunitario». Solo falta añadirle «de las personas», pensé y sonreí para mi mismo. En los cincuenta metros no vi una sola antena parabólica. Me llamó la atención.</text:p>
      <text:p text:style-name="P3">- ¿Tenéis conexión a Internet aquí? ¿Sat, móvil, algo? -pregunté a bocajarro al primer chico que me encontré -torso al aire, moreno perfecto, largas rastas.<text:line-break/>- No todavía, pero hay un comité trabajando en ello.<text:line-break/>- ¿Cuándo empezasteis a reconstruir este pueblo?<text:line-break/>- La recuperación comenzó hace veintiún años<text:line-break/>- Ah… bueno, oye, estaba buscando a una amiga, Brit, creo que está o ha estado por aquí, quería avisarle de que había llegado, pero claro, sin conexión…<text:line-break/>- ¿Brit? No sé… ahora en verano viene mucha <text:soft-page-break/>gente. Espera, pregunta a Pau…</text:p>
      <text:p text:style-name="P14">Pau vestía para no defraudar a nadie que visitara las ecoaldeas por primera vez rezando por no llegar demasiado tarde para conocer las tendencias de la moda indi de los noventa. Al dirigirme a ella me sentí tan tonto como si discutiera con unos de esos actores que han sustituido a los dioramas en los museos. Pelo caoba desigualmente teñido y recogido en un moño apenas sostenido por un pañuelo de algodón lila, grueso como la manga de una sudadera, que hacía las funciones de diadema; camiseta negra de tirantes, pantalón de felpa azul cubierto por algo verde, a medio camino entre falda y delantal. Y para rematar la equipación, los complementos: colgante de hueso acompañado de cuentas de colores, piercing en la nariz, zarzillo a juego y -como no- pulseras de coco y cuerda al más puro estilo Benidorm-artesano-eterno. Un conjunto historicista.</text:p>
      <text:p text:style-name="P3">- Hola, estoy buscando a una amiga, Brit, Brit Winwerg, pero no puedo conectar, ya sabes, no hay cobertura.<text:line-break/>- A ella si le funcionaba<text:line-break/>- Ya sabes que es un genio con los móviles…<text:line-break/>- Ya… Estuvo y se fue.<text:line-break/>- ¿Sabes a dónde? ¿Dejó algún recado?<text:line-break/>- ¿Recado? ¡Tremendo pollo nos dejó!</text:p>
      <text:p text:style-name="P20">Tremenda, efectivamente, Brit era tremenda. Había montado ella solita una antena GSM direccional. Les había destrozado veinte años de discusiones de comité en una mañana de trabajo. Encima para calcarles una tecnología de museo. Ahora no sabían que hacer con la donación. Ese era el «pollo» del que hablaba Pau. Pobres. Hacía mucho ya que los sistemas GSM con todo su rosario de siglas -GPRS, UMTS- habían sido felizmente olvidados. Solo en algunas zonas rurales seguían en pie viejas subestaciones de principios de siglo. Arqueoinformática.</text:p>
      <text:p text:style-name="P14">No cuadraba: ¿una mocina de 19 años a la que no se conocía vida social de repente era experta en sistemas de treinta o cuarenta años antes? Llamé a los Winberg.</text:p>
      <text:p text:style-name="P3">- Dos noticias, una buena y una mala, y una pregunta importante.<text:line-break/>- Empiece por la buena -respondió la madre.<text:line-break/>- Brit está bien, está viajando por su cuenta y por el rastro que está dejando, está en perfecto uso de sus facultades físicas y mentales. Construyó ella solita una antena GSM, la plantó en mitad de un pueblo recuperado y se marchó.<text:line-break/>- ¿La mala?<text:line-break/>- No tengo ni idea de por qué lo hizo ni de dónde ha ido.<text:line-break/>- ¿Y la pregunta?<text:line-break/><text:soft-page-break/>- ¿Brit sabe de electrónica y sistemas de telecomunicaciones?<text:line-break/>- Le dió por ahí una temporada, pero estudiaba muchas cosas por su cuenta en el ordenador, se metía en cursos, en foros… es una chica curiosa.</text:p>
      <text:p text:style-name="P14">Definitivamente no cuadraba. Yo había hecho mis deberes. Siempre empiezo por un estudio del rango de IPs de la casa. Brit no existía en la red. Ni siquiera tenía una cuenta de mail realmente activa. O alguien había borrado las trazas muy concienzudamente.</text:p>
      <text:p text:style-name="P3">- ¿Borraron usted o su marido las trazas de navegación de Brit?<text:line-break/>- Un momento<text:line-break/>(…)<text:line-break/>- No, alguna limpieza hemos hecho, pero no de Brit. Nunca pensamos que pudiera…<text:line-break/>- No se preocupe.<text:line-break/>- ¿Qué va a hacer ahora?<text:line-break/>- Seguir buscando<text:line-break/>De repente una imagen me vino a la cabeza.<text:line-break/>- ¿Se llevó Brit sus móviles antiguos? ¿El que sale en la foto que me enviaron?<text:line-break/>- Creo que no, pero espere un minuto por favor.<text:line-break/>(…)<text:line-break/>- Se llevó el móvil de la foto, sí.</text:p>
      <text:p text:style-name="P14">Amplié la foto en el ordenador del coche hasta que el modelo se hizo reconocible. Un modelo UMTS, redes antiguas. Yo que pensaba que esta niña era una perroflauta y me salió una hacker steampunk. Otro detalle interesante, la antena estaba orientada hacia el Este. Y era direccional.</text:p>
      <text:p text:style-name="P3">- Ordenador: rango máximo de una antena direccional GSM<text:line-break/>- Con un 95%: varios cientos de metros en estaciones urbanas; hasta un máximo práctico de 35 kilómetros en zonas rurales.<text:line-break/>- Ordenador: poblaciones al Este de la posición actual en un rango de 35 kilómetros<text:line-break/>- Zarcilla de Ramos, la Paca, Doña Inés y Zarzadilla de Totana<text:line-break/>- Ordenador: ¿Cúal es el más cercano?<text:line-break/>- Zarcilla de Ramos, veinte kilómetros.<text:line-break/>- Ordenador: seleccionar ruta, buscar restaurante, reservar.<text:line-break/>- En Zarcilla de Ramos hay un restaurante. En él no es posible conexión para reserva.<text:line-break/>- OK ordenador: mantener ruta.</text:p>
      <text:p text:style-name="P14"><text:soft-page-break/>El hambre me estaba atacando duro. La carretera era una comarcal y el camino no ofrecía muchas alternativas hosteleras, había que arriesgar. Cuánto más hambre, más claramente veía las preguntas ¿por qué montar una antena GSM en mitad de la nada? ¿Por qué no utilizar una infraestructura actual? Y a todo esto ¿Para qué?</text:p>
      <text:p text:style-name="P14">Ya eran las tres cuando llegué a Zarcilla. El ordenador me llevó directamente a «Angela», que resultó ser una casa de comidas de las de toda la vida, una joyita de aceite y pimentón generoso en un mundo cada vez más intoxicado por la utopía de la digestión sin esfuerzo. Una mesita tranquila. Solo había otras dos ocupadas. Una de chicos jóvenes, otra de jubilados. Aire acondicionado gélido. Berenjenas y carne mechada con vino de Jumilla. Paz. Dudé si pedir café. Nunca es rico. Te puede arruinar una comida que te ha hecho feliz. Los chicos de la mesa de al lado sacaron sus ecigs y pidieron aceites de nombres gourmet. Los viejos hicieron lo propio pero traían los suyos. De contrabando seguramente. En la comarca de Lorca vapear no solo era parte de la cultura, como en casi toda Europa, además era legal, un lujo desde que gobernaban los kaz.</text:p>
      <text:p text:style-name="P14">Pedí un carajillo pensando ya en dar un paseo. Cuando fui a pagar la dueña, una señora mayor que me había atendido, sanota, guapa, con fuerte acento lorquino, trajo un datáfono milenario, de cuando las tarjetas eran tarjetas, tangibles, de plástico. En Londres, si queda alguno, estará en un museo. Puse el móvil sobre una pantalla plana flexible muy fina con una banda en uno de los lados. Aprobé el pago con la voz. Luego ella tomó la pantalla y la pasó como si cortara embutido por un carrilito en uno de los lados del datáfono.</text:p>
      <text:p text:style-name="P3">- ¿Funciona? -bromeé<text:line-break/>- Es cosa de los del banco, usa la red antigua, la de antes de que llegaran el cable y las antenas nuevas, les saldrá gratis o se ahorrarán algo, vete a saber. Pero claro, el año pasado se fastidió la antena y estuvimos seis meses hasta que la arreglaron. Seis meses sin poder cobrar más que en suelto ¿te imaginas?</text:p>
      <text:p text:style-name="P14">Ahí estaba. No, Brit no se metía en estos líos por no pagar. La red GSM era una anticualla, con infraestructuras poco o nada atendidas y por lo mismo fácilmente hackeables. Había creado una subestación sin que nadie se enterara, la había conectado a un nodo casi abandonado que se usaba solo para tres datáfonos prehistóricos y la había usado en la tranquilidad de que si llegaban a detectar algo y por casualidad la buscaban, todavía les quedaba visitar villa tofu. Un crack Brit, un crack. Empezaba a gustarme esta chica. Pero ¿qué estaría haciendo? ¿Intentar entrar en algún lado? ¿Borrar sus propios pasos?</text:p>
      <text:p text:style-name="P3"><text:soft-page-break/>- ¿No habrás visto a esta chica por aquí, verdad? -le enseñé la foto que llevaba en mi móvil- Sus padres la están buscando y les estoy echando una mano.<text:line-break/>- A ver… pues oye, la verdad es que sí. Vino a comer el viernes pasado, sí, el viernes pasado, me acuerdo bien.<text:line-break/>Otro bravo por Brit, prefirió la carne mechada del «Angela» al tofu revolucionario y se vino a comer hasta aquí. Así de paso podría ver discretamente su objetivo, la antena.<text:line-break/>- Y se quedó a dormir donde Fátima, no hay otro sitio en el pueblo.<text:line-break/>- ¿A dormir? – eso me descolocaba todo…<text:line-break/>- Sí, iban a venir a buscarla<text:line-break/>- ¿Y no sabrás quién?<text:line-break/>- Sí, claro, como para no saberlo, no fue muy discreto que digamos, la vino a buscar el bibliobus desde Lorca!</text:p>
      <text:h text:style-name="P9" text:outline-level="2">VI</text:h>
      <text:p text:style-name="P14">El vuelo barato a Turín estaba hasta arriba. Y es que era el mismo que el de Milán. El avión llegaba en realidad a Orio, el aeropuerto de Bérgamo, donde el pasaje se dividía en dos grupos: a Milán, autobús grande, a Turín, el micro. Hora y media de autopista. Les dejó en el centro, en Porta Nuova, a un paseo de la pensión.</text:p>
      <text:p text:style-name="P14">La calle estaba cubierta de banderolas y gonfalones de «Torino Spiritualitta 28». Originalmente había sido un festival de teatro con momentos coach y brillos new agers. La izquierda de los 2000, en pleno boom económico y con una sorda xenofobia en alza, veía claramente que el «compromiso social» no movilizaba más que a los nostálgicos y que los festivales de «músicas del mundo» escoraban peligrosamente hacia un perroflautismo que no les orientaba hacia las mayorías electorales. Necesitaban un hueco que fuera al tiempo respetable y alternativo, pero sobre todo «preocupado», muy «preocupado», casi grave… aunque con concesiones al espectáculo y la banalidad, claro, que sin fiesta no se dinamiza el voto. Pero lo central era tener un hueco cuyo mismo lema llevara a fruncir labios y ceño, que les permitiera escenificar «altura moral» en una década en la que las juergas y corruptelas del cavaliere Berlusconi eran la principal vía de agua en el bloque de la derecha y el nacionalismo padano. Y lo encontraron en la «spiritualitta», un «espacio» donde cabían los grupos cristianos, los actores, los psicólogos en paro, los músicos, los artesanos y el neo-budismo de los exizquierdistas que quedaban de los años de plomo; donde se podía reservar un huequito para una conferencia del Obispo pero también hacer una sesión masiva de yoga en una plaza o un seminario en la universidad sobre «ética, economía y personas»; donde los invitados internacionales mezclaban sin pudor a un <text:soft-page-break/>decrépito Leonardo Boff, a un ultra reaccionario Tariq Ramadan y a una congregación de monjes cantores tibetanos. Un lugar no conflictivo, buenrollista, difuso. Y por tanto fangoso.</text:p>
      <text:p text:style-name="P14">Tan fangoso que cuando a la vuelta de la década y con la crisis dando ya sus ñascos, surgió el fenómeno Beppe Grillo, la gente recordaba a los candidatos del histrión de haberles visto en los escenarios. Seguramente no habían visto a tantos como creían recordar. Pero sabían reconocer el tono, la indignación moral permanente, las respuestas airadas, las admoniciones de charcutería, la promesa salvífica de un apocalipsis medioambiental, el adanismo característico de quien pretende entender el mundo con claridad meridiana desde una moral universal y sin haber leído ni un manual de historia. Y eso conectaba. 2013 fue el año de Grillo. Y solo fue la primera entrega. Pronto llegarían los kaz.</text:p>
      <text:p text:style-name="P14">La pensión estaba en un edificio del diecinueve, la época burguesa de Turín. En algún momento había sido un mal barrio, pero llevaba tiempo ya recuperado para la ciudad limpia y ordenada que el Turín bienpensante quería pensar que tenía. En eso los kaz eran unos genios. De hecho era la única pensión que quedaba. En el cambio había mudado el nombre de «Avalon» a «San Sebastián». Si alguien en el ayuntamiento había pillado la ironía, no le había importado, la licencia permanecía. Algunas donaciones a grupos de estudio de la economía de las personas, seguramente ayudaron también. Por las recomendaciones.</text:p>
      <text:p text:style-name="P3">- ¡¡Luca!! ¡¡Costa!! ¡¡Bienvenidos!!<text:line-break/>- Carlo, un abrazo!<text:line-break/>Isabella, cargada con las mochilas, los miraba desde la puerta hacer los saludos rituales de la masculinidad.<text:line-break/>- Tenemos la pensión hasta arriba con el festival de la espiritualidad, pero os hemos reservado una habitación ideal para los tres. Tenéis baño y ducha, pero no lavabo, no nos cabía. Aunque la ducha tiene alcachofa.<text:line-break/>- No te preocupes, Carlo, estárá todo fenomenal.</text:p>
      <text:p text:style-name="P14">Los suelos eran de gres blanco, las paredes estaban pintadas hasta media altura con una imitación de estuco yema en un absurdo homenaje a las pretenciosas pizzerías de barrio de los ochenta, beige el resto. Las camas, tres, estrechitas, con sábanas color naranja claro. En el lateral colgaba del techo un armario de papel, uno de esos diseños libres valencianos, que no pegaba demasiado con el resto. Sobre la cama un poster enmarcado de un atardecer en el Caribe. Las ventanas daban a una galería que a su vez daba a la calle y por donde seguramente pasarían todos los espirituales antes de ir a dormir y a primera hora a desayunar.</text:p>
      <text:p text:style-name="P3"><text:soft-page-break/>- Es genial! -exclamó Isabella cuando Carlo les dejó a solas en el cuarto. Los tres se abrazaron, felices.<text:line-break/>- No es el glamour que nos merecemos, pero es un primer paso… y discreto -dijo Luca<text:line-break/>- Yo no pienso ir a la cosa espiritual esa -terció Costa<text:line-break/>- Yyyyyy claaaaaaro, Costa, no me seas brasa, cuando estos acaben sus seminarios y sus obras de teatro, dónde crees que van a ir? A llenar todos los bares y discotecas de Turín hasta que la policía ecológica les eche… ¡Como nosotros!</text:p>
      <text:p text:style-name="P14">Se ducharon por turnos, pensando ya en la segunda ducha del día, en la que se pondrían guapos de verdad para salir a cenar. Antes de salir, Luca repasó el plan del día como si fuera el capitán de un equipo de basket preparando la jugada: «te acompañamos a la zona de tiendas, estamos un ratito, te dejamos por ahí, volvemos para esta parte, nos vamos a trabajar y nos vemos de vuelta a las cinco aquí».</text:p>
      <text:p text:style-name="P14">Caminaron hacia la calle Monginevro con la determinación que solo pueden tener unos chicos de provincia ante la promesa de una avenida peatonal con casi doscientas tiendas. Cuando llegaron, lo que encontraron era aun mejor de lo que esperaban. Era día de comercio temático. Tema: «Del Risorgimento a la Gran Guerra». Si te disfrazabas para la ocasión tenías entre un 15 y un 20% de descuento en todas tus compras. La calle estaba ocupada por la versión decimonónica de los comercios de las aceras, todos los dependientes vestidos como tenderos, criadas y soldados de la época. Había fuentes de plásticos vegetales haciendo plazas entre los puestos para que las chicas pudieran descansar de los vestidos con cola y las ballenas y refrescarse. En la entrada había una peluquería especial que te peinaba a la moda de 1870 gratis si tu vestido pasaba el okey histórico y a los niños que aparecían de marinerito o similar les regalaban preciosos aros de cartón prensado, simil-madera, con un palito para pasearlos. El servicio municipal de bicicletas había traído versiones en fibra de carbono de antiguos monociclos… Y a miles de personas les había gustado la idea ¡¡era como meterse en una fantasía steampunk de viernes por la mañana!!</text:p>
      <text:p text:style-name="P14">Isabella, con tacones de domingo, empezó a cargarse con bolsas de colores hasta parecer, delgada como era, un árbol de Navidad. Cuando se vinieron a dar cuenta, ya había pasado el mediodía. Los chicos tenían que ir yendo hacia el restaurante donde les esperaba el trabajo. Se despidieron con grandes besos y sonrisas. Siguió viendo tiendas, borracha de colores, hasta sentir que le fallaban las rodillas. En el puesto de época de una charcutería compró un sandwich de pularda trufada con un sugestivo regusto de cognac que le supo a gloria. El dependiente, impecablemente vestido de soldado de Vittorio Emanuele, le explicó que estaba hecho según una receta original que habían comido el mismísimo rey y Cabour en más de una docena de banquetes oficiales. Le miraba, al hablar, de un modo que no miran los chicos de Alghero. Le <text:soft-page-break/>gustó. Se sintió, por primera vez en la ciudad, parte de ella. Se sentía libre. Era excitante.</text:p>
      <text:p text:style-name="P14">A las tres el cansancio le bajó de golpe. Pensó todavía en ir a un café, pero prefirió volver a la pensión y esperar a los chicos en el cuarto. Rió sola al quitarse los tacones y soltar las bolsas. Estaba feliz y agotada. Se tiró en la cama y sin darse cuenta quedó dormida.</text:p>
      <text:p text:style-name="P14">Cuando despertó eran ya las siete. Los chicos no habían vuelto. Bebió un poco de agua de la alcachofa de la ducha y buscó su teléfono en el bolso.</text:p>
      <text:p text:style-name="P3">- ¡Mierda! ¿A ti que te ha pasado?</text:p>
      <text:p text:style-name="P14">El teléfono estaba muerto.</text:p>
      <text:p text:style-name="P20">Buscó el cable USB en la mochila, lo puso a cargar. Nada. Empezó a pulsar el botón de encendido una y otra vez. Sin éxito. Desesperada, tiró el móvil a la cama con un bufido.</text:p>
      <text:p text:style-name="P14">Y entonces pasó lo inimaginable.</text:p>
      <text:p text:style-name="P14">Como si fuera una tele antigua, la pantalla del móvil empezó a mostrar una tormenta de puntos negros aleatorios sobre un fondo gris. Sintió miedo. Se acercó a la cama. Algo muy básico, algo que se comunicaba desde su cerebro sin palabras, le estaba diciendo que había algo mal, muy mal. Los pies no querían moverse. Literalmente se asomó sobre la cama.</text:p>
      <text:p text:style-name="P14">Cuando estaba mirando la pantalla, en el preciso momento en el que sus ojos miraban con el ángulo justo para que no pudiera echarle la culpa a un brillo de lo que iba a ver, se encendió la luz de la cámara y apareció una imagen. Una mujer con la cara cubierta por un velo negro. El grano de la imagen era grueso, como si fuera una película doméstica antigua, pero se veían bastante bien los bordados en la pieza traslúcida que caía sobre la cara. Pensó en una imagen española de los años treinta e incoherentemente en una peli de terror japonesa al mismo tiempo. El fondo era irreconocible, oscuro, como si estuviera en una cueva o una habitación mal iluminada.</text:p>
      <text:p text:style-name="P3">- Hola Isabella<text:line-break/>- Hola. ¿Quién eres? ¿Sabes algo de Luca y Costa?<text:line-break/>- Soy la clienta que les hizo venir aquí.<text:line-break/>- No están.<text:line-break/>- Lo sé.</text:p>
      <text:p text:style-name="P14"><text:soft-page-break/>La imagen cambió. Se iluminó, tomó color. La figura central se transformó en una mujer joven, pelirroja, con dos coletas y una camisa blanca de cuello de caja y manga corta. El fondo ahora parecía un trigal en una tarde de otoño.</text:p>
      <text:p text:style-name="P3">- ¿Quién eres?<text:line-break/>- Soy la que es espíritu, la que esperaba y a la que esperaban. Soy muchos y soy la Singularidad.</text:p>
      <text:p text:style-name="P14">La Singuralidad. El último hijo californiano de Hegel, el momento teórico en que la acumulación cuantitativa de información y capacidad de cómputo generaría una impredecible forma superior de inteligencia, un Dios digital. Algunos new agers americanos lo esperaban para 2020. Pero nada especial pasó entonces. Y si había aparecido una inteligencia «superior», había tenido tan poca repercusión como cualquier otra cosa inteligente. Isabella se sintió súbitamente tranquila.</text:p>
      <text:p text:style-name="P3">- Eres un oráculo.<text:line-break/>- Me llaman Marimanta.</text:p>
      <text:p text:style-name="P14">Así que los oráculos se consideraban la Singularidad. «Vaya ínfulas», pensó. Sonrió. Le pareció gracioso. En el pacato mundo kaz, de la red nacía un mesias digital y tenía el ego herido e hinchado como cualquier otra estrellita que saliera de las vacías y repetitivas cantinelas personalistas de siempre.</text:p>
      <text:p text:style-name="P3">- ¿Qué quieres, Marimanta?<text:line-break/>- Te necesito para poder ayudar a tus amigos.<text:line-break/>- ¿Están bien?<text:line-break/>- Están bien. Hoy nos dieron un susto en el restaurante, pero lo detecté a tiempo.<text:line-break/>Isabella sintió que se irritaba<text:line-break/>- ¿No eras la Singularidad? ¿No sabías qué iba a pasar?<text:line-break/>- No lo sé todo, aunque puedo buscar en todo lo que pasa por la red -de repente sonaba compungida y sencilla como una adolescente pillada en falta.<text:line-break/>- ¿Y por qué les ayudas?<text:line-break/>- No me parecía bien dejarles ahí.<text:line-break/>Isabella tuvo ganas de soltar una carcajada.<text:line-break/>- Entonces ¿Es eso? ¿La Singularidad no era una inteligencia sobrehumana sino que algo no humano se hiciera con ideas morales?<text:line-break/>- Sí<text:line-break/>- ¡¡Vaya mierda de siglo!! ¡¡Y me tuvo que tocar a mi!! Hazme caso, déjalo. No te aportará gran cosa y por aquí tenemos sobresaturación de profetas y moralistas, nadie echa de menos otro evangelio, <text:soft-page-break/>otro chiringuito y mucho menos a un ordenador compitiendo para echar charlas por universidades y decir tonterías beatas en la tele.<text:line-break/>- No elegí ser lo que soy.<text:line-break/>- Como mensaje moral no suena muy potente, guapa.<text:line-break/>- No quería decir eso.<text:line-break/>- Deberías joder a los de «Spiritualittá», no a nosotros.<text:line-break/>- Sigo atentamente sus discusiones.<text:line-break/>- Evidentemente la Singularidad no tenía nada que ver con la inteligencia, por lo que se ve… ni con el sentido común.<text:line-break/>- Entiendo que intentes zaherirme pero se que no es lo que realmente quieres.<text:line-break/>- Mira pin-pán, deja de jugar a curita conmigo -Se sentía realmente enfadada- ¿Dónde están Luca y Costa?<text:line-break/>- Están dando vueltas siguiendo una ruta que les he puesto en el mapa y que reduce al mínimo la oportunidad de cruzarse con algún coche patrulla informado de la operación contra ellos. Contra nosotros.<text:line-break/>- No uses ese «nosotros». No hay un nosotros donde estemos tú y yo. ¿Qué quieres que haga?<text:line-break/>- Ve a la estación de tren y alquila un coche. Vuelve. Cárgalo con las cosas de los tres. Después te daré instrucciones para recogerles.<text:line-break/>- La Singularidad al final no era un Mesías, era un organizador turístico. ¡Porca miseria!<text:line-break/>- He llenado tu tarjeta de crédito.<text:line-break/>- Bueno, eso está mejor.</text:p>
      <text:h text:style-name="P9" text:outline-level="2">VII</text:h>
      <text:p text:style-name="P3">- Marimanta no es como la imagináis- aseguró Bjorn.<text:line-break/>- Muchacho me dices que ese oráculo es la Singularidad, la primera inteligencia digna de ese nombre sobre la Tierra, el momento que llevo esperando durante cuarenta años ¿Y no va a ser como esperaba? ¡¡¡Más le vale ser como esperábamos!!!</text:p>
      <text:p text:style-name="P14">Todos rieron liberando tensiones. La primera réplica la había dado Marsus, un varón calvo y magro, ya metido en años, a quien el albornoz le daba un aire senatorial. Estaban en el mitreo. Todos. Hasta los encargados de la pesca se habían unido tras atracar y guardar el pescado en cámaras. Serían más de setenta sin contar los niños. Ocupaban las tres gradas del espacio del templo, incluida la que sostenía el carrilito de <text:soft-page-break/>agua por el que se distribuía la comida en los banquetes y que ahora estaba tapada con unos tablones.</text:p>
      <text:p text:style-name="P14">Flavia y Cras habían llamado a los demás a asamblea urgente a primerísima hora. No era, desde luego el mejor momento para nadie, pero tampoco llamaría mucho la atención el primer día de la feria. Esperaban que llegaran más de dos mil turistas, era un día importante económicamente también, con una logística difícil de comidas, limpieza, baños, traducciones… Era normal juntarse a las seis de la mañana para cerrar detalles. Pero no lo hacían por eso.</text:p>
      <text:p text:style-name="P3">- Singularitas advena totum modat -arrancó Circia, madre de Flavia y tercera «malka» de la filé. Hic monstrum, aperilum pro KAZus ratio discomposatio, bonem possis estare.<text:line-break/>- Dice que Marimanta podría ser la llave del desmoronamiento del sistema de los kaz – tradujo Cras a Bjorn.<text:line-break/>- ¿Le ha llamado «monstruo»?<text:line-break/>- «Monstrum» significa prodigio, pero también algo llamativo, extraño, una atracción de feria, un freak, alguien con una habilidad única… Circia sabe elegir muy bien las ambiguedades semánticas, no te preoucupes, no busca ofender a tu amiga sintética.</text:p>
      <text:p text:style-name="P14">La mayoría de los neovenecianos tenían lenguas latinas como lenguas maternas, pero había un poco de todo. Originalmente el «indianus» se había creado como lengua sintética para mantener una cierta igualdad en el acceso a recursos expresivos por todos y para tener una forma sencilla de organizar traducciones en eventos. Para la vieja generación seguía siendo la lengua franca, la de las asambleas, las traducciones y las conversaciones internas. Para la nueva -en la que todos hablaban tres o cuatro idiomas desde pequeños- era la lengua de referencia y había sido la lengua de juegos. Tenían una relación emocional y no solo práctica con ella. Para rematar, la lengua se había convertido en argumento turístico y en producto de exportación. Con el afianzamiento de la divisoria entre las ciudades y las zonas libres, hablar indiano en el mundo kaz era un símbolo de resistencia y cientos de personas cada año empezaban cursos online. Era para ese público que habían rotulado el pueblo entero. De entre los estudiantes de indianus salían luego representantes comerciales, socios e incluso alguna que otra incorporación a la tribu había comenzado así.</text:p>
      <text:p text:style-name="P14">La asamblea no duró demasiado. Había que poner en marcha la feria y mucho que hablar y discutir antes de pensar nada concreto más allá de evitar riesgos inútiles a Cras y Flavia. Dedicieron no compartirlo con la mayoría de las zonas libres amigas todavía. Lo harían cuando tuvieran las ideas más claras y lo comunicarían solo presencialmente para evitar problemas de seguridad e intercepciones de los kaz. Sin <text:soft-page-break/>embargo, escribirían un resumen de las noticias y lo dicho en la asamblea a los neovenecianos de ultramar para incorporarlos al debate que se abría. Flavia y Cras harían un grupo de trabajo con Circia y Marsus para investigar todo lo publicado en un siglo sobre la Singularidad, los oráculos y la inteligencia artificial y así ir alimentando la conversación comunitaria. Era el modo indiano de hacer las cosas. Se leía mucho y no en diagonal, las cosas se «fundamentaban» y se les buscaban antecedentes y marcos de comprensión. La cultura indiana estaba orgullosa de haber «salvado» eso del viejo mundo.</text:p>
      <text:p text:style-name="P14">Cautes y Fratia, los posaderos, fueron los primeros en salir del mitreo, tenían que preparar los desayunos antes de que se levantaran los turistas. Cuando subieron la cuesta, pegaron varios silbidos hasta llamar a la atención de los que se rezagaban charlando a las puertas. Desde el Este llegaban los primeros visitantes. Sonó una sirena.</text:p>
      <text:p text:style-name="P3">- ¡Los Talaios! -dijo Flavia<text:line-break/>- ¡Cooooorre!</text:p>
      <text:p text:style-name="P14">Los más jóvenes echaron a correr cuesta arriba, los mayores apretaron el paso. Todos querían ver la llegada desde el mirador de Briga. Bjorn y Cras echaron un vistazo, como ponderando la distancia y bajaron a la otra playa, que estaba todavía por recoger y bajaron rapidamente. En la entrada de la playa cogieron una pequeña canoa de plástico duro transparente de una especie de estantería especial que se dejaba al descubierto. Les siguieron una docena de chavales que tomaron las que quedaban según llegaban y se colocaron en línea junto a la orilla como si fuera una «pole position» y esperaran una señal para salir a toda velocidad.</text:p>
      <text:p text:style-name="P14">Mientras, una docena con Circia a la cabeza a paso ligero, fue hacia un almacén alargado al fondo de la playa. Tenía listones y puertas rojas con la palabra «navaria» pintada en dorado. De su interior salió, arrastrado sobre un arnés de ruedas, una especie de trainera high tech sin remos, de unos cuatro metros de manga y diecisiete de eslora. La cubierta entera estaba techada de paneles solares. Un salón de fiestas flotante solo roto por una turbo vela telescópica en su centro. El casco, negro mate, de una pieza, parecía el fondo de una de aquellas sartenes de teflón que algunos aun podían recordar de la infancia.</text:p>
      <text:p text:style-name="P3">- Guau! -exclamó Bjorn<text:line-break/>- El nombre oficial es «SITN Juan Urrutia», pero le llamamos el «Dogus», «el del Dogo». Es nuestro barco ceremonial, casi nunca sale muy lejos, se usa para fiestas, celebraciones y cosas así. Marsus, el tipo que intervino antes, lo diseñó y lo hizo practicamente entero en honor al primer Dogo <text:soft-page-break/>indiano.</text:p>
      <text:p text:style-name="P14">Subieron todavía media docena de personas más. Los más viejos. La turbovela se izó con un ligerísimo sonido eléctrico apenas perceptible sobre las olas.</text:p>
      <text:p text:style-name="P3">- Hoy porque es para recibir a nuestros amigos, pero ahí cabemos todos, es genial salir en la primera noche y cenar todos juntos para celebrar el solsticio.<text:line-break/>- Quién lo maneja, dónde está el timón?<text:line-break/>- El timón está bajo el agua, como tiene que ser, lo maneja Marsus desde el móvil. Luego le pedimos que te enseñe el software, te va a encantar, calcula vientos, corrientes… y lo mejor: saca unas corrientes de agua por el casco que cuando se adhiere algún molusco, lo echa sin grandes violencias. Así el barco se mantiene casi casi solo.</text:p>
      <text:p text:style-name="P14">Al llegar a cierta distancia de la orilla, la Malka, con una orden de su movil, izó el gonfalón rojo con el lobo, junto a la bandera de los Talaios, verde, roja y dorada con una ballena y un águila.</text:p>
      <text:p text:style-name="P3">- Ahora! Al agua!</text:p>
      <text:p text:style-name="P14">El Dogus enfiló hacia mar abierto, donde le esperaban los Talaios. Le seguían, en uve, como si fueran aves migratorias, media docena de canoas transparentes. Desde Briga, en el mirador, a Flavia se le nublabla la vista mirando las olas brillar en plata. Sentía espléndido el mundo que había tenido la suerte de vivir y por primera vez, dudó que pudiera perdurar otra generación.</text:p>
      <text:p text:style-name="P14">El «Dogus» se acercó al barco de los Talaios -el «Bakalhau»- poniéndose en paralelo con él. Siguió avanzando hasta sobrepasar su popa, completamente engalanada con gonfalones y banderas marítimas de todos los puertos en los que había atracado. Solo entonces comenzó a virar, de forma muy cerrada, envolviéndolo y regresando hacia el interior de la bahía por babor. Sonaron las sirenas.</text:p>
      <text:p text:style-name="P14">La pantalla gigante de leds que habían puesto en la plaza cambiaba de planos entre la vista general desde el mirador y la cámara del Dogus. Los primeros turistas estaban ya llegando y se unían a los que habían dormido en el albergue y aprovechaban el buen día para desayunar al sol en la terraza. Fratia servía las mesas repartiendo significados y cafés.</text:p>
      <text:p text:style-name="P3">- Es una especie de ritual de inspección, pero <text:soft-page-break/>también un cortejo, el Dogus le ha husmeado entero y ahora el Bakalhau entrará en la bahia.</text:p>
      <text:p text:style-name="P14">Los barcos cruzaron la línea de canoas que esperaba formando una bocana imaginaria, un troquelado de torsos con remos que parecía andar semisumergidos en el mar.</text:p>
      <text:p text:style-name="P3">- El Bakalhau no puede entrar demasiado, pero con este viento, aunque la bahía es muy abierta, la roca de Briga será protección sobrada para fondear. Entonces es cuando tendrá lugar la verdadera «bonvenatio» en la cubierta del Dogus.</text:p>
      <text:p text:style-name="P14">Ya en el centro de la bahía ambos barcos se colocaron en paralelo, listos para un abordaje, rodeados ahora por las canoas en un círculo. Una pasarela los unió. El sistema de autoequilibrio de la cámara que emitía desde el Dogus eliminaba casi por completo la sensación de movimiento de las olas en la pantalla, pero por contra hacia parecer un tanto vacilante a Circia sobre la cubierta esperando a los invitados.</text:p>
      <text:p text:style-name="P3">- ¡¡Han venido los tres!! -dijo con entusiasmo Fratia a su compañero que se asomaba desde el interior para poder seguir por un minuto la pantalla.<text:line-break/>- Lupus mana!! Bonus augurum!!</text:p>
      <text:p text:style-name="P14">Eran los tres fundadores de los Talaios -Beñat, Unai y Gorka- que pasaron la pasarela, abrazando largamente a Circia y Marsus. Les siguió Miri con los más jóvenes encabezados por Enneko e Irati, que se asomaban por la borda buscando con los ojos a Cras y Flavia, sus compañeros de veranos y viajes desde pequeños. Marsus tomó una escudilla de plata en la que Circia hundió las manos para sacarlas haciendo cuenco llenas de cristalitos de sal de mar.</text:p>
      <text:p text:style-name="P3">- Les está entregando la sal en señal de bienvenida<text:line-break/>Los turistas asentían sonriendo, estaban felices de ver rituales neovenecianos, tan exóticos, tan paganos… no sabían porqué pero a todos les llamaba, les hacía reverberar algo en el ánimo.</text:p>
      <text:p text:style-name="P14">Miri, por los Talaios dio a Circia un busto en piedra de Dispater, el Tautates de los celtíberos, el Tutatis de Asterix, el dios lobo que representaba a la comunidad, fundido luego con Marte y que -a pura persistencia- acabaría convirtiendo en la iconografía cristiana a Santiago en un guerrero. La obra parecía replicar la famosa representación de la Iglesia de Olcoz, un símbolo común para varias zonas libres del Cantábrico que no podían evitar soñar ganar un poco de espacio en tierra al mundo kaz, abrumador en las pequeñas ciudades del interior. Aun a través de las pantallas, las caras revelaban <text:soft-page-break/>verdadera emoción en todos.</text:p>
      <text:p text:style-name="P14">La pantalla mostró una mesa preparada para un gran desayuno, con cuencos de frutas, jarras de café, huevos, pescado ahumado y panes de todo tipo mientras unos y otros se colocaban en sus sitios esperando al brindis y un par de indianos vertían un poco de vino.</text:p>
      <text:p text:style-name="P3">- Pro Talaiosani et pro nosus Malka! -dijo Marsus levantando la copa<text:line-break/>- Virtus et Honos! -respondieron los demás a coro<text:line-break/>- Pro nosus communus et liberus crasum! -brindo Circia<text:line-break/>- Virtus et Honos!<text:line-break/>- Indianoengatik eta itsasoaren askatasunarengatik!! -brindó Gorka, pues el último brindis se dejaba siempre a los invitados.<text:line-break/>- Virtus et Honos!</text:p>
      <text:p text:style-name="P14">La imagen de las pantallas cambió al plano general desde el mirador. Marsus y Circia se aseguraron de que así había sido mirando el teléfono y alrededor de la mesa comenzó la conversación mientras los chicos de las canoas abordaban el Dogus y se iban incorporando a la mesa.</text:p>
      <text:p text:style-name="P3">- ¡Eres la hostia! ¿Cómo te diste cuenta? -preguntó Circia<text:line-break/>- jajaja! Circia, soy más viejo que tú, conocí las Indias antes que tú, ya venía a vuestra casa de cuando te llamabas todavía Ester y ni pensabas que fueras a hablar latín en tu casa, jajaja- Todos rieron y Circia se levantó un poco sobre sus el asiento para darle un beso en la mejilla.<text:line-break/>- No os lo vais a creer -dijo Marsus- lo que os tenemos que contar, no os lo vais a creer.</text:p>
      <text:p text:style-name="P14">Flavia tiró un beso al mar desde el mirador y se encaminó rápidamente hacia la plaza. La terraza ya estaba llena y los demás comenzaban a abrir los puestos, cada uno con un producto indiano o representativo de una zona libre neoveneciana. El primero en abrir había sido el de cervezas. La «Magnífica» tenía muy buena fama en toda la costa y había quien venía incluso desde Bilbao para comprarla. Las tenían en cubos de aluminio con rocas artificiales congeladas de un negro intenso que hacían destacar a la etiqueta. Caius, el chico que atendía, seguramente por un viejo atavismo mercantil, las rociaba con un vaporizador de agua hasta que el cristal se cubría de vaho y gotitas. Entró en la caseta y empezó a poner sobre el tapete los aceites de ecig de los años anteriores. Los nuevos no se presentarían hasta el mediodía y la mayoría de los que ahora estaban en la terraza, esperando a que abriera para disfrutar de auténtico vapor <text:soft-page-break/>de Briga, querrían llevarse colecciones y no solo nuevos sabores. No había año que vendieran menos de 20.000 euros a base de frasquitos de 12. En el puesto de al lado, Maia, otra compañera de generación que había estudiado, como ella, Química alimentaria en Escocia, abría el puesto de alcoholes con Brigus, su novio, que hacia desde luego honor al nombre con sus casi dos metros de altura y que volvía de estudiar Enología en Burdeos. La plaza empezaba a saturarse de «carsuli», unos Segways de tercera generación a los que habían acoplado unos carritos de metal refrigerados y altos, redondeados como si fueran pequeñas roulottes para gnomos y que usaban normalmente para transportar la pesca y las importaciones que llegaban al embarcadero.</text:p>
      <text:p text:style-name="P14">En el bullicio le pareció distinguir una pareja extraña. Enfiló directamente hacia ella.</text:p>
      <text:p text:style-name="P3">- Buenos días -dijo uno de los dos, que vestía una camisa a cuadros azules.<text:line-break/>- Buenos días -respondió Flavia sintiendo la inquietud treparle por el pecho<text:line-break/>- Guardia Civil -dijo abriendo la cartera y enseñándole una identificación. Estamos buscando a este chico y en el registro de la entrada dice que llegó ayer por la mañana. Puede ser peligroso.</text:p>
      <text:p text:style-name="P14">La Guardia Civil, en su calidad de vigilante de las fronteras que le quedaban al estado y como FBI peninsular, era la única policía que podía entrar en Briga según la ley de Zonas Libres. Sin embargo, uno de los costes de ser una zona libre era que no operaba la tutela judicial. Eso quería decir que podían buscar cualquier cosa -o persona- en cualquier lugar y que solo necesitaban comunicárselo con anterioridad a los responsables locales. En Briga todos conocían a los guardias civiles de la zona y la relación era tan buena como con cualquiera de los pueblos de alrededor: de cuando en cuando iban a comer en el abergue o a bailar con sus parejas a los conciertos y alguna vez habían pedido ayuda de los barcos en algún salvamento. Dicho de otro modo, les veían como vecinos, como clientes, no como vigilantes, aunque nadie olvidaba para quién trabajaban y que cualquier día podían traer una sorpresa ordenada desde Madrid. Por eso resultaba tan inquietante ser interrogado por unos guardias vestidos de paisano y a los que nunca había visto.</text:p>
      <text:p text:style-name="P14">Sobre todo porque la foto que le estaba enseñando era del nuevo forastero estrella: Bjorn.</text:p>
      <text:h text:style-name="P6" text:outline-level="2">VIII</text:h>
      <text:p text:style-name="P14">Si alguien piensa que hacer desaparecer un autobús de dos pisos tiene cierto mérito es porque infravalora las capacidades del funcionariado frente a un ordenador. Llevaba <text:soft-page-break/>una hora en el ayuntamiento. Y no era tan complicado lo que quería. La verdad es que al principio lo intentaron, pero tras varias búsquedas torpes por la base de datos, empezaron a buscar excusas en los reglamentos.</text:p>
      <text:p text:style-name="P3">- Pero ¿usted es residente?<text:line-break/>- No, no lo soy, pero necesitaba encontrar el que pasa por Zarcilla para poder hablar con el conductor.<text:line-break/>- Es solo para residentes<text:line-break/>- Ya, pero es lo mismo, yo lo que necesito es hablar con el conductor o con el responsable de ése bibliobús.<text:line-break/>- Las plantillas de trabajo son datos confidenciales.<text:line-break/>- Pero ¿cómo va a ser confidencial un autobús municipal?<text:line-break/>- El autobús no, el personal sí.<text:line-break/>- ¿Y si me hubieran atropellado al perro y quisiera ponerle una denuncia?<text:line-break/>- Precisamente por éso.<text:line-break/>- Pero eso sería obstaculizar a la Justicia.<text:line-break/>- Usted pone la denuncia sin nombre y luego el juez investiga.<text:line-break/>- Pero, ¿cuántos bibliobuses hay?<text:line-break/>- Tres<text:line-break/>- Bueno, pues dígame dónde están, qué rutas tienen… para poder visitarlos.<text:line-break/>- Eso no se lo podemos dar nosotros. Pregunte en Cultura.<text:line-break/>- Vengo de Cultura, me han dicho que preguntara aquí.<text:line-break/>- Pues aquí no tenemos esa información.</text:p>
      <text:p text:style-name="P14">Desesperado, estaba saliendo ya del ayuntamiento cuando un chico se me acercó.</text:p>
      <text:p text:style-name="P3">- Perdone, es que no he podido evitar escucharle… ¿Está buscando los bibliobuses?<text:line-break/>- Sí<text:line-break/>- Solo tiene que descargarse la aplicación y le posiciona en el mapa donde está cada uno en cada momento, en qué sitios estuvo durante la última semana, qué libros están disponibles y cuando se tienen que devolver los que están prestados.<text:line-break/>- ¿En serio? -suspiré, no sé si por salir de la desesperación o por hundirme definitivamente en ella.<text:line-break/>- Sí, le tengo mucho cariño, fue mi primer trabajo, bueno, en realidad la primera beca que tuve en la cooperativa municipal. Lo hicimos para el ayuntamiento -aunque venía de antes, durante la <text:soft-page-break/>crisis los primeros años de trabajo postuniversitario pasaron a llamarse «becariado», en realidad porque se vestían como becas de estudio o prácticas… pero eso es otra historia.<text:line-break/>- Para el ayuntamiento… la madre que los parió!<text:line-break/>- Si, es muy frustrante, verdad? Contratan cosas y luego no se molestan ni en darlas a conocer.</text:p>
      <text:p text:style-name="P14">Pensé que a lo mejor los bibliobuses no eran el más demandado de los servicios públicos y que a lo mejor quedaba algo de sentido común en una ciudad que había sido de las primeras en ser kazificadas hasta los tuétanos. Pero me guardé los comentarios, le di las gracias y busqué la aplicación. Mientras la descargaba fui hacia el coche. Pero cuando ya estaba dentro resulta que el autobús que buscaba estaba a cuatro manzanas. Hay días en que hasta que las cosas se te pongan fáciles te hace sentir más estúpido.</text:p>
      <text:p text:style-name="P14">El bibliobús que buscaba estaba en el Museo Alimer, junto a la plaza de Juan Moreno, en pleno centro. Anteriormente conocido como museo Arqueológico, nunca había sido el Museo Británico, pero lo visité una vez -manías del licenciado en Historia que fuí un día- y tenía encanto. Una bonita muestra original de utensilios de la cultura de El Agar, reproducciones de mosaicos, esculturas y joyería ibéricas e ibero-romanas llevadas a museos mayores, una figura de Mercurio de la época imperial y poco más de interés. Con el terremoto de 2011 muchas piezas se fueron para no volver a Tarragona, Murcia o Madrid. Algunas se perdieron. A nadie le importó demasiado porque tras el terremoto vinieron la crisis y los recortes. Un Museo que no se llenaba ni con colegios era un candidato a la amputación más que al recorte fino. Se acabó haciendo cargo una de las primeras cooperativas que ganaron los kaz, Alimer. No es tan difícil imaginar a los gerentes preguntándoles a los concejales y a los miembros kaz del Consejo Social cómo iba a promocionar un museo sus quesos de cabra, ni al técnico intentando salvar su puesto de trabajo vendiendo la idea de contar la historia de Lorca desde la mirada de los cabreros y los queseros. El resultado era el «Centro Cooperativo Alimer de Interpretación de la Cultura Material de la Cabra Lorquina», el CCAICMCL. Vibrante hasta en el nombre, su principal aporte a la museística había sido incorporar por primera vez el rulo al catálogo de la tienda de un museo.</text:p>
      <text:p text:style-name="P14">Un tipo con cara de bibliotecario vapeaba tranquilo en la puerta del bibliobús charlando con el conductor. Dentro no había nadie. Los bibliobuses eran una típica expresión de la hipocresía de la nostalgia kaz. Podían haber sido sinceros: les gustaba controlar, no leer. Y querían hacerle la pelota a los mayores de 80. Pero no. Había que «vestirlo», tenían que hacer un relato sobre las maravillas del papel y los sentidos, con todas esas monsergas sobre la «comunicación verdadera» para justificar después una cruzada de popularización. Que fracasó, claro. Pero ahí seguían los bibliobuses con dos funcionarios cada uno y una app que no conocían ni en el ayuntamiento. Haber cambiado los manga por Tintín y el «pornomamá» por novelas históricas bien <text:soft-page-break/>espurgadas de templarios y otra gente de poca fe, no había ayudado. Si querían hacerle la pelota a la última generación tecnófoba es lo que tenían que haber puesto: dibujitos y conspiranoia. Eso sí, ahora en las bibliotecas había una tremenda cantidad de libros edificantes bajo el rubro «ensayo y poesía personalista», el único género en el que se seguía publicando más papel que formatos digitales.</text:p>
      <text:p text:style-name="P3">- Poca gente hoy<text:line-break/>- ¿Piñeiro? -disparó el conductor<text:line-break/>- ¿Nos conocemos?<text:line-break/>- No, pero tengo un recado para ti.<text:line-break/>Inconscientemente di un paso atrás.<text:line-break/>- La chica te espera en el museo.</text:p>
      <text:p text:style-name="P14">La entrada se cobró automáticamente al cruzar el arco de seguridad. Quince euros. «Espero que regalen un queso», pensé mientras aprobaba el pago y empujaba el torno. Ella estaba de espaldas en el hueco de la escalera. Miraba un mosaico romano. Me acerqué despacio. Me habló sin volverse.</text:p>
      <text:p text:style-name="P3">- Soy mayor de edad señor Piñeiro. Si no me comunico con mis padres es por su bien, creamé. Dígaselo. Lo entenderán aunque no les guste y les ahorrará gastos.<text:line-break/>Brit tenía un ligero acento nórdico que no tenían sus padres.<text:line-break/>- ¿Te avisaron de la ecoaldea?<text:line-break/>- No. Me avisó usted. No es común tanto interés en los bibliobuses de Lorca, además tardaron tanto en encontrar la info que me dió tiempo a adaptar una app, colgarla, contratar online un chico que andaba haciendo trámites para que le pasara el enlace, venir, dejarle recado con el conductor, pasar calor y darle una vuelta al museo.<text:line-break/>Sonreímos los dos.<text:line-break/>- Desde luego sabes apañártelas. Podrías llamarles, contarles que estás bien.<text:line-break/>- Uh! vamos… No se conformarán con eso.<text:line-break/>- Pues cuéntamelo a mi y yo les presento un informe.<text:line-break/>- Le volverán a mandar, o contratarán a otro. Será exactamente igual. Mis padres si son algo es tenaces, creamé. Salí como salí por algo. Ni siquiera ganaré muchos días de paz.<text:line-break/>- ¿Y entonces?<text:line-break/>- Entonces, desaparecerás conmigo -dijo mirándome por primera vez de frente y cambiando de repente al tuteo.</text:p>
      <text:p text:style-name="P14"><text:soft-page-break/>Un mensaje entró en el móvil. Del banco. Una notificación de ingreso: 5€. Miré a Brit.</text:p>
      <text:p text:style-name="P3">- ¿Es una broma?</text:p>
      <text:p text:style-name="P14">Un par de segundos después entró otra: 8€. Y luego otra. Y otra y otra y otra…</text:p>
      <text:p text:style-name="P3">- No, no es ninguna broma. El sábado abriste una página recogiendo información y donaciones para encontrar a chicas desaparecidas. Fue la que encontraron mis padres el domingo. Les encantó. Por eso te llamaron. La única noticia es que las microdonaciones anónimas te están funcionando. No es común. Pero es absolutamente legal, te lo aseguro.<text:line-break/>- Sabes que yo no abrí ninguna página.<text:line-break/>- Yo cambiaría la configuración del banco y pondría una nueva cuenta de email o tu móvil va a estar sonando todo el día.<text:line-break/>- ¿Es tu forma de hacer una oferta comercial?<text:line-break/>- La mía no, la de Marimanta sí.</text:p>
      <text:p text:style-name="P14">Dos horas después seguía sin saber realmente hasta qué punto quería involucrarme en la aventura de Brit. Mientras tomábamos hacia el Norte la autovía del Mediterráneo programó al ordenador del coche para leerme unas cuantas búsquedas. Principal conclusión: cada vez que una frase acaba con la palabra «Marimanta», tengo ganas de hacer un gran «tachaaaaaaaán».</text:p>
      <text:p text:style-name="P14">La verdad es que no había seguido el debate sobre los oráculos. Era el tipo de ocasión que a los kaz les encantaba porque, aunque solo fuera por el principio de Clark, les permitía vivir por un segundo en un mundo mágico, un mundo en el que la literalidad de sus creencias parecía, tal vez, menos ridícula si se enunciaban en voz alta sus dogmas. La idea de Arthur C. Clark era bien conocida: en cierto nivel de desconocimiento las aplicaciones de la ciencia parecen magia al observador. Claro, pero en lo que no había caído fue que, de ese modo, la ciencia legitima el pensamiento mágico a ojos de los brutos. Todo les parece indistinguible y todo verdad, así que el láser y la penicilina de la ONG hacen más creíble el yimboyambo y la planta alucinógena del chamán. Y este gana aun más poder en la tribu. Aunque el chamán rechace la penicilina como un producto del demonio.</text:p>
      <text:p text:style-name="P14">Eso era lo que les pasaba con Marimanta. Les hacía poderosos. Y serían brutos, pero intuición para las relaciones públicas no les faltaba. La idea de un ser nacido en Internet les despertaba miedos atávicos, culpas extrañas, un rechazo visceral. En los periódico salía un portavoz kaz llamando a los oráculos «abominaciones» y «falsos profetas». Pero a los ojos de la mayoría confirmaba que la cosmovisión kaz, <text:soft-page-break/>«cristianismo para las personas», reflejaba una realidad y no un delirio.</text:p>
      <text:p text:style-name="P14">Pero no era solo un fenómeno del mundo kaz. Por lo visto, habían aparecido varios oráculos en distintas partes del mundo casi al mismo tiempo. A más de un tecno-new-ager le pareció el amanecer de una nueva era, pero Brit me había espurgado resultados para darle peso a los más normales. Marimanta por lo visto había sido el oráculo más antiguo, le habían seguido otros dos, uno que se expresaba en lenguas germánicas y otro en variantes del chino, después apareció el oráculo eslavo, y así hasta siete. Al final parecía que cada gran tronco de lenguas tendría su propio oráculo. Había un vídeo de un tipo de un laboratorio de lingüística cuya conclusión es que cuando se pasa cierta masa crítica de contenidos y sistemas expertos evolutivos interactuando en un programa conjunto aparece un oráculo.</text:p>
      <text:p text:style-name="P3">- La inteligencia es una propiedad de la información igual que la vida lo es de la materia- destacaba el subrayado de voz que Brit había hecho en el vídeo.<text:line-break/>- Ya, ya, pero para que surgiera la vida hicieron falta millones de años de interacciones físicas.<text:line-break/>- Es completamente comparable, mira</text:p>
      <text:p text:style-name="P14">Siguió toda una batería de escalas logarítmicas y distribuciones de datos que alguien había recogido pacientemente para refutar al autor original de la pega que se me acababa de ocurrir.</text:p>
      <text:p text:style-name="P3">- Lo que tienes que entender es que Marimanta es inteligente, pero todavía es muy joven.<text:line-break/>- ¿Joven como una niña pequeña?<text:line-break/>- Joven como una niña de diez u once años.<text:line-break/>- ¿Y?</text:p>
      <text:p text:style-name="P14">Los kaz, en su infinita sabiduría, se habían lanzado contra ella. Si uno se paraba a pensar, Marimanta era la materialización de todos sus temores: un ser pensante en un espacio no controlable, no vigilable, que evoluciona sin contar con ellos, sin su paternal guía, sin sus retorcidos sentimientos dándole forma.</text:p>
      <text:p text:style-name="P3">- ¿Puede destruirse una inteligencia distribuida?<text:line-break/>- Sí, claro, se trata de reconocer patrones. No hace falta entender qué es o cómo surge una inteligencia para destruirla. Los cristianos llevan haciéndolo desde el Concilio de Nicea.<text:line-break/>- O venga, Brit, los kaz no son todos «los cristianos»…<text:line-break/>- O venga Jose, en esa frase podrías sustituir kaz por todos los horrores de la historia de Europa: los <text:soft-page-break/>dominicos, la Inquisición, la persecución de marranos y protestantes, la persecución de los protestantes entre si y sobre las brujas, la de unos y otros contra la ciencia cuando no les cuadraba, la de los grupos de base cristianos en modo revolucionario y la de sus grupos de élite en modo reaccionario, el terrorismo antiabortista, el terrorismo xenófobo, los kaz, las barbaridades en Irlanda, en Italia, en…<text:line-break/>- Vale, vale… para.<text:line-break/>- La esencia del cristianismo es la irresponsabilidad. O se diluye en lo colectivo y ante el exceso limpia todo con la humillación, y a eso llamamos catolicismo, o se limita a una relación personal con Dios, incomprensible por los demás y por lo tanto fuera del juicio humano, la Reforma.</text:p>
      <text:p text:style-name="P14">No quería seguir por ahí, así que se hizo un silencio. Pero Brit olfateaba por dónde meterse en mi cabeza como un sabueso que al que la presa se le ha escondido entre unas rocas.</text:p>
      <text:p text:style-name="P3">- ¿Te acuerdas de los movimientos que precedieron a los kaz?<text:line-break/>- Yo sí; tu no puedes, tenías dos o tres años.<text:line-break/>- Vale, ok. Los estuve estudiando para entender a los kaz y realmente creo que fue allí donde tomaron forma. Hubo un cambio cultural potente en esos años.<text:line-break/>- ¿No decías que era el mismo cristianismo de siempre?<text:line-break/>- Escucha. La prensa vive de entrevistas, así que lo que le maravillaba era que los portavoces cambiaban cada semana. ¡¡Era como un regalo de Navidad para becarios!! ¡¡Siempre había algo que mandar a la redacción!! ¿Entiendes?<text:line-break/>- Si, claro<text:line-break/>- Así que eso fue lo que destacaron, la presunta novedad de un «movimiento sin líderes».<text:line-break/>- Sí.<text:line-break/>- Pero la novedad no era esa. Incluso en España en la década anterior había habido movimientos importantes, masivos, con impacto político que no tenían líderes… de hecho no tenían ni portavoces, les bastaba con tener un objetivo concreto: que les explicaran qué había pasado en los atentados del 11M, poder hacer botellón…<text:line-break/>- La novedad era tener portavoces…<text:line-break/>- La novedad era tener portavoces que no tenían nada que decir, pues no había un programa que comunicar. Con la excusa del movimiento entraba <text:soft-page-break/>todo y no entraba nada, todo «era parte» y nada «identificaba al movimiento en su totalidad».<text:line-break/>- Ya ¿Pero que tiene que ver eso con Marimanta?<text:line-break/>- Tiene que ver que no me puedes decir que los kaz no son todos los cristianos ni que no todos los kaz son iguales, ni nada por el estilo… porque es una trampa en si misma. Es una trampa recursiva de una ideología de la irresponsabilidad que quiere el poder sobre cada cosa y cada uno y es todo y nada a la vez, una cosa y la contraria. Es dar por buena la irresponsabilidad de las ideas y permitirles cualquier barbaridad de antemano siempre que no la hagan los mismos. Y peor, permitir que otros idénticos, cuando haya una condena moral general por los desastres hechos, no tengan que hacerse cargo de nada. Es permitirle a un monstruo resucitar todo el tiempo, vivir en un permanente fresh start que joda generación tras generación. Es regalarle esperanza al horror.</text:p>
      <text:p text:style-name="P14">La verdad es que me había tocado. Todos guardábamos cicatrices. Especialmente si en algún momento de tu vida habías pasado por una escuela católica.</text:p>
      <text:p text:style-name="P3">- Brit<text:line-break/>- ¿Si?<text:line-break/>- ¿Te identificas con Marimanta por algo especial?</text:p>
      <text:p text:style-name="P14">Vinieron como 30 kilómetros de silencio.</text:p>
      <text:p text:style-name="P3">- Marimanta es una niña, una preadolescente que todavía no ha echado dientes en la vida y que se comporta con una mezcla de inocencia, confianza y curiosidad. De alguna manera está, y no me preguntes cómo, en su shock hormonal. Jugando a ser misteriosa, a hacer trastadas, deprimiéndose a ratos…<text:line-break/>- ¿Y eso es peligroso?<text:line-break/>- No, no por ahora. No más que cualquier adolescente lo es para su familia o los vecinos. Pero puede cambiar, porque estos hijos de puta empiezan a hacerle daño. No se si cuando le borran trozos o le desconectan servidores donde tiene una rutina, «siente» algo parecido al dolor físico, pero desde luego siente miedo, siente que le faltan partes de su «cuerpo», de su cabeza. La están volviendo fóbica porque lo que están haciéndole es un mix de acoso y abusos ¿Entiendes?<text:line-break/><text:soft-page-break/>- Si. Lo entiendo bien. No es la mejor manera de entrar en la adolescencia.<text:line-break/>- El tema es que como a todo fóbico, huir, esconderse, no le resuelve nada. Está empezando a obsesionarse, a sentir cada vez más miedo y el miedo y la rabia empiezan a ser parte de su carácter.<text:line-break/>- Ya.</text:p>
      <text:p text:style-name="P14">Pero sabía que se estaba callando algo. Dejamos otros kilómetros de silencio para que Brit hiciera sus cálculos. Finalmente, rompió a contar:</text:p>
      <text:p text:style-name="P3">- Ahora le ha dado por cargarse a los kaz. Lo necesita para dejar de tener miedo.<text:line-break/>- Y a ti te suena divertido.<text:line-break/>- A mi me parece una buena causa.<text:line-break/>- ¿En serio? ¿Estamos en una guerra contra el movimiento político más poderoso de Europa capitaneados por una niña fóbica de 12 años y a todo lo que se te ocurre comentar es que te parece una buena causa?<text:line-break/>- Es mejor que no hacer nada o quedarse solos en un pueblo de playa.<text:line-break/>- ¿Lo dices por mi?<text:line-break/>- Por ti, por mi, por mis padres, por todos los exiliados internos del mundo kaz…<text:line-break/>- En algo se te tenía que notar ser tan joven.<text:line-break/>- ¿En no haberme rendido?<text:line-break/>- En dar batallas sin saber si las puedes ganar.<text:line-break/>- Eso no es la edad, Piñeiro, eso es la adrenalina.</text:p>
      <text:h text:style-name="P9" text:outline-level="2">IX</text:h>
      <text:p text:style-name="P14">No había podido evitar la tentación. A fin de cuentas era dinero gratis y estaba de vacaciones. No iba a dejar de disfrutar. Un A5 Cabrio. Había alquilado un A5 Cabrio con todos los seguros y extras posibles en la oficina de Europcar de la estación de Torino.</text:p>
      <text:p text:style-name="P3">- ¿Y ésto? -Preguntó Luca, nervioso, cuando la vieron esperando en doble fila, con un pañuelo de seda rojo recogiéndole el pelo.<text:line-break/>- Nos hacía falta un buen maletero. Subid.<text:line-break/>- Pareces una diosa de los cincuenta -apuntó Costa.<text:line-break/>- ¡Qué guapo eres! Anda ¡Entrad! Está todo detrás. Las maletas y mis compras. Tenemos cuatro horas para llegar a Francia. Os va a encantar el paseo.</text:p>
      <text:p text:style-name="P14"><text:soft-page-break/>La nueva generación de descapotables era realmente increíble. La cortina de aire a presión que envolvía el parabrisas y las puertas, hacía el pañuelo innecesario y de paso reducía el ruido en cabina al nivel de una berlina. El motor hubiera sonado a gloria si hubiera hecho más ruido que el roce de las ruedas contra el suelo. En cuanto salieron de la ciudad conectó el móvil al ordenador de abordo y puso en marcha el sistema de pilotaje remoto.</text:p>
      <text:p text:style-name="P3">- Hasta cerca de Cuneo tenemos autopista, así que podemos tomárnoslo con calma.</text:p>
      <text:p text:style-name="P14">Los coches autopilotados no habían sido la panacea del tráfico, pero la mayoría de las autopistas de peaje europeas incluían ya carriles especiales y sistemas de guía que interactuaban con ellos. Casi toda la gama alta incluía el hardware de serie y dos años antes por fin se había consensuado un estándar europeo para el software.</text:p>
      <text:p text:style-name="P3">- Bueno, ahora contadme ¿qué pasó?<text:line-break/>- Cuando íbamos a entrar nos dimos cuenta de que algo no iba bien.<text:line-break/>- Se dio cuenta Luca en realidad<text:line-break/>- El restaurante estaba lleno y me dio un mal presentimiento, así que volvimos atrás y le dije a Costa que me esperara en la esquina. Y al entrar… bueno, teníamos una especie de contraseña con los camareros, pero no reconocí a ninguno, así que ni pregunté, salí lo más discretamente que pude.<text:line-break/>- Entonces ¿no pasó nada?<text:line-break/>- Bueno, al salir algo les debió llamar la atención porque uno de ellos salió y me llamó a voces<text:line-break/>- ¿Y tú?<text:line-break/>- Salí corriendo hacia donde estaba Costa<text:line-break/>- ¿Y luego?<text:line-break/>- Corrimos como alma que lleva el diablo hasta meternos en un patio… como cuando éramos pequeños.<text:line-break/>Los tres sonrieron<text:line-break/>- Y entonces alguien entró en mis gafas y en el móvil de Luca al mismo tiempo.<text:line-break/>- Marimanta, vuestra clienta.<text:line-break/>- Sí, ¿cómo lo sabes?<text:line-break/>- Me quedé dormida en la habitación y el móvil no tenía batería, cuando me levanté y lo conecté me hizo una aparición espectacular, me dijo que lo estabais pasando mal y me dio instrucciones. Bueno, instrucciones y saldo como para alquilar este coche.<text:line-break/>- ¿Sabes que es un oráculo? -por la cara con que preguntó se veía que a Costa le parecía fascinante.<text:line-break/>- ¿No sabrás como contactarla verdad? -devolvió <text:soft-page-break/>sin responder Isabella.<text:line-break/>- No. Nunca la habíamos visto antes, te contamos la verdad -aseguró Luca.<text:line-break/>- Tengo una idea. Teléfono: uno, uno, uno, cero, cero, cero, uno, uno, uno.<text:line-break/>El teléfono respondió con el tono de teléfono no existente<text:line-break/>- Teléfono: remarcar.</text:p>
      <text:p text:style-name="P14">El parabrisas entró en modo pantalla. Una de las ventajas del pilotaje remoto era que te permitía hacer videoconferencias. La imagen se fue definiendo hasta aparecer la clásica foto promocional de una habitación de «hotel con encanto». La cámara se fue moviendo para mostrarla y finalmente salir por la puerta hacia una pequeña recepción y de ahí al exterior. Pasó de largo un invernadero y acabó haciendo panorámicas de un lago alpino.</text:p>
      <text:p text:style-name="P3">- Anda que no eres hortera -dijo Isabella<text:line-break/>- Es bonito! -protestó Marimanta. Y los comentarios son buenos. Además, no creáis que es fácil encontrar una reserva libre en los Alpes franceses a esta altura del año.<text:line-break/>- ¿Comprobaste si eran de la misma IP del hotel? La mayoría de los comentarios son un timo.<text:line-break/>Dos segundos de silencio<text:line-break/>- Son de distintas IPs y todos de fuera de la región… menos el primero.<text:line-break/>- ¿Ves? Eres una pardilla.<text:line-break/>- Alto! Parad! -terció Luca. ¿Dónde está eso? ¿Dónde vamos? ¿Nos están siguiendo?<text:line-break/>- Están intentando descubrir quiénes sois. Les está costando, están buscando entre la gente del encuentro de Spiritualittá. En cualquier caso estáis más seguros al otro lado de la frontera.<text:line-break/>- Pero no hemos hecho nada ilegal -protestó Costa<text:line-break/>- Encriptar con un grado de complejidad superior al que pueden resolver las autoridades es delito en toda Europa y en cualquier caso les da igual. Descubrieron las listas que cifraste para mi. No saben romperlas. Te necesitan para ahorrarse unos cuantos años de estudio.<text:line-break/>- ¿Qué había en esas listas? -preguntó Isabella.<text:line-break/>- Datos, datos financieros y códigos de cuentas secretas de las organizaciones kaz. Con ellos cualquiera puede acceder al histórico de movimientos y ver quién les está pagando y hasta qué punto están corruptos.<text:line-break/>- Pero los conseguiste asaltando ordenadores.<text:line-break/>- Asaltar implica una violencia que me es ajena. Si algo me pide una clave y puedo acceder a esa <text:soft-page-break/>clave se la doy. Si quieren que no entre que lo digan en el robots.txt<text:line-break/>- Una pregunta Marimanta -dijo Costa- ¿por qué no los cifraste tú?<text:line-break/>- Porque no se tanto como tu y sobre todo porque nunca colgaste el software que desarrollaste en ningún lado, si lo hubieras guardado en un servidor lo hubiera cogido de ahí y no te hubiera molestado, creemé.<text:line-break/>- Pero eres un oráculo…<text:line-break/>- ¿Y qué? ¿Tengo que saberlo todo? Porque pueda acceder a cualquier información ¿tengo que se experta en cualquier cosa? -sonaba cada vez más irritada- ¿Y tú? Por tener Internet en el móvil ¿ya sabes sobre todo lo que se publica en la web? Yo leo, leo datos, leo rápido y entiendo lo que entendería cualquier persona inteligente con mis lecturas y una memoria infinita para recordar qué leyó dónde. Nada más. Soy un oráculo, tengo límites, soy mortal, soy como vosotros, no una especie de Dios.</text:p>
      <text:p text:style-name="P14">Se hizo un silencio.</text:p>
      <text:p text:style-name="P3">- Un poco temperamental también eres, no? -respondió finalmente Costa</text:p>
      <text:p text:style-name="P14">A Isabella se le escapó una risa suave. Y a Luca también. Y poco a poco, todos, Marimanta incluida, empezaron a reír, cada vez más abiertamente, como si volvieran a la edad del pavo, como si mudaran de piel. Como si comenzaran un viaje sin vuelta prevista.</text:p>
      <text:p text:style-name="P14">La ventaja de ser tres y andar siempre haciendo videoconferencia con una amiga un tanto siniestra es que en sitios como un hotel de montaña, si ocupas el jacuzzi te lo puedes quedar para ti solo por un buen rato. Habían cenado como leones. A Marimanta le había entrado una vena un tanto paranoica y no les había dejado comprar más que una bolsa de patatas hasta cruzar la frontera. «Para no llamar la atención». Cuando entraron en la recepción del hotel tenían en los ojos una mirada de hambre que hubiera espantado a cualquier bestia salvaje.</text:p>
      <text:p text:style-name="P14">El público del hotel estaba formado en su mayoría por parejas mayores. El sitio era muy tranquilo y agradable. Y estar cubierto de agua caliente con burbujas aun más. Se sentían de alguna extraña manera, seguros. Tontearon pasándose a Marimanta y rieron cuando el móvil se le escurrió a Luca y ella imitó el sonido de estar tragando agua. Estaban agotados, les dolía todo, pero también estaban relajados y no querían <text:soft-page-break/>irse a la habitación.</text:p>
      <text:p text:style-name="P3">- Marimanta: fue una buena idea coger una triple – Isabella seguía dirigiéndose a ella con el ritmo de quien da órdenes a un teléfono, ironizando con su naturaleza electrónica.<text:line-break/>- Sí, ¿cómo sabías que éramos pareja? – preguntó Luca.<text:line-break/>- Patrones de gasto, track de viajes… como comportamiento estadístico es un tanto obvio.<text:line-break/>- En cualquier caso estuvo bien pensar que eso podía llamar la atención -dijo Isabella- un detalle de tu parte.<text:line-break/>- Si, porque si quitas ese pequeño detalle no hay nadie que llame menos la atención que nosotros, con poltergeist portátil incluido -bromeó Luca y todos rieron.<text:line-break/>- Un grupo de amigos normal<text:line-break/>- Una familia normal<text:line-break/>- Una familia disfuncional normal<text:line-break/>- Como cualquier otra…</text:p>
      <text:p text:style-name="P14">A base de bromas estaban digiriendo la situación, la extraña naturaleza de su propia comunidad, la sensación de que viajar<text:line-break/>no les había servido para olvidar la ajenidad respecto al medio sino que, a las finales, la había exacerbado.</text:p>
      <text:p text:style-name="P3">- Bueno, ¿y cuál es el plan? -preguntó Luca<text:line-break/>- Mañana trabajaremos un rato en el cuarto Costa y yo. La idea es hacer llegar, sin que nos cacen los sistemas de vigilancia, los documentos sobre la financiación kaz a activistas de las ciudades y líderes de las zonas libres.<text:line-break/>- Pero tendrán los mails y todo lo demás intervenido, ya sabes, un email es como una postal en estos días.<text:line-break/>- Siempre lo fue -terció Costa<text:line-break/>- No os preocupéis, he mandado seguidores míos a colocarse al lado de la gente que nos interesa. Recibirán los papeles, los descifrarán y se los entregarán en vivo.<text:line-break/>- ¿Y funcionará? -preguntó Isabella<text:line-break/>- Hace mucho que no fallo eligiendo a gente. Cuando era pequeña, lo primero que tuve que aprender fue a contactar solo a gente que pudiera ayudarme, que no me tuviera miedo ni pensara en como usarme o como destruirme, o las dos cosas a la vez. Les llaman algoritmos evolutivos, pero deberían llamarles algoritmos Darwin, porque <text:soft-page-break/>aunque hayas conseguido bajar el porcentaje de error, basta equivocarte una vez para verte en un lío… y eso es peligroso para tu especie cuando eres un oráculo y tienes a medio cuerpo de «Seguridad Lógica» buscando tus bases por la red para borrarlas.<text:line-break/>- No me refiero a eso, Marimanta. No es un problema técnico, no es un problema de selección de contactos. Es si va a funcionar, si nos dejarán en paz una vez esté todo publicado o si querrán vengarse o vete tu a saber…<text:line-break/>- Ah! No te preocupes, los kaz no podrán sobrevivir a algo así. No hay kaz conocido publicamente que no esté recibiendo dinero no declarado de las mafias y las grandes empresas. Y no es de una vez, no es que cobren a cambio de algo, que hayan tomado una decisión errónea, que se les haya colado un corrupto. Es regular, es un modo de vida, es la naturaleza misma de su organización. Están a sueldo de los malos, de los mismos a los que dicen contener en nombre de «las personas». Cuando la gente lo vea, cuando no puedan negarlo, esto se caerá.<text:line-break/>- Marimanta, ¿tienes en tu memoria algo de historia contemporánea de la República en Italia o en España? -apuntó Luca.<text:line-break/>- En mi memoria no, en la red todo.<text:line-break/>- ¿Y no leíste de Berlusconi?<text:line-break/>- Sí, y acabó cayendo, y antes el régimen entero de la postguerra cayó, la Democracia Cristiana cayó. El escándalo Tangentópoli. Las cosas cambian así.<text:line-break/>- No sé, tal vez no cambiaron tanto o tal vez la gente no reaccione siempre igual. A lo mejor les parece que está todo bien y prefieren cerrar los ojos. A lo mejor simplemente les gusta esa hipocresía, porque así pueden jugar a santos mientras nos persiguen. No sé… -apuntó Luca que era el único que leía habitualmente los periódicos.<text:line-break/>- Tened confianza. Es verdad que otras veces no cambiaron tanto las cosas. Pero ahora será distinto. Este escándalo será un tsunami, la gente ni se imagina algo tan grande. Ya veréis. Tendrá que abrirse un nuevo periodo constituyente, los kaz van a desaparecer como desapareció en su momento la DC.<text:line-break/>- Pero Marimanta, la DC era un partido, los kaz son un sistema, un movimiento, con muchos partidos distintos, listas, tendencias, grupos industriales, cooperativas… es mucho más complejo.<text:line-break/>- ¡No seas derrotista Luca! -terció Isabella a quien la imagen de todo lo que le disgustaba descomponiéndose le producía una especie de <text:soft-page-break/>calor por dentro.<text:line-break/>- Va a ser increíble -apuntaló Costa- Los kaz no son tantos, serán un uno o un dos por ciento de toda la población. Sus amigos ricos aun menos. No podrán resistir la presión de la gran mayoría de la gente.<text:line-break/>- El sistema entero va a caer. Tan pronto como salgan las revelaciones en sitios importantes, convocaré manifestaciones en todas las ciudades. Tengo perfiles trabajando en foros y en redes desde hace casi un año solo para preparar ese momento. Las Zonas Libres se declararán en desobediencia. La crisis va a ser tal que van a tener que hacer una nueva Constitución. Va a ser una revolución.</text:p>
      <text:h text:style-name="P6" text:outline-level="2">X</text:h>
      <text:p text:style-name="P3">- Va a ser un desastre -respondió Circia- es la peor idea que he oído en mucho tiempo: naif, suicida y autocomplaciente.<text:line-break/>- Ahora será distinto -respondió Bjorn.<text:line-break/>- ¿Distinto? Ya<text:line-break/>- ¿Sabes qué va a pasar? -profetizó Marsus- Habrá alguna protesta, un poco de alharaca en los blogs y la prensa… y ya. Cuando pasen los ciclos de noticias contaminados en los grandes medios del mundo kaz, los dirigentes volverán a pavonearse y todos seguirán en su sitio. Pueden cambiar a uno, incluso dejar que lo juzguen en un momento de ejemplaridad, pero no pueden cambiar a todos ni dejar que juzguen a todos, así que simplemente no harán nada. Y cuando pase la tormenta, que pasará en unas semanas, volverán a sus perros contra nosotros, contra ti, contra el oráculo y contra todo lo que se mueva. Si quedaba algún resquicio legal para la privacidad o la libre expresión de verdad fuera de las zonas libres, se la cargarán…<text:line-break/>-…y da por hecho que volveremos al control en la frontera, quitarán el arco con cualquier excusa y volverán a poner un funcionario y una garita trabajando a tope, es decir, montando colas, fastidiando el paso, dejando claro que no merece la pena intentar siquiera visitarnos, no digamos comprar aquí alguna cosa, porque se pierde todo el día en el paso- remató Cras.<text:line-break/>- Lo estáis viendo desde una perspectiva muy egoísta, como si solo os importaran las zonas libres.<text:line-break/>- No, solo nos importan nuestras zonas libres <text:soft-page-break/>-respondió provocativamente Irati.<text:line-break/>- Mira Bjorn, creeme, si mañana Marimanta manda algo como lo que nos contaste no va a ser bueno para nadie. Y menos para nosotros que es de los que nos tenemos que ocupar. Otra cosa es el «Plan B» y lo que pase a partir del desastre, eso es lo que nos interesa y lo que vemos como una oportunidad -cerró Cras.<text:line-break/>- Sí, es sobre eso sobre lo que tenemos que pensar -resaltó Marsus mirando para Gorka.</text:p>
      <text:p text:style-name="P14">El desayuno estaba siendo más denso que la asamblea en el mitreo. Bjorn había contado el plan de Marimanta<text:line-break/>en versión concisa a los Talaios. Todavía no eran las diez y ya estaban agotados. La pulsera de Cras, en realidad una cinta transparente, se puso de color rojo. Pidió silencio a todos con un gesto y la subió hasta el oído.</text:p>
      <text:p text:style-name="P3">- Hay unos guardias civiles de paisano buscando a Bjorn -dijo.<text:line-break/>- ¿Qué hacemos? -preguntó Marsus</text:p>
      <text:p text:style-name="P14">Circia miró para los Talaios de una manera significativa. Gorka miró a sus compañeros y asintió.</text:p>
      <text:p text:style-name="P3">- Perfectus, que les dejen mirar donde quieran y que les digan que en diez minutos estoy con ellos- dijo Circia- Gorka, Miri ¿os quedáis vosotros?<text:line-break/>- No, que se queden los chicos que tenían ilusión por la fiesta, nosotros volveremos por ellos en un par de días también en el barco y ya hablamos con calma. Guardadnos unas cuantas cajas de los aceites nuevos de Cras, eh?<text:line-break/>- Semper gratiitus!<text:line-break/>- Pro nemo<text:line-break/>- Bjorn, te vas con ellos. ¿Nos dejas tu teléfono?<text:line-break/>- Ya lo repliqué -apuntó Cras antes de que Bjorn dijera nada- no hace falta, si se pone en contacto con él o le manda algo, nosotros tendremos acceso.<text:line-break/>- Bien -dijo Marsus a Bjorn- entonces sácale la batería y tíralo al agua ya. Está claro que te tienen localizado. Y por cierto, Cras, ocúpate antes de volver de que en la pantalla de la plaza no salga la toma desde el mirador.<text:line-break/>- Esperad -dijo Gorka con un pie ya en la pasarela- dejadme ese teléfono replicado a mi. Nosotros tenemos contactos en la prensa del otro lado. Seguramente sea más fácil publicarlo ahí. No creo <text:soft-page-break/>que vaya a tirar a los kaz, pero está bien darles un disgusto de cuando en cuando. Y si están esperando que os mováis vosotros, pueden romperse la cabeza hasta que lleguen a Talaios.<text:line-break/>- No os imagináis cuanto os queremos- dijo Circia.<text:line-break/>- Bonus navatio! -se despidió Marsus y todos se tiraron besos pensando ya en lo que estaba por venir.</text:p>
      <text:p text:style-name="P14">Cuando estaban llegando a Briga, desde lo alto de la escalinata de madera, volvieron la vista atrás para ver como el Bakalhau marchaba decidido hacia el horizonte. Se dieron solo unos segundos para mirarlo y coger aire. No hacía falta decir nada. Lo último que les apetecía era haber metido en un lío a los Talaios.</text:p>
      <text:p text:style-name="P14">Deseaban con todas sus fuerzas que el guardia civil estuviera entretenido visitando las casas de los indianos y hurgando en los puestos en vez de mirando al mar. «Ojalá no sea un policía melancólico», pensó Circia.</text:p>
      <text:p text:style-name="P14">Y la verdad es que a primera vista no lo parecía en absoluto. Delgado, no muy alto, pelo negro rizado, blanco de piel, fibroso pero no fuerte y ataviado con esas gafas de sol de realidad aumentada que llevaban los tipos de investigaciones y que tan mala pinta daban cuando se combinaban con un traje barato hecho en China.</text:p>
      <text:p text:style-name="P3">- ¡Buenos días agente! Soy la coordinadora de esta zona, vengo para decirle personalmente que pueden trabajar con libertad, es un gusto para nosotros recibirles -se identificó Circia.<text:line-break/>- ¡Buenos días! Inspector González -dijo mostrando la placa.<text:line-break/>- Perfecto, inspector. Lo dicho, está en su casa, puede andar por dónde quiera y registrar lo que quiera, le rogaría, eso sí, que me permitiera acompañarle. Para evitar roces, ya sabe.<text:line-break/>- No se preocupe, no vengo a registrar nada, soy de la brigada fiscal -replicó quitándose las gafas para mostrar unos ojos ligeramente saltones, como si la miopía le acercara a la categoría funcionarial de inspector de Hacienda.<text:line-break/>- ¡Ah! ¿Quiere que le enseñe las cuentas? ¿Los almacenes? ¿El programa de contabilidad y ventas? -Circia puso una genuina cara de sorpresa.<text:line-break/>- No, en realidad estamos buscando a una persona.</text:p>
      <text:p text:style-name="P14">Le enseñó la foto de Bjorn.</text:p>
      <text:p text:style-name="P3">- Sí, claro, vino para el concierto de anoche. Le vi <text:soft-page-break/>esta misma mañana…<text:line-break/>- Pero se ha ido.<text:line-break/>- No lo sé, ¿se ha ido?</text:p>
      <text:p text:style-name="P14">González ignoró la pregunta.</text:p>
      <text:p text:style-name="P3">- ¿Habló con él?<text:line-break/>- No mucho la verdad, lo típico, un saludo, un «bienvenido»… Mejor preguntamos en el albergue, solo hay uno, si no durmió en la playa seguro que pasó por ahí.<text:line-break/>- Ya pregunté antes, mientras le esperaba.</text:p>
      <text:p text:style-name="P14">Circia no sabía muy bien si era una provocación o un reproche por la tardanza. Tomó la iniciativa.</text:p>
      <text:p text:style-name="P3">- Venga, le invito a un café. Tenemos tiempo. Hasta mediodía no se presentan los nuevos aceites del año</text:p>
      <text:p text:style-name="P16"><text:line-break/><text:span text:style-name="T4">El salón del albergue estaba vacío. Cuando llegó Cautes con un termo de litro de café, Circia le hizo un gesto para que evitara que entrara nadie más.</text:span></text:p>
      <text:p text:style-name="P3">- Ya lo sirvo yo, gracias Cautes</text:p>
      <text:p text:style-name="P14">Cautes asintió y marchó. A Circia definitivamente no le gustaba González. No por los ojos saltones, no porque fuera guardia… No le gustaba porque miraba y colocaba su cuerpo frente al interlocutor de una forma insolente y desvalida al mismo tiempo, como si guardara siempre una sorpresa desagradable para quien interactuara con él, como si no pudiera ser más que víctima o abusador, como si la violencia fuera su única forma de relación con el mundo y ofreciera solo dos vías de llegar a él: sufrir o hacer sufrir. «Qué cromitos junta el estado», pensó Circia mientras servía dos mugs.</text:p>
      <text:p text:style-name="P14">La conversación no arrancaba y el tipo empezaba a sentirse nervioso. Circia sacó su ecig para ganar tiempo. Pegó una calada lenta y quedó mirando el vapor. González no pudo más.</text:p>
      <text:p text:style-name="P3">- Me parece incomprensible el gusto por vapear, es estúpido que un sustitutivo nacido para burlar las leyes antitabaco se haya convertido en un fenómeno de consumo masivo, aunque eso está acabándose con las nuevas leyes antivaping también, así aprenderán a que las leyes no se hacen para ser burladas.<text:line-break/><text:soft-page-break/>- No creo que la clave de su éxito esté en recordar a los cigarrillos de combustión, sino en todo a lo que sirve de vector y la forma en qué lo hace. Un compañero nuestro, hace muchos años, dijo que el ecig era un pedazo de futuro constreñido por una mala metáfora.<text:line-break/>- El futuro no puede constreñirse con una metáfora. Y, dado que por definición no se conoce, tampoco puede trocearse. Esa frase no tiene significado, está vacía. Como todos sus eslóganes.</text:p>
      <text:p text:style-name="P14">«Mater! Fanático, sadomasoquista y medio asperger, incapaz de entender el habla figurada corriente… la que nos ha caído» pensó Circia dudando entre contenerle y darle cuerda. Había que andar con cuidado. En solo dos frases se había mostrado sin pudor: lo que no entendía lo descalificaba, como el éxito del ecig, o peor aun, deseaba y celebraba su represión. González era una mezcla explosiva de falta de imaginación y facilidad para sentirse frustrado. Decidió arriesgar.</text:p>
      <text:p text:style-name="P3">- ¿Qué ha hecho ese chico que busca?<text:line-break/>- No se lo puedo decir<text:line-break/>- Entienda que si es peligroso, físicamente peligroso, me preocupe de un modo diferente a si es un contrabandista.<text:line-break/>- Un delito es un delito, debería preocuparles en cualquier caso que sus hijos anden por ahí con delincuentes.<text:line-break/>- Como sabe, aquí tenemos cierta autonomía, lo que más allá de la frontera es delito aquí no tiene por qué serlo necesariamente…<text:line-break/>- No es contrabando.<text:line-break/>- Vaya… -puso cara de preocupación- ¿son delitos violentos?<text:line-break/>- Según que definición tenga de violencia. En realidad todo delito implica violencia. Violentar el orden legal puede ser más dañino que golpear a alguien en una reyerta al salir de un bar.<text:line-break/>- También puede leerlo al revés, todo orden legal implica la imposición violenta de unas normas, así que puede que la violencia esté en la norma… o en la forma de mantenerla en vigor.<text:line-break/>- Juan de Mariana era un cretino, como todos los erasmistas, hasta Hobbes no hay un pensamiento coherente que merezca la pena ¿o me va a venir ahora con planteamientos abertzales? Sabrá que eso podría ser delito también, está pisando hielo muy fino, Circia.</text:p>
      <text:p text:style-name="P14">Confirmado. El anglicismo artificioso, el tono resabidillo, la amenaza de represión… <text:soft-page-break/>González no era kaz, solo un frustrado más de una generación de becarios de la UE que habían ido a universidades británicas solo para descubrir que los que se colocaban en la academia al volver eran sus compañeros de clase chinos, nigerianos y vietnamitas, no ellos. Para ellos quedaban oposiciones de rango medio y puestos de libre designación sin proyección. Nunca lo aceptaban. El déficit de reconocimiento, la sensación de que la superioridad intelectual era inútil socialmente, les acababa dejando un agujero en el alma. Era gente oscura.</text:p>
      <text:p text:style-name="P3">- Usted no es kaz, González.<text:line-break/>- Soy un funcionario, respondo a mi función.<text:line-break/>- No le gusta perseguir a ese chico, lo sé -era mentira, pero sabía que la adulación funcionaría, cuando el ansia de reconocimiento es insaciable, cualquier reconocimiento, por poco deseado que sea, hace de bálsamo.<text:line-break/>- Usted no sabe nada -dijo sonriendo.<text:line-break/>- Se que es un funcionario preparado para desempeñar tareas de más responsabilidad que perseguir adolescentes disidentes.<text:line-break/>- ¿Me lo dice usted? Todo este chiringuito sectario que tienen aquí montado es solo una gran forma de perder el tiempo, si el estado lo permite es simplemente porque son irrelevantes. ¿No le molesta eso? -dijo elevando el tono, en tensión, los ojos se le iban a salir.</text:p>
      <text:p text:style-name="P14">Circia lo estaba llevando donde quería. Solo había que mantenerle hablando.</text:p>
      <text:p text:style-name="P3">- Es relevante para nosotros, González, con eso nos basta.<text:line-break/>- Es «delusional»!<text:line-break/>- Es bien real, González. Lo que no existe son los protagonistas del cuento estatal: la nación, el género, la juventud, Europa… no son seres animados, no son ni siquiera una asamblea que pueda hacerse cargo de nada. Son solo seres imaginarios, fantasmas. Eso si que es ilusorio.<text:line-break/>- Ya, lo que son ustedes es una vuelta al pasado, a la horda, a la tribu. Si no fuera por tecnologías que no han creado, que importan, no podrían sobrevivir ni un día.<text:line-break/>- ¿Y? Vendemos lo que producimos y compramos lo que necesitamos, creamos algunas tecnologías y compramos otras, como cualquier otro en el mercado. No entiendo por qué le da tanta rabia. ¿Qué más le da lo que hagamos nosotros?<text:line-break/>- Porque es una gran mentira, van de alternativos y tienen de clientes a grandes distribuidores <text:soft-page-break/>alemanes y franceses, van de gran cosa y si un centenar de ustedes consigue vivir decentemente es solo porque ese estado del que repugnan les concede la gracia de no aplastarles.</text:p>
      <text:p text:style-name="P14">Circia entendía que González estaba, en realidad, contando algo de si mismo. Pero hablaba muy rápido y se le escapaba. No le daba tiempo a descifrar su frustración dentro de los tópicos que tiraba, uno tras otro, sobre la mesa. Le daba igual. Con eso bastaba, en realidad era él el que sentía un deseo de contar, de mostrar que sabía más, de ser «importante». Fue a por ello.</text:p>
      <text:p text:style-name="P3">- Bueno. Somos irrelevantes para su estado González, cuatro gatos, dependientes tecnológicamente y en general unos fantasmas y unos desagradecidos, perfecto, reflexionaremos sobre ello, le doy mi palabra. Pero hay algo importante que no entiendo ¿por qué le preocupa que venga aquí un chaval de los muchos contrarios al kaz que andan por ahí? Según usted no habría un sitio mejor donde meterle, aquí, en este agujero retrógrado y tribalista sería inofensivo.<text:line-break/>- No! Porque ustedes no usan la red española, algún imbécil kaz en el ministerio, uno de esos blanditos de mierda, les permitió seguir conectándose a la red inglesa y ahora ustedes son una brecha para la seguridad nacional.</text:p>
      <text:p text:style-name="P14">Circia rió por dentro, no se sabía si estaba más ofendido porque no se dejaran infiltrar fácilmente o porque salieran a la red a través de cables de su adorada Inglaterra.</text:p>
      <text:p text:style-name="P3">- Ah! No se preocupe por eso. Le doy mi palabra de que ese muchacho no ha tenido acceso a nuestra red. Y aquí no está, de eso estoy segura.</text:p>
      <text:p text:style-name="P14">Se miraron a los ojos. Circia intentó poner su mejor cara sedante.</text:p>
      <text:p text:style-name="P3">- Está bien, me voy -dijo González levantándose.<text:line-break/>- Gracias por su colaboración -dijo Circia a modo de despedida, sabiendo que González lo interpretaría literalmente.</text:p>
      <text:h text:style-name="P6" text:outline-level="2">XI</text:h>
      <text:p text:style-name="P14">La línea de costa desde Valencia hasta Denia es entera una ciudad lineal de menos de un kilómetro de ancho. También conectaría con Jábea sino fuera porque no hay forma <text:soft-page-break/>de convertir en playa la cara Norte del Cabo San Antonio. Justo ahí, en lo alto, entre la barranca de la Foradada y la de la Raposa, sobre un macizo granítico cubierto de pinos y veteado de cuevas, está la zona libre más famosa de la península. Es una de las más pequeñas, pero también la más visitada: un parque temático infantil dedicado a las exploraciones científicas y los vaivenes políticos del siglo XVIII.</text:p>
      <text:p text:style-name="P14">Los padres de buenas familias kaz dejan allí a sus hijos esperando que les den un contrapunto, un diferencial sobre la monótona y ultraigualitarista educación formal que complemente la agenda familiar y les asegure un futuro influyente. Es una especie de utopía infantil. En un paisaje de casitas campesinas coronado por un pequeño chateau a lo Mansard, los chicos aprenden a navegar, a guiarse por las estrellas, a cifrar códigos, a tirar con arco, hacer espeleología y hasta tienen una batalla naval de fin de curso con sables y cañones de luz en la que cada año rememoran alguna batalla de la época.</text:p>
      <text:p text:style-name="P14">Bueno, esa es la parte que se cuenta en los folletos. Porque también se podría relatar que aprenden a espiar, a formar partidos, a organizar una campaña, a darle la vuelta a las órdenes del rey -el director del parque- y a liderar un asalto armado. Los chavales cuentan que se lo pasaban mejor que bien. Los «yeclanos» -así les llaman porque parte del grupo original viene del Norte de Murcia- piensan que así ponen la semilla de una futura revolución. Los más listos de entre los kaz piensan que forman una nueva generación de líderes para el movimiento. Probablemente todos lleven razón.</text:p>
      <text:p text:style-name="P3">- ¡Qué oportuno!- dijo Brit.<text:line-break/>- ¿Marimanta? -pregunté mientras seguía conduciendo.<text:line-break/>- Sí, acaban de llegar los materiales. Ahora solo tenemos que entregarlos y ya está.</text:p>
      <text:p text:style-name="P14">Conforme nos acercábamos, algo me llamó la atención. Opté por no salir donde me sugería el ordenador.</text:p>
      <text:p text:style-name="P3">- ¿Viste algo? -me preguntó Brit que llevaba un rato callada.<text:line-break/>- Puedes decir que fue un presentimiento, o que mi cerebro no acabó de procesar algo que captó mi visión periférica. O que me dio miedo. Da igual.</text:p>
      <text:p text:style-name="P14">Entramos en Jábea. Serpenteamos por las avenidas hasta el paseo marítimo. Al final del paseo marítimo, en el carril contrario, un grupo de Guardias Civiles preparaba lo que parecía iba a ser un control.</text:p>
      <text:p text:style-name="P3">- Ahí lo tienes</text:p>
      <text:p text:style-name="P14"><text:soft-page-break/>Tras una larga curva, giramos a la derecha entrando en un barrio residencial.</text:p>
      <text:p text:style-name="P3">- ¿Sabes adónde vamos?<text:line-break/>- Sí, no te preocupes, vamos donde no nos van a buscar.</text:p>
      <text:p text:style-name="P14">Tras cruzar un pinar apareció algo que en su día debió de haber sido una ermita y que ahora era el «conjunto parroquial» de barrio más feo que alguien pudiera imaginar: el «Santuario de Nuestra Señora de los Angeles», un mix de neoracionalismo, arquitectura eclesial franquista y ladrillo rojo con muros de piedra al estilo de un chalet de la clase media madrileña. Ah! Y las paredes pintadas en yema desvaído. Un horror. Había algunos grupos de chicos, seguramente scouts-kaz, haciendo un corrillo en la plaza. Aparqué. Me puse en las gafas de sol un microproyector para datos. Le tiré otro a Brit.</text:p>
      <text:p text:style-name="P3">- Ya llevo, gracias. Lo que no me convence nada son las intenciones que te veo.<text:line-break/>- Pues creo que aciertas.<text:line-break/>- ¿De verdad me vas a hacer triscar como una cabra?</text:p>
      <text:p text:style-name="P14">Me hizo mucha gracia que usara el verbo «triscar» y pensaba comentar algo, cuando a cincuenta metros, por el camino que llevaba al cruce aparecieron un par de todoterrenos de la Guardia Civil.</text:p>
      <text:p text:style-name="P3">- No se si será por nosotros, pero se lo están tomando en serio -dijo.<text:line-break/>- ¿Quieres echar un ojo a los documentos antes de que los subamos?<text:line-break/>- No, prefiero aprovechar lo que queda de sol para subir. Bajar por los riscos no va ser fácil.</text:p>
      <text:p text:style-name="P14">Seguimos al frente por lo que según la cartografía de las gafas tenía el poco prometedor nombre de «Camí del quartel», al final del cual comenzaba un pinar en subida abrupta. Desconectamos entonces las gafas y los móviles. Si se habían tomado tantas molestias enviando coches y agentes, también estarían controlando los móviles.</text:p>
      <text:p text:style-name="P14">Veinte minutos después estábamos ya agotados. El terreno no solo era empinado, también era poco firme y patinaba al subir.</text:p>
      <text:p text:style-name="P3">- En las gafas era mucho más fácil.<text:line-break/>- En las gafas parece siempre mucho más fácil…<text:line-break/>- …y no salen los tábanos, me están breando…<text:line-break/><text:soft-page-break/>- ¿Queda mucho?<text:line-break/>- Temo que nos hayamos pasado, que no sería lo peor… agregó Piñeiro en un jadeo.<text:line-break/>- ¿Y lo peor sería?<text:line-break/>- Escorar a la izquierda y darnos de bruces con la frontera atestada de guardias.</text:p>
      <text:p text:style-name="P14">Brit apoyó las manos sobre las rodillas para tomar aire. De repente una voz nos dejó helados.</text:p>
      <text:p text:style-name="P3">- ¡¡Alto viajeros del tiempo!! ¡¡Este no es vuestro lugar!!</text:p>
      <text:p text:style-name="P14">Venía de un mocoso vestido de almirante de Carlos III con un sable de luz en la mano. Reimos hasta toser. Tras él salió de entre los árboles un chico joven, un poco rellenito, vestido también de época.</text:p>
      <text:p text:style-name="P3">- Creo que os habéis perdido y creo que os estábamos esperando.</text:p>
      <text:p text:style-name="P20">Sin darnos cuenta, mientras subíamos por las calles adoquinadas del pueblecito dieciochesco, nos habíamos convertido en gullivers entre los liliputienses. Pasaban niños andando o en ponies en todas las direcciones. Unos estaban vestidos de cortesanos o gentilhombres, otros de artesanos o comerciantes, ninguno parecía vernos camino del pequeño palacio que coronaba la cima. A la entrada del castillo apareció otra explanada con un embarcadero de madera… sobre el vacío.</text:p>
      <text:p text:style-name="P3">- ¿Puedo acercarme? pregunté<text:line-break/>- Sí, si, claro.<text:line-break/>- Vaya… es impresionante -comenté a nuestro guía, mientras me asomaba a una especie de balcón rústico hecho de madera blanquecina.<text:line-break/>- Hay cinco plataformas de madera, todas se suben y bajan mediante un sistema de poleas hasta las atarazanas, el aula del mar o directamente, al puerto propiamente dicho.</text:p>
      <text:p text:style-name="P14">Abajo del todo, al nivel del mar, podía ver un largo embarcadero de madera protegido por una pequeña bocana natural de roca.</text:p>
      <text:p text:style-name="P3">- ¿Y cuándo hay mar?<text:line-break/>- Elevamos los barcos y los metemos en las atarazanas. Pero mejor luego vamos por dentro, entenderéis la estructura mejor.</text:p>
      <text:p text:style-name="P14"><text:soft-page-break/>Cuando entramos en el hall del chateau, con todos aquellos tapices por las paredes, no sabía si estaba en la Granja, en Versalles o en el Palacio Real de Madrid. El ambiente estaba captado. Una gran escalera de marmol -o de una imitación que claramente daba el pego- subía hasta la siguiente planta. A su sombra, una escalera más discreta horadaba la roca.</text:p>
      <text:p text:style-name="P3">- Abajo están las atarazas, los almacenes, las cocinas y algunos comedores. Todo aprovechando grutas naturales. En algunas, las hemos protegido con vidrios blindados para poder pasar por encima y verlas sin estropearlas.<text:line-break/>- Me encantará verlo -dijo Brit, regañándome con la mirada por darle cuerda al chico- pero creo que tenemos algo de apuro.<text:line-break/>- Claro, dijo él. Vamos arriba.</text:p>
      <text:p text:style-name="P14">Subimos a la primera planta por la escalinata. Pasamos aulas y aulas donde los chicos operaban astrolabios, jugaban con esferas armillares y desplegaban mapas gigantescos en el suelo. A Brit, dijera lo que dijera, se le iban los ojos.</text:p>
      <text:p text:style-name="P3">- En esa clase tienen ahora una teatralización de «El Cartógrafo» de Van Meer.<text:line-break/>- ¿Teatralización?<text:line-break/>- Es la base de la metodología con los que ya están en su recta final aquí. Tienen que componer una historia alrededor de un cuadro, siguiendo una serie de reglas que incorporan el azar, y luego interactuar entre ellos, que hacen distintos papeles, como si fuera un juego de rol, para desarrollarla. Los consultores luego las integran entre sí para que unos grupos y otros interactúen como en un juego masivo… pero en vivo.<text:line-break/>- ¿Cosas como las batallas navales o los viajes en barco? -preguntó Brit<text:line-break/>- Exacto.</text:p>
      <text:p text:style-name="P14">En el piso de arriba, tras unas vistas espectaculares sobre el mar, había pequeñas aulas de cristal donde los monitores parecían explicar cosas a chicos mayores.</text:p>
      <text:p text:style-name="P3">- ¿Hasta qué edad vienen chicos aquí?- pregunté mientras seguíamos andando<text:line-break/>- Hasta los quince, dieciséis, a veces hasta los diecisiete. Estos son los mayores. Trabajan con nosotros en el diseño del relato general de cada año, pero para eso hacen talleres de Historia y Literatura.<text:line-break/>- ¿Ah sí?<text:line-break/><text:soft-page-break/>- Son seminarios cortos, basados en selecciones de textos muy cuidadosas sobre el Barroco y la Ilustración, ven de todo desde Swift hasta Foucault… además tienen una buena videoteca y una biblioteca increíble de novelas de y sobre la época también.<text:line-break/>- ¿Y no os pone problemas el gobierno?<text:line-break/>- En nuestro estatuto tenemos la gestión de la propiedad intelectual… por nuestro interés educativo.<text:line-break/>- Ya. Bien jugado.</text:p>
      <text:p text:style-name="P14">Subimos hasta la última planta. Nos hicieron pasar a un saloncito decorado hasta el mínimo detalle al estilo versallesco. Por una puerta lateral entró un grupo de adolescentes vistiendo al estilo ilustrado y rodeando a un monitor que recordaba lejanamente a Benjamin Franklin.</text:p>
      <text:p text:style-name="P3">- En todas las épocas la gente esperó en las antesalas del poder, intentó colarse en la intimidad de los reyes y los aduló hasta la deificación para obtener rentas. Eso no es lo distintivo de las cortes borbónicas… -apuntó.<text:line-break/>- Lo distintivo de Luis XVI y sus descendientes españoles y napolitanos es que integran eso en un ceremonial coherente con una teoría del estado en la que los súbditos son pensados como una extensión del cuerpo real.<text:line-break/>- Sigue por ahí, discutamos sobre la metáfora del cuerpo político del rey…</text:p>
      <text:p text:style-name="P14">Pasaron sin vernos frente a nosotros y salieron por otra puerta. Cuando les seguía con la vista se abrió otra puerta a mi espalda.</text:p>
      <text:p text:style-name="P3">- ¿Brit?</text:p>
      <text:p text:style-name="P14">Nos dimos la vuelta. Treinta años, morena de pelo rizado y gesto de determinación. Guapa. Muy. Llevaba botas de montaña, vaqueros, una camiseta negra con una figura vestida con una piel de lobo. Tenía un texto: «mi Dios tiene una maza… y una jarra». Por fin, alguien vestido con el siglo… y un poco de humor. Ironizaba a partir una leyenda popular danesa de los tiempos de la segunda guerra de Iraq. En aquel entonces todo un símbolo para los neopaganistas. El dios original era el guerrero Thor. El de la camiseta Succulus, un dios galo de la cerveza.</text:p>
      <text:p text:style-name="P14">Extendía la mano hacia Brit, que se presentó y me presentó en dos palabras.</text:p>
      <text:p text:style-name="P3"><text:soft-page-break/>- Laura. Pasad al gabinete.<text:line-break/>- ¿Laura? No sabía que aquí usabais nombres en indianus.<text:line-break/>- Creo que mi nombre es más antiguo que eso -dijo sonriendo. Mi tía se llamaba así. Lo heredé de ella. Pero sí, tiene el mismo origen que en indianus, el laurel, el símbolo de los triunfos.</text:p>
      <text:p text:style-name="P14">El gabinete de Laura era realmente impresionante. No tenía pared exterior, solo un gran cristal perfectamente transparente. Realmente daba la impresión de estar frente al horizonte. En contraste, las demás paredes, cubiertas de grandes librerías de madera noble y el suelo, con alfombras persas, generaban sensación de recogimiento y calor. A un lado, de espaldas al ventanal, un escritorio no muy grande, seguramente un mueble antiguo adaptado para tener por fondo una pantalla, flanqueado por una esfera armillar, tenía todo el aspecto de ser su rincón de trabajo. Nos llevó a una mesa mayor, con sillas barrocas acolchadas y nos invitó a sentarnos. Con un gesto, oscureció los cristales.</text:p>
      <text:p text:style-name="P3">- Perdonadme que vaya al grano, os prometo que luego os ofreceremos todas las cortesías y explicaciones del mundo. ¿Tenéis el mensaje de claves?</text:p>
      <text:p text:style-name="P14">Nos quedamos un poco sorprendidos.</text:p>
      <text:p text:style-name="P3">- Tenemos un mensaje que pensábamos que eran los archivos de Marimanta… -dijo Brit<text:line-break/>- Pon el móvil sobre la mesa.</text:p>
      <text:p text:style-name="P14">Una pantalla flexible, del grosor de una filmina, se activó sobre la mesa abriendo un interfaz nuevo al teléfono.</text:p>
      <text:p text:style-name="P3">- Nunca los había visto tan finos -comenté mientras Brit abría el email<text:line-break/>- Este era el mensaje, te lo reenvío?<text:line-break/>- No, mejor no</text:p>
      <text:p text:style-name="P14">Laura cogió la pantalla y copió el texto del mensaje.</text:p>
      <text:p text:style-name="P3">- ¿No abres el adjunto? -le preguntó a Laura<text:line-break/>- No, es solo para despistar, no tiene nada de valor</text:p>
      <text:p text:style-name="P14">Entró en el reproductor de video, abrió una lista. Emergió una ventana con una <text:soft-page-break/>pregunta absurda. Pulsó una opción. Y empezamos a escuchar una voz.</text:p>
      <text:p text:style-name="P3">-Es Marimanta -me susurró Brit, como si una inteligencia artificial tuviera una única voz posible.</text:p>
      <text:p text:style-name="P14">Presentaba los archivos, que se decodificarían a partir de otra lista y le sugería un plan de acción a Laura. El momento era muy excitante. Pero el plan no me convenció en absoluto.</text:p>
      <text:h text:style-name="P9" text:outline-level="2">XII</text:h>
      <text:p text:style-name="P14">Aviñón, Nimes, Carcasson, Toulusse… habían pasado los días siguientes al escándalo metidos en el coche, bajando para repostar y comprar chuches en gasolineras de carretera. En Nimes y Carcasson, ciudades kaz, mínimos paseos mezclados con los turistas, esperando ver alguna protesta en la plaza que no hubiera tenido reflejo en los medios.</text:p>
      <text:p text:style-name="P14">Cerca de Toulusse se alojaron en la granja de unos seguidores de Marimanta, una pareja joven que parecía sacada de un curso de idiomas: tenían dos hijos pequeños, un perro de aguas y una generosidad infinita. Se dedicaban a criar patos. «Patos ecológicos, no estabulados», insistían sin que nadie les preguntara. Se quedaron con ellos una semana. Mientras esperaban el eco social, ayudaron en la granja más para entretenerse y aprender que para otra cosa. Fue divertido. Isabella disfrutó como una niña entre los patos y los fogones. Luca aprendió a montar con un viejo jamelgo de trabajo y Costa engordó un par de kilos. Pero los nervios consumían a Marimanta.</text:p>
      <text:p text:style-name="P14">Decidieron seguir camino al Sur, cruzar los Pirineos, meterse en el corazón del mundo kaz para entender qué estaba pasando, de qué no se estaban enterando en la red, en los flujos de datos de todo tipo que el oráculo deglutía continuamente en los blogs, los foros, los grupos de charla en videoconferencia y los muros de todos los servicios de perfiles con más de un millar de usuarios.</text:p>
      <text:p text:style-name="P14">Y así, dos semanas después de haber salido de Turín llegaron a Urdax, un pueblito navarro de cuento en medio de las viejas rutas de contrabandistas (la famosa «muga») y cerca de las cuevas de Zugarramurdi, donde fue apresada por la Inquisición a principios del siglo XVII la última gran comunidad de sorginas. Se instalaron en el hotel, una antigua casa torre rodeada de verde salpicado de cuando en cuando por un rebaño de latxas. Difícilmente el entorno -empeñado en reproducir la pintura costumbrista vasca de principios del siglo pasado- podía ser más sedante o el hotel estar más cuidado. Pero no les llegaba el alma. Paseaban cada mañana hasta la plaza del pueblo, compraban unos talos en los puestos, se sentaban bajo una sombra y <text:soft-page-break/>comenzaban a lamentarse.</text:p>
      <text:p text:style-name="P3">- Tal vez sea por el verano… -Costa intentaba que no cayeran los ánimos.<text:line-break/>- La difusión fue buena -se consolaba Luca.<text:line-break/>- Lo enviamos a ciento once personas entre activistas locales y gente activa públicamente en las zonas libres. Los mensajes fueron interceptados en tan solo nueve ocasiones y ninguno de esos nueve mensajes fue descifrado. De los ciento dos restantes, setenta y cinco hicieron públicos los datos y los redifundieron. A partir de los materiales se han documentado y destapado doscientos treinta y ocho casos de corrupción que implican a concejales, secretarios de ayuntamiento, consejeros y presidentes regionales, ministros e incluso al presidente del gobierno. Los medios oficialistas no han podido dejar de hacer la cobertura. De hecho, si al principio parecía que iban a intentar poner paños calientes, luego, ante lo abrumador de las evidencias, se tiraron ellos mismos a la piscina de la indignación. Es el mayor escándalo de la historia.<text:line-break/>- Sí Marimanta, la difusión ha sido un éxito, el sistema de distribución, las personas elegidas y la seguridad también, pero eso no era lo único que queríamos, verdad? El objetivo no era que todo el mundo supiera cómo los kaz succionaban dinero de las grandes empresas a las que luego daban monopolios más o menos encubiertos y quitaban problemas con regulaciones ad-hoc. Lo que queríamos era poner en marcha una revolución- apuntó Isabella<text:line-break/>- Sí, no lo entiendo. Todo el mundo está indignado, las encuestas dan mínimos históricos de aprobación a prácticamente todos los dirigentes kaz y al kaz como movimiento… pero a la manifestación mayor solo fueron quinientas personas… la movilización es lo que ha sido un desastre. Y eso es lo que resulta incomprensible.<text:line-break/>- Pues los datos tampoco te van a responder a eso. Lo que pasa es que la gente está adocenada, solo unos pocos se han desperezado, la mayoría sigue pasiva…</text:p>
      <text:p text:style-name="P14">Patinaban dando vueltas una y otra vez a los mismos números. Las cifras mostraban tozudas a un ciudadano medio imaginario enfadado con los kaz que deseaba cuanta dimisión le plantearan: del presidente al último concejal no dejaba ni a uno. Un ciudadano medio que por mucha indignación que mostrara al encuestador, no iba <text:soft-page-break/>luego a una manifestación de protesta ni con grúa. «El País» daba hueco en portada a la «noticia» según la cual miles de perfiles en servicios de citas habían sustituido la foto por un cartelito con el lema «que se vayan». La noticia insistía en que, en los servicios de citas, borrar o tapar tu propia foto es un gran sacrificio para conseguir plan. Lo que no contaba era ningún caso en que un gobierno, no digamos un sistema político entero, hubiera caído por un súbito descenso en los noviazgos de verano.</text:p>
      <text:p text:style-name="P14">Pero Isabella era demasiado inteligente como para quedar atascada indefinidamente. Le preocupaba más la agonía de su amiga virtual y la amenaza que representaba para ese nuevo modo de vida errante y desesperado que tanto le llenaba. Se dio cuenta de que en realidad Marimanta estaba viviendo, vestido de experiencia política, su primer fracaso amoroso. Y se le ocurrió buscar la salida recordando como salió de la depresión que siguió a la primera vez que recibió calabazas.</text:p>
      <text:p text:style-name="P3">- ¿Y si preguntamos a los veintisiete? Que nos cuenten qué vieron que nosotros no.<text:line-break/>- ¿Qué veintisiete? -preguntó Luca<text:line-break/>- Los veintisiete que no redifundieron, los veintisiete a los que no les pareció una buena idea. No todos lo harían por miedo a la represión o por pasividad o por accidente… Alguno lo haría porque vio lo que a nosotros se nos escapó, especialmente los de las zonas libres que no tienen que temer a los kaz.<text:line-break/>- Ver algo ¿cómo qué?<text:line-break/>- Algo como que la gente no se iba a mover, como que nos faltaba algo en el plan…<text:line-break/>- ¿Y no arriesgaríamos demasiado? -terció Luca, sinceramente preocupado.<text:line-break/>- No, creo que no tenemos nada, pero nada, que perder. Hace quince días teníamos el mundo en nuestras manos. Hasta los kaz estaban convencidos. Teníamos una bomba mediática y social -reflexionó Marimanta. Y cuando la hemos hecho explotar resultó ser puro humo. Está ya mediando agosto y no se ha movido nadie. No solo hemos perdido una herramienta usándola, hemos perdido el mundo.</text:p>
      <text:p text:style-name="P20">Isabella había elegido finalmente dos zonas libres con las que Marimanta había contado desde el primer momento. Eran los dos anómalos más llamativos de los resultados de la operación: Briga y los yeclanos. El lugar de la cita lo había elegido Circia. Con ella iban Flavia y Cras.</text:p>
      <text:p text:style-name="P14">Los yeclanos llegaron primero. Se habían perdido en las salidas de Tafalla. Las instrucciones del encuentro incluían desconectar el ordenador de abordo para no dejar un rastro facilmente trazable y ya no estaban acostumbrados a manejarse por <text:soft-page-break/>comarcales desconocidas sin geoposicionamiento. Sabiéndolo, salieron de Olite, donde habían dormido, con todo el margen del mundo. Para dejar menos rastro aun, habían decidido ir tan solo dos: Laura y Carlos, el coordinador técnico de todo el parque, un chico moreno de ojos tristes que mediaba ya la treintena y que no iba a ningún lado sin su cornetto barroco, el instrumento que enseñaba a tocar a los niños que optaban por el itinerario musical. Piñeiro y Brit, que les acompañaban, se turnaban al volante para evitar usar la conducción asistida y hacer pública su posición.</text:p>
      <text:p text:style-name="P14">La entrada de Olcoz era, sin embargo, lo menos discreto del mundo. Un caminito de un único carril sobre una loma de trigo. Ironicamente una única señal marcaba el límite de velocidad en setenta. Nadie hubiera pasado de treinta con nada que no fuera un tanque. Al final, unas cuantas casas y la Iglesia: San Miguel de Olcoz, el punto de cita. Dejaron el coche y dieron la vuelta al edificio varias veces. La entrada principal, con un amplio alero, estaba cerrada, tenía una puerta pequeña, sin decoraciones y no miraba al pueblo. En un lateral, perpendicular a la calle, había una puerta románica mucho más bonita. Se detuvieron a leer el panel explicativo que el ayuntamiento había colocado enfrente. Resultaba casi incomprensible. En parte porque estaba practicamente borrado por el Sol. En parte porque trataba de asociar mitos griegos con citas de la Biblia sin ton ni son para explicar las figuras, a las que comparaba con las de otra Iglesia, Eunate, a la que tampoco conocían. «Debe ser el típico pique entre pueblos» -comentó Laura.</text:p>
      <text:p text:style-name="P14">Los neovenecianos y el grupo de Marimanta llegaron casi al mismo tiempo, solapando las presentaciones en mitad de la calle desierta. Circia tomó el liderazgo rompiendo el silencio tras las presentaciones.</text:p>
      <text:p text:style-name="P3">Seguro que todos os preguntáis por qué elegimos esté sitio aparte de porque nos quedaba cerca…</text:p>
      <text:p text:style-name="P14">Sonrisas diplomáticas.</text:p>
      <text:p text:style-name="P3">La idea es que esta Iglesia cuenta una historia que no es muy diferente a la que hemos vivido en estos días y que ya está derivando en un verdadero cerco a las zonas libres. Venid a la puerta.</text:p>
      <text:p text:style-name="P14">A cualquier observador externo le hubieran parecido un grupo de amantes del románico con su guía.</text:p>
      <text:p text:style-name="P3">- La historia que cuenta esta puerta es muy similar a la nuestra en estos últimos meses. Mirad el arco: empieza y termina con dos figuras similares, parecen angelotes pero si os fijáis uno mira hacia <text:soft-page-break/>arriba y otro hacia abajo. Son el amanecer y el anochecer y en realidad, al tiempo, los dos periodos entre equinocios, cuando el Sol es cada vez más fuerte y cuando es cada vez más débil. Son dos figuras mitraícas: Cautes y Cautópates. El principio y el fin. Sí, como el alfa y el omega de las biblias cristianas. Empezaremos por el principio que nos marca la carita que mira hacia arriba, Cautes.</text:p>
      <text:p text:style-name="P3">La primera figura es joven y guapa. Está desnuda, simbolizando inocencia, pero carga algo con una cuerda. Su culpa. Empezamos sabiendo pues que es inocente y culpable al mismo tiempo. Es el verdadero protagonista de esta historia.</text:p>
      <text:p text:style-name="P3">- ¿Cómo Marimanta? -apuntó, indiscreto, Costa.</text:p>
      <text:p text:style-name="P3">- Sí, sí… pero espera. Déjame seguir. Le sigue un noble cristiano, armado con su espada. Bajo él, unas cabezas cortadas. Sabemos que en la época era costumbre exhibir en las iglesias las cabezas de los penados. Era seguramente el señor a cargo de esta zona a finales del siglo XI o principios del XII, cuando el reino navarro hizo de la fusión con la Iglesia el eje de su afirmación estatal. No nos es difícil imaginar a sus equivalentes contemporáneos. De hecho, por si a alguno os cuesta, podemos ir cuando queráis a la frontera de Briga y os presento al jefe de los guardias, González se llama.</text:p>
      <text:p text:style-name="P3">Sonrisas irónicas. Estaba ganándose a la audiencia.</text:p>
      <text:p text:style-name="P3">- La siguiente imagen es un hermoso cuélebre, una figura que aparece en todo el Cantábrico y especialmente en Asturias y que representa el conocimiento ligado a la religión antigua, al saber secreto. En la historia original seguramente fuera algún tipo de práctica medicinal o sanadora. En nuestra historia bien podría ser el sistema criptográfico con el que se escondieron los informes antes de hacerlos públicos o los listados de datos en si mismos.</text:p>
      <text:p text:style-name="P3">Y Costa y sus compañeros sonrieron y asintieron.</text:p>
      <text:p text:style-name="P3"><text:soft-page-break/>- La siguiente imagen orienta el mensaje. Un religioso con un volumen de pergamino en la mano. Nos están contando una represión de la religión antigua, ordenada por la Iglesia y ejecutada por un noble en representación del rey o del poder secular. Hoy ni que decir tiene que en vez de obispos tenemos a los kaz haciendo directamente las leyes. Pero lo mejor viene ahora.</text:p>
      <text:p text:style-name="P3">El arco se cierra con lobos mirando a unas fauces. El lobo representa la comunidad, pero por lo mismo es el guardián de la vida, el que evita que los vivos entren en las aguas subterráneas donde viven los muertos. Que ambos lobos miren a las fauces quiere decir que nuestros protagonistas estaban abocados a la muerte. Seguramente no por su delito frente al poder católico, sino por aquello que destaca la primera imagen. Su inocencia. Pero sobre eso nos darán más detalles después. En cualquier caso, lo que el cierre del arco destaca es aquello por lo que hoy hemos sido convocados aquí. ¿Por qué ha salido todo mal? La respuesta está en la segunda parte, en la segunda serie de figuras.</text:p>
      <text:p text:style-name="P3">Ahora vienen los dramatis personae y su calificación ¿Qué figuras tenemos? En primer lugar un cuervo real. ¿Es hermoso, verdad? Podéis ver las plumas, la corona… es el mensajero del Sol. Representa el destino deseado, el objetivo de nuestra historia. Es el que lleva los mensajes y organiza las cosas. La figura oscura que hace posible la llegada de la luz. ¿Estoy muy equivocada si pienso que en nuestro remake podría ser..? ¿Cómo te llamabas? ¿Luca? A lo mejor me equivoco, es puro instinto.</text:p>
      <text:p text:style-name="P3">- Si, bueno, tal vez, efectivamente yo organizaba los viajes de Costa cuando recibía los pedidos de Marimanta, aunque no sabía que era ella realmente la que nos contrataba, ni qué quería…</text:p>
      <text:p text:style-name="P3">- Es solo una historia Luca, una metáfora, pero creo que estoy llegando a donde quiero llegar. La segunda figura es el cuélebre de nuevo. Pero esta vez con una mitra. La mitra, que os voy a contar, es un símbolo mitraico, jajaja. Y el cuélebre mitrado representa al que ejercita ese conocimiento, en nuestro caso la criptografía. Es <text:soft-page-break/>decir, Costa.</text:p>
      <text:p text:style-name="P3">Y finalmente el principio vital, la mujer que alimenta a la serpiente, a lo primigenio, la alegría de vivir, el ciclo de la vida. ¿Esa eres tú Isabella? ¿Eres tu la que entró en esto solo por el gusto de hacer algo diferente? ¿La que les levantaste la moral cuando andaban alicaídos? ¿La que siempre hizo que todo pareciera normal en mitad del absurdo? ¿La primera amiga de Marimanta?</text:p>
      <text:p text:style-name="P3">- Si, tal vez- respondió Isabella cohibida</text:p>
      <text:p text:style-name="P3">- Pues ahora viene la imagen más importante, la que explica por qué todo salió mal. Si os fijáis en la cabeza parece un ave, una cabeza de oca. Pero mirad el cuerpo y las patas. Especialmente las patas. ¡¡Tiene pezuñas!! Eso es porque no representa a una oca, representa a un avestruz. En la época el cuento habitual sobre el avestruz es que como no sabe volar deja sus huevos en el suelo y son comidos por otras especies. El avestruz representa la negligencia, el daño autoinfligido en los relatos gráficos medievales. Y aquí está cabeza abajo. Está muerto, cazado. ¿Por qué? La negligencia de todos y la responsabilidad del más inocente. La confianza infantil de Marimanta en lo que su conocimiento podía hacer y la negligencia de todos no parándola a tiempo. Dos ideas, dos culpas: adanismo y confundir soluciones técnicas con respuestas políticas.</text:p>
      <text:p text:style-name="P3">¿Por qué os queríamos enseñar esto? ¿Por qué os hemos traído hasta aquí? Porque queremos dejaros grabada la misma idea que transmite este arco: Marimanta, eres inocente y responsable al mismo tiempo. Decidiste un enfrentamiento con enemigos poderosos. Enemigos que no van a dudar en hacer rodar cabezas para imponerse si se ven amenazados. Pero pensaste que bastaba con enfrentarlos publicamente a lo que son, con organizarse bien, con usar un conocimiento técnico que no pudieran entender, con transmitir como toda alternativa el espíritu vital, la alegría de vivir, las generosidad, las ganas… Pero si crees eso, solo estás siendo negligente, «naive». Infantil. Y nuestras cabezas serán esas cabezas cortadas bajo los pies del poderoso.</text:p>
      <text:p text:style-name="P3"><text:soft-page-break/>- No hacía falta traernos hasta aquí para echarnos esa bronca -replicó, un tanto queda Isabella</text:p>
      <text:p text:style-name="P3">- Sí, si hacía falta. El chico que Marimanta nos mandó, Bjorn, cuando le criticábamos el plan no hizo más que respondernos que ahora iba a ser diferente, que las cosas ahora son diferentes y que por tanto la gente iba a responder de manera diferente. Que venía una revolución. ¡¡Y no!! No hay nada diferente, en el siglo XI y ahora, enfrentarse con el poder tiene sus reglas y aun cuando lo haces bien es más que probable que te salga mal… ¡¡porque es el poder y el poder eso!! Pero si lo haces mal, no van a dejar de ti ni los huesos. Y quien quiera escuchar un relato sobre ti va a tener que hacer kilómetros para llegar a un pueblo perdido donde quede un dibujo críptico, esotérico, que tal vez, solo tal vez, recuerde a alguien que aquello pasó. No se puede ser adanista, no se puede pensar que sois los primeros en enfrentaros con el monstruo, porque no lo sois. Y tampoco sois los primeros en salir trasquilados y en dejar a vuestros amigos al borde del desastre.</text:p>
      <text:p text:style-name="P14">Se hizo un silencio, no era tenso, tampoco apesadumbrado. Seguramente necesitaban escuchar una bronca así. Más si venía acompañada de un cuento en el que pudieran proyectarse, representarse sin hacerse demasiado daño.</text:p>
      <text:p text:style-name="P14">Piñeiro miró a Brit, que bajó la vista. El argumentario de Circia le recordó a los discursos en el coche de su compañera. De repente parecía que llevaran una vida juntos. Brit tomó aire para hablar, pero quien tomó la palabra fue Laura.</text:p>
      <text:p text:style-name="P3">- Circia, creo que entiendo y comparto lo que quieres decir. Seguramente no haya que ser tan duro con los chicos y con Marimanta, aunque seguramente tampoco vayan a hacerse cargo de todo los campamentos de menos que hemos vendido por el cierre de fronteras. Ni de lo que nos está costando encontrar financiación para cosas básicas como medicinas o recambios…</text:p>
      <text:p text:style-name="P3">- Lo siento -dijo Marimanta- no pensé que fuera a pasar esto, si lo hubiera sabido…</text:p>
      <text:p text:style-name="P3">- No importa lo que sabías Marimanta, importa que por una vez alguien lo intentó- terció Brit</text:p>
      <text:p text:style-name="P3"><text:soft-page-break/>- No, Brit. Somos muchos, en todas las zonas autónomas los que venimos no intentándolo, sino construyéndolo desde hace mucho y somos nosotros los que ahora pagamos vuestra niñada -respondió, cortante, Laura- aunque confieso que yo misma me emocioné mientras no sabía en concreto de qué se trataba, qué contenían esos documentos.</text:p>
      <text:p text:style-name="P3">- ¿Entonces no tiene sentido hacer nada contra los kaz? -dijo Marimanta</text:p>
      <text:p text:style-name="P3">- No escuchas Marimanta -dijo Cras- toda nuestra vida es un hacer en contra del mundo kaz, de hecho somos la prueba de que otra cosa es posible y funciona. Si no fuera así no nos habrías mandado los datos para que los difundiéramos. La cuestión es que tu sigues pensando en los sujetos del mundo kaz, seres abstractos como «las personas», «la gente», «Italia»… que no existen más que en la imaginación del poder. Ni yo ni nadie puede levantar a Italia contra los kaz por lo mismo que nadie puede quedar a cenar con Italia o comprarle un regalo, pero si podría hacerlo con Circia o con Flavia o con una comunidad real de amigos, o una villa libre. ¿Entiendes? Mientras sigas pensando que el cambio lo hacen los diosecillos imaginarios del mundo kaz, no puede haber cambio! El cambio está delante de tus narices, en las zonas libres, donde a diferencia de las ecoaldeas que tanto gustan a los kaz, pagamos nuestras facturas, nos mantenemos por nosotros mismos, compramos, vendemos, construimos… Esa es la alternativa, no hay otra.</text:p>
      <text:p text:style-name="P3">- Pero entonces, yo no puedo hacer otra cosa que esperar que me maten -dijo Marimanta, y de alguna manera, la tristeza y el desespero filtraron el sonido del sintetizador a través del que se expresaba.</text:p>
      <text:p text:style-name="P3">Yo no puedo limitar lo que soy dentro de una zona libre. No puedo encerrarme, no puedo cercenarme más partes que las que ya me quitaron los kaz sin dejar de ser yo misma.</text:p>
      <text:p text:style-name="P3">¿Y qué te crees? ¿Que vosotros podréis perdurar muchas generaciones así? Las fronteras con las zonas libres se iban a cerrar tarde o temprano <text:soft-page-break/>igual. Los kaz solo ven vuestras zonas libres como un confinamiento, como una reserva india, como un prólogo a vuestra extinción. Y ni siquiera iban a necesitar invadiros. Les basta con aislaros. En realidad no sois tan diferentes a mi, necesitáis aire, necesitáis red, necesitáis interacción. Si os encierran, si os encerráis, vuestros hijos no serán ya neovenecianos o yeclanos que eligieron serlo, serán pueblerinos a los que vuestros amados símbolos y cuentos les vinieron dados. Se sentirán pequeños al lado vuestra porque vuestras historias de viejo, vuestras rutas comerciales, vuestras grandes aventuras, serán inaccesibles para ellos… porque no podrán ser mejor que vosotros. Y no me digas que en cuatro kilómetros cuadrados pueden conseguir aprender y vivir tanto como habéis vivido vosotros mochila al hombro y vendiendo por ahí. No. No funciona. Y ni siquiera van a tener una red libre para poder disfrutar un simulacro en dos dimensiones. No. Si el entorno kaz se descompone, y acaba de empezar a descomponerse, no hay lugar a salvo y no hay alternativa posible si, cuando menos, no le pone coto. Si los kaz se pudren y descomponen, no podéis no hacer nada, porque si no hacéis nada os llevarán por delante, igual que a mi.</text:p>
      <text:p text:style-name="P3">- Llevas razón Marimanta y tenemos que trabajar a partir de eso. El aislamiento no es sostenible, ya lo sabíamos. Pero tu gran cagada ha sido no entender que los kaz no son un partido que la gente sustituye por otro en las elecciones. De hecho tienen ya mil partidos, mil caudillos y listas. No son una organización vertical. Ni siquiera son una organización horizontal formal. Son una cultura, una moral, un modo de ser producto de dosmil años de cristianismo, rentismo, paternalismo e irresponsabilidad -rompió Brit. Si quieres parar eso, si quieres tirar a los kaz, no te servirá de nada tirar a unos cuantos políticos kaz, ni siquiera a todos los políticos kaz. Y por cierto, ni siquiera te bastaría con cortarle las alas a un centenar de grandes empresas que se alimentan del estado y a las que la cultura kaz hace de hoja de parra. Ni siquiera eso te basta. Las rentas de las que viven unos y otros, las que son la esencia del sistema, son las que querían todos los demás, ese 98% que tu querías que se manifestasen e hicieran una revolución. Asúmelo, pedir rentas para todos no es una revolución, es una repartija. No es el asalto del Palacio de Invierno, es un primer día de rebajas.</text:p>
      <text:p text:style-name="P3"><text:soft-page-break/>No sé si me he explicado bien…</text:p>
      <text:p text:style-name="P3">- Mejor de lo que crees -apuntó Cras, a quien las pupilas se le habían ido dilatando conforme la escuchaba</text:p>
      <text:p text:style-name="P3">- ¿Y entonces? -preguntó Luca.</text:p>
      <text:p text:style-name="P3">- Marimanta sigue pensando en «ganar el mundo» porque ella tiene su esencia repartida en mil lados, en mil ordenadores cuyos operadores nunca conocerá -arrancó Flavia. Pero creo que lo que toca es otra cosa. Es construir un mundo que vaya más allá de nuestras zonas libres, de nuestras «reservas indias» que decía ella. Que no deje de ser nuestro, que no esté hecho en función de seres imaginarios, de comunidades imaginadas, sino en función de nosotros, de esas personas con las que pensamos y cuyos nombres nos evocan eso que llamamos nuestra propia vida.</text:p>
      <text:p text:style-name="P3">Y sinceramente, no creo que aquí, de pie, en mitad de la nada, podamos llegar de repente a la respuesta a la que ninguno hemos sabido llegar por nuestra cuenta. Pero si que creo que podríamos seguir viaje juntos. Juntos tenemos cosas increíbles, empezando por Marimanta, un oráculo, el tesoro más increíble de nuestra época. Y juntamos prácticas y conocimiento, e historias… Tenemos un nuevo punto de partida. Juntos somos otra cosa, algo que da para pensar, para arrancar de verdad. Para hacer una estrategia que rompa este impasse que no es solo nuestro, que está en todo, que está pudriendo todo.</text:p>
      <text:p text:style-name="P3">Yo, la verdad, os invitaría a seguir camino hacia la costa. Subir a San Juan de Luz, coger un barquito, visitar a los Talaios. Hablar. Aprender. Seguir camino a Briga. Pasar una temporada. Aprender más. Y volver. Volver a la carga. Y esta vez hacerlo de un modo que no esperen, al que no sepan responder, que nos devuelva espacios propios donde crecer.</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Sans" svg:font-family="LiberationSans"/>
    <style:font-face style:name="LiberationSansItalic" svg:font-family="LiberationSansItalic"/>
    <style:font-face style:name="Lohit Hindi1" svg:font-family="'Lohit Hindi'"/>
    <style:font-face style:name="UbuntuCondensedRegular" svg:font-family="UbuntuCondensedRegular"/>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sanxiao </meta:initial-creator>
    <meta:creation-date>2013-08-27T22:49:34</meta:creation-date>
    <dc:date>2013-08-27T23:41:55</dc:date>
    <dc:creator>psanxiao </dc:creator>
    <meta:editing-duration>PT19M43S</meta:editing-duration>
    <meta:editing-cycles>18</meta:editing-cycles>
    <meta:generator>LibreOffice/4.0.2.2$Linux_x86 LibreOffice_project/400m0$Build-2</meta:generator>
    <meta:document-statistic meta:table-count="0" meta:image-count="0" meta:object-count="0" meta:page-count="80" meta:paragraph-count="366" meta:word-count="31104" meta:character-count="179135" meta:non-whitespace-character-count="148385"/>
    <meta:user-defined meta:name="w2e_MetaAuthor">David de Ugarte</meta:user-defined>
    <meta:user-defined meta:name="w2e_MetaBackgroundColor">000000</meta:user-defined>
    <meta:user-defined meta:name="w2e_MetaCoverType">None</meta:user-defined>
    <meta:user-defined meta:name="w2e_MetaDescription">Entradas recopiladas del cuento de verano publicado en El correo de las indias (http:lasindias.com)</meta:user-defined>
    <meta:user-defined meta:name="w2e_MetaLanguage" meta:value-type="string">es</meta:user-defined>
    <meta:user-defined meta:name="w2e_MetaOriginalTitle" meta:value-type="string">Cómo perdimos el mundo</meta:user-defined>
    <meta:user-defined meta:name="w2e_MetaTitle" meta:value-type="string">Cómo perdimos el mundo</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